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3.999cm"/>
    </style:style>
    <style:style style:family="table-column" style:name="co8">
      <style:table-column-properties fo:break-before="auto" style:column-width="4.14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0.727cm"/>
    </style:style>
    <style:style style:family="table-column" style:name="co18">
      <style:table-column-properties fo:break-before="auto" style:column-width="2.125cm"/>
    </style:style>
    <style:style style:family="table-column" style:name="co19">
      <style:table-column-properties fo:break-before="auto" style:column-width="3.048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0.45cm"/>
    </style:style>
    <style:style style:family="table-row" style:name="ro8">
      <style:table-row-properties fo:break-before="auto" style:use-optimal-row-height="false" style:row-height="3.466cm"/>
    </style:style>
    <style:style style:family="table" style:name="ta1" style:master-page-name="PageStyle_5f_Zevende_20_gedeelte">
      <style:table-properties style:writing-mode="lr-tb" table:display="true"/>
    </style:style>
    <style:style style:family="table" style:name="ta2" style:master-page-name="PageStyle_5f_Zevende_20_gedeelte_5f_a">
      <style:table-properties style:writing-mode="lr-tb" table:display="tru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4">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5">
      <style:table-cell-properties style:glyph-orientation-vertical="0" fo:padding="0.071cm" style:diagonal-bl-tr="none" style:text-align-source="value-type" fo:border="1.76pt solid #000000" style:direction="ltr" style:repeat-content="false" fo:background-color="transparent"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0">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1">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2">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4">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5">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5">
      <style:table-cell-properties style:glyph-orientation-vertical="0" fo:padding="0.071cm" fo:border-left="1.76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36">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7">
      <style:table-cell-properties fo:padding="0.071cm" fo:border-left="1.76pt solid #000000"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8">
      <style:table-cell-properties style:glyph-orientation-vertical="0" fo:padding="0.071cm" fo:border-left="1.76pt solid #000000" style:diagonal-bl-tr="none" style:text-align-source="value-type"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1.76pt solid #000000" style:diagonal-bl-tr="none" style:text-align-source="value-type"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3">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4">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5">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7">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8">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9">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0">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1">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data-style-name="N0" style:family="table-cell" style:parent-style-name="Excel_5f_BuiltIn_5f_Hyperlink" style:name="ce52">
      <style:table-cell-properties style:glyph-orientation-vertical="0" fo:padding="0.071cm" style:diagonal-bl-tr="none" style:text-align-source="value-type" fo:border="none" style:direction="ltr" style:repeat-content="false" fo:background-color="transparent"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style:font-size-asian="10pt" style:font-style-complex="normal" style:text-underline-width="auto" style:font-weight-complex="normal" style:use-window-font-color="true" style:font-name-complex="Arial1" style:font-weight-asian="normal" fo:font-size="10pt" style:font-name="Arial1" style:text-underline-style="solid" fo:font-weight="normal" fo:text-shadow="none"/>
    </style:style>
    <style:style style:family="table-cell" style:parent-style-name="Default" style:name="ce53">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4">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55">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5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7">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8">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9">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0">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1">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2">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3">
      <style:table-cell-properties style:glyph-orientation-vertical="0" fo:padding="0.071cm" fo:border-left="none" style:diagonal-bl-tr="none" style:text-align-source="value-type"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64">
      <style:table-cell-properties style:glyph-orientation-vertical="0" fo:padding="0.071cm" fo:border-left="none" style:diagonal-bl-tr="none" style:text-align-source="value-type"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65">
      <style:table-cell-properties style:glyph-orientation-vertical="0" fo:padding="0.071cm" fo:border-left="none"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6">
      <style:table-cell-properties style:glyph-orientation-vertical="0" fo:padding="0.071cm" fo:border-left="none"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7">
      <style:table-cell-properties style:glyph-orientation-vertical="0" fo:padding="0.071cm" fo:border-left="none"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8">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0.74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0">
      <style:table-cell-properties style:glyph-orientation-vertical="0" fo:padding="0.071cm" fo:border-left="none" style:diagonal-bl-tr="none" style:text-align-source="value-type"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none" style:diagonal-bl-tr="none" style:text-align-source="value-type"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none"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3">
      <style:table-cell-properties style:glyph-orientation-vertical="0" fo:padding="0.071cm" fo:border-left="none"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4">
      <style:table-cell-properties style:glyph-orientation-vertical="0" fo:padding="0.071cm" fo:border-left="none"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5">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6">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7">
      <style:table-cell-properties style:glyph-orientation-vertical="0" fo:padding="0.071cm" fo:border-left="0.74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8">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9">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0">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1">
      <style:table-cell-properties style:glyph-orientation-vertical="0" fo:padding="0.071cm" fo:border-left="none"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2">
      <style:table-cell-properties style:glyph-orientation-vertical="0" fo:padding="0.071cm" fo:border-left="none"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3">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fo:border-left="0.74pt solid #000000" style:diagonal-bl-tr="none" style:text-align-source="value-type"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0.74pt solid #000000" style:diagonal-bl-tr="none" style:text-align-source="value-type"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90">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2">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93">
      <style:table-cell-properties style:glyph-orientation-vertical="0" fo:padding="0.071cm" fo:border-left="0.74pt solid #000000" style:diagonal-bl-tr="none" style:text-align-source="value-type" style:direction="ltr" fo:border-top="none" style:repeat-content="false" fo:border-right="none" fo:border-bottom="0.74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94">
      <style:table-cell-properties style:glyph-orientation-vertical="0" fo:padding="0.071cm" fo:border-left="none" style:diagonal-bl-tr="none" style:text-align-source="value-type" style:direction="ltr" fo:border-top="0.74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95">
      <style:table-cell-properties style:glyph-orientation-vertical="0" fo:padding="0.071cm" fo:border-left="none" style:diagonal-bl-tr="none" style:text-align-source="value-type" style:direction="ltr" fo:border-top="none" style:repeat-content="false" fo:border-right="none" fo:border-bottom="0.74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96">
      <style:table-cell-properties style:glyph-orientation-vertical="0" fo:padding="0.071cm" fo:border-left="none" style:diagonal-bl-tr="none" style:text-align-source="value-type" style:direction="ltr" fo:border-top="0.74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97">
      <style:table-cell-properties style:glyph-orientation-vertical="0" fo:padding="0.071cm" fo:border-left="none" style:diagonal-bl-tr="none" style:text-align-source="value-type" style:direction="ltr" fo:border-top="none" style:repeat-content="false" fo:border-right="0.74pt solid #000000" fo:border-bottom="0.74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9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9">
      <style:table-cell-properties style:glyph-orientation-vertical="0" fo:padding="0.071cm" fo:border-left="0.74pt solid #000000"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0">
      <style:table-cell-properties style:glyph-orientation-vertical="0" fo:padding="0.071cm" fo:border-left="0.74pt solid #000000"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3">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4">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5">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6">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107">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108">
      <style:table-cell-properties style:glyph-orientation-vertical="0" fo:padding="0.071cm" fo:border-left="none" style:diagonal-bl-tr="none" style:text-align-source="fix" style:direction="ltr" fo:border-top="0.74pt solid #000000"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109">
      <style:table-cell-properties style:glyph-orientation-vertical="0" fo:padding="0.071cm" fo:border-left="none"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110">
      <style:table-cell-properties style:glyph-orientation-vertical="0" fo:padding="0.071cm" fo:border-left="none"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11">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12">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113">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114">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115">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116">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117">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118">
      <style:table-cell-properties style:glyph-orientation-vertical="0" fo:padding="0.071cm" fo:border-left="none"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9">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0">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1">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4">
      <style:table-cell-properties style:glyph-orientation-vertical="0" fo:padding="0.071cm" fo:border-left="0.74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5">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6">
      <style:table-cell-properties style:glyph-orientation-vertical="0" fo:padding="0.071cm" fo:border-left="none"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7">
      <style:table-cell-properties style:glyph-orientation-vertical="0" fo:padding="0.071cm" fo:border-left="none" style:diagonal-bl-tr="none" style:text-align-source="value-type" style:direction="ltr" fo:border-top="1.76pt solid #000000" style:repeat-content="false" fo:border-right="2.49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28">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9">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0">
      <style:table-cell-properties style:glyph-orientation-vertical="0" fo:padding="0.071cm" fo:border-left="0.74pt solid #000000" style:diagonal-bl-tr="none" style:text-align-source="fix" style:direction="ltr" fo:border-top="0.74pt solid #000000"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1">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2">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3">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4">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5">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36">
      <style:table-cell-properties style:glyph-orientation-vertical="0" fo:padding="0.071cm" style:text-align-source="fix" style:direction="ltr" style:repeat-content="fals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1">
      <style:table-cell-properties fo:padding="0.071cm" fo:border-left="1.76pt solid #000000" fo:border-top="none"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42">
      <style:table-cell-properties fo:padding="0.071cm" fo:border-left="1.76pt solid #000000" fo:border-top="none"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45">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vende gedeelte">
        <office:forms form:apply-design-mode="false" form:automatic-focus="false"/>
        <table:table-column table:style-name="co1" table:default-cell-style-name="ce2"/>
        <table:table-column table:style-name="co2" table:default-cell-style-name="ce18"/>
        <table:table-column table:style-name="co3" table:default-cell-style-name="ce18"/>
        <table:table-column table:style-name="co4" table:default-cell-style-name="ce2" table:number-columns-repeated="188"/>
        <table:table-column table:style-name="co5" table:default-cell-style-name="ce106"/>
        <table:table-column table:style-name="co6" table:default-cell-style-name="ce106"/>
        <table:table-column table:style-name="co7" table:default-cell-style-name="ce106"/>
        <table:table-column table:style-name="co8" table:default-cell-style-name="ce106"/>
        <table:table-column table:style-name="co9" table:default-cell-style-name="ce2" table:number-columns-repeated="62"/>
        <table:table-column table:style-name="co9" table:default-cell-style-name="Default" table:number-columns-repeated="767"/>
        <table:table-row table:style-name="ro1">
          <table:table-cell ns41:value-type="string" table:number-rows-spanned="1" table:style-name="TL Title" table:number-columns-spanned="195" office:value-type="string">
            <text:p>PROVINCIE ZUIDHOLLAND; ZEVENDE GEDEELTE: INDEELING DER DOOFSTOMMEN DIE ONDERWIJS EN GEEN ONDERWIJS GENOTEN HEBBEN, NAAR WOONPLAATS EN LEEFTIJD</text:p>
          </table:table-cell>
          <table:covered-table-cell table:style-name="TL Title" table:number-columns-repeated="193"/>
          <table:covered-table-cell table:style-name="ce127"/>
          <table:table-cell table:style-name="ce135" table:number-columns-repeated="829"/>
        </table:table-row>
        <table:table-row table:style-name="ro1">
          <table:table-cell table:number-columns-repeated="191"/>
          <table:table-cell table:style-name="ce117" table:number-columns-repeated="4"/>
          <table:table-cell table:number-columns-repeated="829"/>
        </table:table-row>
        <table:table-row table:style-name="ro2">
          <table:table-cell ns41:value-type="string" table:number-rows-spanned="4" table:style-name="TL RowProperty" table:number-columns-spanned="1" office:value-type="string">
            <text:p>Ouderdom in jaren</text:p>
          </table:table-cell>
          <table:table-cell ns41:value-type="string" table:number-rows-spanned="4" table:style-name="TL RowProperty" table:number-columns-spanned="1" office:value-type="string">
            <text:p>Geboortejaar</text:p>
          </table:table-cell>
          <table:table-cell table:style-name="ce31"/>
          <table:table-cell ns41:value-type="string" table:number-rows-spanned="1" table:style-name="TL ColHeader" table:number-columns-spanned="188" office:value-type="string">
            <text:p>Gemeenten</text:p>
          </table:table-cell>
          <table:covered-table-cell table:style-name="TL ColHeader" table:number-columns-repeated="81"/>
          <table:covered-table-cell table:style-name="ce92" table:number-columns-repeated="105"/>
          <table:covered-table-cell table:style-name="ce107"/>
          <table:table-cell ns41:value-type="string" table:number-rows-spanned="4" table:style-name="ce118" table:number-columns-spanned="1" office:value-type="string">
            <text:p>Telling</text:p>
          </table:table-cell>
          <table:table-cell ns41:value-type="string" table:number-rows-spanned="4" table:style-name="ce122" table:number-columns-spanned="1" office:value-type="string">
            <text:p>Tabel</text:p>
          </table:table-cell>
          <table:table-cell ns41:value-type="string" table:number-rows-spanned="4" table:style-name="ce122" table:number-columns-spanned="1" office:value-type="string">
            <text:p>Pagina(s)</text:p>
          </table:table-cell>
          <table:table-cell ns41:value-type="string" table:number-rows-spanned="4" table:style-name="ce128" table:number-columns-spanned="1" office:value-type="string">
            <text:p>Image nummer(s)</text:p>
          </table:table-cell>
          <table:table-cell table:style-name="ce31" table:number-columns-repeated="829"/>
        </table:table-row>
        <table:table-row table:style-name="ro3">
          <table:covered-table-cell table:style-name="ce4"/>
          <table:covered-table-cell table:style-name="ce20"/>
          <table:table-cell table:style-name="ce31"/>
          <table:table-cell ns41:value-type="string" table:number-rows-spanned="2" table:style-name="TL ColHeader" table:number-columns-spanned="3" office:value-type="string">
            <text:p>Alblasserdam</text:p>
          </table:table-cell>
          <table:covered-table-cell table:style-name="ce47"/>
          <table:covered-table-cell table:style-name="ce61"/>
          <table:table-cell ns41:value-type="string" table:number-rows-spanned="2" table:style-name="TL ColHeader" table:number-columns-spanned="3" office:value-type="string">
            <text:p>Barendrecht (Oost- en West-)</text:p>
          </table:table-cell>
          <table:covered-table-cell table:style-name="TL ColHeader" table:number-columns-repeated="2"/>
          <table:table-cell ns41:value-type="string" table:number-rows-spanned="2" table:style-name="TL ColHeader" table:number-columns-spanned="3" office:value-type="string">
            <text:p>Beijerland (Oud-)</text:p>
          </table:table-cell>
          <table:covered-table-cell table:style-name="TL ColHeader" table:number-columns-repeated="2"/>
          <table:table-cell ns41:value-type="string" table:number-rows-spanned="2" table:style-name="TL ColHeader" table:number-columns-spanned="3" office:value-type="string">
            <text:p>Beijerland (Zuid-)</text:p>
          </table:table-cell>
          <table:covered-table-cell table:style-name="TL ColHeader" table:number-columns-repeated="2"/>
          <table:table-cell ns41:value-type="string" table:number-rows-spanned="2" table:style-name="TL ColHeader" table:number-columns-spanned="2" office:value-type="string">
            <text:p>Bergschenhoek</text:p>
          </table:table-cell>
          <table:covered-table-cell table:style-name="ce77"/>
          <table:table-cell ns41:value-type="string" table:number-rows-spanned="2" table:style-name="TL ColHeader" table:number-columns-spanned="4" office:value-type="string">
            <text:p>Brielle</text:p>
          </table:table-cell>
          <table:covered-table-cell table:style-name="TL ColHeader" table:number-columns-repeated="2"/>
          <table:covered-table-cell table:style-name="ce61"/>
          <table:table-cell ns41:value-type="string" table:number-rows-spanned="2" table:style-name="TL ColHeader" table:number-columns-spanned="2" office:value-type="string">
            <text:p>Charlois</text:p>
          </table:table-cell>
          <table:covered-table-cell table:style-name="ce77"/>
          <table:table-cell ns41:value-type="string" table:number-rows-spanned="2" table:style-name="TL ColHeader" table:number-columns-spanned="4" office:value-type="string">
            <text:p>Delft</text:p>
          </table:table-cell>
          <table:covered-table-cell table:style-name="TL ColHeader" table:number-columns-repeated="2"/>
          <table:covered-table-cell table:style-name="ce61"/>
          <table:table-cell ns41:value-type="string" table:number-rows-spanned="2" table:style-name="TL ColHeader" table:number-columns-spanned="3" office:value-type="string">
            <text:p>Dordrecht</text:p>
          </table:table-cell>
          <table:covered-table-cell table:style-name="TL ColHeader" table:number-columns-repeated="2"/>
          <table:table-cell ns41:value-type="string" table:number-rows-spanned="2" table:style-name="TL ColHeader" table:number-columns-spanned="2" office:value-type="string">
            <text:p>Giessendam</text:p>
          </table:table-cell>
          <table:covered-table-cell table:style-name="ce77"/>
          <table:table-cell ns41:value-type="string" table:number-rows-spanned="2" table:style-name="TL ColHeader" table:number-columns-spanned="4" office:value-type="string">
            <text:p>Gouda</text:p>
          </table:table-cell>
          <table:covered-table-cell table:style-name="TL ColHeader" table:number-columns-repeated="2"/>
          <table:covered-table-cell table:style-name="ce61"/>
          <table:table-cell ns41:value-type="string" table:number-rows-spanned="2" table:style-name="TL ColHeader" table:number-columns-spanned="3" office:value-type="string">
            <text:p>'s-Gravendeel</text:p>
          </table:table-cell>
          <table:covered-table-cell table:style-name="TL ColHeader" table:number-columns-repeated="2"/>
          <table:table-cell ns41:value-type="string" table:number-rows-spanned="2" table:style-name="TL ColHeader" table:number-columns-spanned="4" office:value-type="string">
            <text:p>'s-Gravenhage</text:p>
          </table:table-cell>
          <table:covered-table-cell table:style-name="TL ColHeader" table:number-columns-repeated="2"/>
          <table:covered-table-cell table:style-name="ce61"/>
          <table:table-cell ns41:value-type="string" table:number-rows-spanned="2" table:style-name="TL ColHeader" table:number-columns-spanned="4" office:value-type="string">
            <text:p>Hardinxveld</text:p>
          </table:table-cell>
          <table:covered-table-cell table:style-name="TL ColHeader" table:number-columns-repeated="2"/>
          <table:covered-table-cell table:style-name="ce61"/>
          <table:table-cell ns41:value-type="string" table:number-rows-spanned="2" table:style-name="TL ColHeader" table:number-columns-spanned="3" office:value-type="string">
            <text:p>Heerjansdam</text:p>
          </table:table-cell>
          <table:covered-table-cell table:style-name="TL ColHeader" table:number-columns-repeated="2"/>
          <table:table-cell ns41:value-type="string" table:number-rows-spanned="2" table:style-name="TL ColHeader" table:number-columns-spanned="3" office:value-type="string">
            <text:p>Hei- en Boeicop</text:p>
          </table:table-cell>
          <table:covered-table-cell table:style-name="ce90"/>
          <table:covered-table-cell table:style-name="ce61"/>
          <table:table-cell ns41:value-type="string" table:number-rows-spanned="2" table:style-name="TL ColHeader" table:number-columns-spanned="3" office:value-type="string">
            <text:p>Heinenoord</text:p>
          </table:table-cell>
          <table:covered-table-cell table:style-name="TL ColHeader" table:number-columns-repeated="2"/>
          <table:table-cell ns41:value-type="string" table:number-rows-spanned="2" table:style-name="TL ColHeader" table:number-columns-spanned="3" office:value-type="string">
            <text:p>Hekelingen</text:p>
          </table:table-cell>
          <table:covered-table-cell table:style-name="TL ColHeader" table:number-columns-repeated="2"/>
          <table:table-cell ns41:value-type="string" table:number-rows-spanned="2" table:style-name="ce68" table:number-columns-spanned="3" office:value-type="string">
            <text:p>Hendrik-Ido-Ambacht</text:p>
          </table:table-cell>
          <table:covered-table-cell table:style-name="ce77" table:number-columns-repeated="2"/>
          <table:table-cell ns41:value-type="string" table:number-rows-spanned="2" table:style-name="ce68" table:number-columns-spanned="2" office:value-type="string">
            <text:p>Hillegersberg</text:p>
          </table:table-cell>
          <table:covered-table-cell table:style-name="ce77"/>
          <table:table-cell ns41:value-type="string" table:number-rows-spanned="2" table:style-name="ce68" table:number-columns-spanned="2" office:value-type="string">
            <text:p>Hof van Delft</text:p>
          </table:table-cell>
          <table:covered-table-cell table:style-name="ce77"/>
          <table:table-cell ns41:value-type="string" table:number-rows-spanned="2" table:style-name="ce68" table:number-columns-spanned="3" office:value-type="string">
            <text:p>Katwijk</text:p>
          </table:table-cell>
          <table:covered-table-cell table:style-name="ce77" table:number-columns-repeated="2"/>
          <table:table-cell ns41:value-type="string" table:number-rows-spanned="2" table:style-name="ce68" table:number-columns-spanned="3" office:value-type="string">
            <text:p>Koudekerk</text:p>
          </table:table-cell>
          <table:covered-table-cell table:style-name="ce90"/>
          <table:covered-table-cell table:style-name="ce61"/>
          <table:table-cell ns41:value-type="string" table:number-rows-spanned="2" table:style-name="ce68" table:number-columns-spanned="4" office:value-type="string">
            <text:p>Kralingen</text:p>
          </table:table-cell>
          <table:covered-table-cell table:style-name="ce90" table:number-columns-repeated="2"/>
          <table:covered-table-cell table:style-name="ce61"/>
          <table:table-cell ns41:value-type="string" table:number-rows-spanned="2" table:style-name="ce68" table:number-columns-spanned="4" office:value-type="string">
            <text:p>Leiden</text:p>
          </table:table-cell>
          <table:covered-table-cell table:style-name="ce90" table:number-columns-repeated="2"/>
          <table:covered-table-cell table:style-name="ce61"/>
          <table:table-cell ns41:value-type="string" table:number-rows-spanned="2" table:style-name="ce68" table:number-columns-spanned="3" office:value-type="string">
            <text:p>Lekkerkerk</text:p>
          </table:table-cell>
          <table:covered-table-cell table:style-name="ce90"/>
          <table:covered-table-cell table:style-name="ce61"/>
          <table:table-cell ns41:value-type="string" table:number-rows-spanned="2" table:style-name="ce68" table:number-columns-spanned="2" office:value-type="string">
            <text:p>Lekkerland (Nieuw-)</text:p>
          </table:table-cell>
          <table:covered-table-cell table:style-name="ce77"/>
          <table:table-cell ns41:value-type="string" table:number-rows-spanned="2" table:style-name="ce68" table:number-columns-spanned="2" office:value-type="string">
            <text:p>Leiderdorp</text:p>
          </table:table-cell>
          <table:covered-table-cell table:style-name="ce77"/>
          <table:table-cell ns41:value-type="string" table:number-rows-spanned="2" table:style-name="ce68" table:number-columns-spanned="3" office:value-type="string">
            <text:p>Loosduinen</text:p>
          </table:table-cell>
          <table:covered-table-cell table:style-name="ce90"/>
          <table:covered-table-cell table:style-name="ce61"/>
          <table:table-cell ns41:value-type="string" table:number-rows-spanned="2" table:style-name="ce68" table:number-columns-spanned="3" office:value-type="string">
            <text:p>Maasdam</text:p>
          </table:table-cell>
          <table:covered-table-cell table:style-name="ce90"/>
          <table:covered-table-cell table:style-name="ce61"/>
          <table:table-cell ns41:value-type="string" table:number-rows-spanned="2" table:style-name="ce68" table:number-columns-spanned="3" office:value-type="string">
            <text:p>Maassluis</text:p>
          </table:table-cell>
          <table:covered-table-cell table:style-name="ce90"/>
          <table:covered-table-cell table:style-name="ce61"/>
          <table:table-cell ns41:value-type="string" table:number-rows-spanned="2" table:style-name="ce68" table:number-columns-spanned="3" office:value-type="string">
            <text:p>Molenaarsgraaf</text:p>
          </table:table-cell>
          <table:covered-table-cell table:style-name="ce77" table:number-columns-repeated="2"/>
          <table:table-cell ns41:value-type="string" table:number-rows-spanned="2" table:style-name="ce68" table:number-columns-spanned="3" office:value-type="string">
            <text:p>Monster</text:p>
          </table:table-cell>
          <table:covered-table-cell table:style-name="ce90"/>
          <table:covered-table-cell table:style-name="ce61"/>
          <table:table-cell ns41:value-type="string" table:number-rows-spanned="2" table:style-name="ce68" table:number-columns-spanned="2" office:value-type="string">
            <text:p>Naaldwijk</text:p>
          </table:table-cell>
          <table:covered-table-cell table:style-name="ce77"/>
          <table:table-cell ns41:value-type="string" table:number-rows-spanned="2" table:style-name="ce68" table:number-columns-spanned="3" office:value-type="string">
            <text:p>Nieuwland</text:p>
          </table:table-cell>
          <table:covered-table-cell table:style-name="ce77" table:number-columns-repeated="2"/>
          <table:table-cell ns41:value-type="string" table:number-rows-spanned="2" table:style-name="ce68" table:number-columns-spanned="2" office:value-type="string">
            <text:p>Nieuwpoort</text:p>
          </table:table-cell>
          <table:covered-table-cell table:style-name="ce77"/>
          <table:table-cell ns41:value-type="string" table:number-rows-spanned="2" table:style-name="ce68" table:number-columns-spanned="3" office:value-type="string">
            <text:p>Noordeloos</text:p>
          </table:table-cell>
          <table:covered-table-cell table:style-name="ce90"/>
          <table:covered-table-cell table:style-name="ce61"/>
          <table:table-cell ns41:value-type="string" table:number-rows-spanned="2" table:style-name="ce68" table:number-columns-spanned="3" office:value-type="string">
            <text:p>Numansdorp</text:p>
          </table:table-cell>
          <table:covered-table-cell table:style-name="ce77" table:number-columns-repeated="2"/>
          <table:table-cell ns41:value-type="string" table:number-rows-spanned="2" table:style-name="ce68" table:number-columns-spanned="3" office:value-type="string">
            <text:p>Oegstgeest</text:p>
          </table:table-cell>
          <table:covered-table-cell table:style-name="ce77" table:number-columns-repeated="2"/>
          <table:table-cell ns41:value-type="string" table:number-rows-spanned="2" table:style-name="ce68" table:number-columns-spanned="3" office:value-type="string">
            <text:p>Ooltgensplaat</text:p>
          </table:table-cell>
          <table:covered-table-cell table:style-name="ce77" table:number-columns-repeated="2"/>
          <table:table-cell ns41:value-type="string" table:number-rows-spanned="2" table:style-name="ce68" table:number-columns-spanned="3" office:value-type="string">
            <text:p>Ottoland</text:p>
          </table:table-cell>
          <table:covered-table-cell table:style-name="ce77" table:number-columns-repeated="2"/>
          <table:table-cell ns41:value-type="string" table:number-rows-spanned="2" table:style-name="ce68" table:number-columns-spanned="2" office:value-type="string">
            <text:p>Ouddorp</text:p>
          </table:table-cell>
          <table:covered-table-cell table:style-name="ce77"/>
          <table:table-cell ns41:value-type="string" table:number-rows-spanned="2" table:style-name="ce68" table:number-columns-spanned="2" office:value-type="string">
            <text:p>Ouderkerk a/d IJssel</text:p>
          </table:table-cell>
          <table:covered-table-cell table:style-name="ce77"/>
          <table:table-cell ns41:value-type="string" table:number-rows-spanned="2" table:style-name="ce68" table:number-columns-spanned="3" office:value-type="string">
            <text:p>Overschie</text:p>
          </table:table-cell>
          <table:covered-table-cell table:style-name="ce90"/>
          <table:covered-table-cell table:style-name="ce61"/>
          <table:table-cell ns41:value-type="string" table:number-rows-spanned="2" table:style-name="ce68" table:number-columns-spanned="2" office:value-type="string">
            <text:p>Pernis</text:p>
          </table:table-cell>
          <table:covered-table-cell table:style-name="ce77"/>
          <table:table-cell ns41:value-type="string" table:number-rows-spanned="2" table:style-name="ce68" table:number-columns-spanned="3" office:value-type="string">
            <text:p>Puttershoek</text:p>
          </table:table-cell>
          <table:covered-table-cell table:style-name="ce90"/>
          <table:covered-table-cell table:style-name="ce61"/>
          <table:table-cell ns41:value-type="string" table:number-rows-spanned="2" table:style-name="ce68" table:number-columns-spanned="3" office:value-type="string">
            <text:p>Reeuwijk</text:p>
          </table:table-cell>
          <table:covered-table-cell table:style-name="ce77" table:number-columns-repeated="2"/>
          <table:table-cell ns41:value-type="string" table:number-rows-spanned="2" table:style-name="ce68" table:number-columns-spanned="2" office:value-type="string">
            <text:p>Rhoon</text:p>
          </table:table-cell>
          <table:covered-table-cell table:style-name="ce77"/>
          <table:table-cell ns41:value-type="string" table:number-rows-spanned="2" table:style-name="ce68" table:number-columns-spanned="3" office:value-type="string">
            <text:p>Rijnsburg</text:p>
          </table:table-cell>
          <table:covered-table-cell table:style-name="ce77" table:number-columns-repeated="2"/>
          <table:table-cell ns41:value-type="string" table:number-rows-spanned="2" table:style-name="ce68" table:number-columns-spanned="3" office:value-type="string">
            <text:p>Ridderkerk</text:p>
          </table:table-cell>
          <table:covered-table-cell table:style-name="ce90"/>
          <table:covered-table-cell table:style-name="ce61"/>
          <table:table-cell ns41:value-type="string" table:number-rows-spanned="2" table:style-name="ce68" table:number-columns-spanned="4" office:value-type="string">
            <text:p>Rotterdam</text:p>
          </table:table-cell>
          <table:covered-table-cell table:style-name="ce90" table:number-columns-repeated="2"/>
          <table:covered-table-cell table:style-name="ce61"/>
          <table:table-cell ns41:value-type="string" table:number-rows-spanned="2" table:style-name="ce68" table:number-columns-spanned="2" office:value-type="string">
            <text:p>Rijnsaterswoude</text:p>
          </table:table-cell>
          <table:covered-table-cell table:style-name="ce77"/>
          <table:table-cell ns41:value-type="string" table:number-rows-spanned="2" table:style-name="ce68" table:number-columns-spanned="3" office:value-type="string">
            <text:p>Schiebroek</text:p>
          </table:table-cell>
          <table:covered-table-cell table:style-name="ce77" table:number-columns-repeated="2"/>
          <table:table-cell ns41:value-type="string" table:number-rows-spanned="2" table:style-name="ce68" table:number-columns-spanned="4" office:value-type="string">
            <text:p>Schiedam</text:p>
          </table:table-cell>
          <table:covered-table-cell table:style-name="ce94" table:number-columns-repeated="2"/>
          <table:covered-table-cell table:style-name="ce96"/>
          <table:table-cell ns41:value-type="string" table:number-rows-spanned="2" table:style-name="ce68" table:number-columns-spanned="3" office:value-type="string">
            <text:p>Schipluiden</text:p>
          </table:table-cell>
          <table:covered-table-cell table:style-name="ce77" table:number-columns-repeated="2"/>
          <table:table-cell ns41:value-type="string" table:number-rows-spanned="2" table:style-name="ce68" table:number-columns-spanned="3" office:value-type="string">
            <text:p>Schoonhoven</text:p>
          </table:table-cell>
          <table:covered-table-cell table:style-name="ce77" table:number-columns-repeated="2"/>
          <table:table-cell ns41:value-type="string" table:number-rows-spanned="2" table:style-name="ce68" table:number-columns-spanned="3" office:value-type="string">
            <text:p>Sliedrecht</text:p>
          </table:table-cell>
          <table:covered-table-cell table:style-name="ce77" table:number-columns-repeated="2"/>
          <table:table-cell ns41:value-type="string" table:number-rows-spanned="2" table:style-name="ce68" table:number-columns-spanned="2" office:value-type="string">
            <text:p>Vrijenban</text:p>
          </table:table-cell>
          <table:covered-table-cell table:style-name="ce77"/>
          <table:table-cell ns41:value-type="string" table:number-rows-spanned="2" table:style-name="ce68" table:number-columns-spanned="3" office:value-type="string">
            <text:p>Waddinxveen</text:p>
          </table:table-cell>
          <table:covered-table-cell table:style-name="ce77" table:number-columns-repeated="2"/>
          <table:table-cell ns41:value-type="string" table:number-rows-spanned="2" table:style-name="ce68" table:number-columns-spanned="3" office:value-type="string">
            <text:p>Wateringen</text:p>
          </table:table-cell>
          <table:covered-table-cell table:style-name="ce77" table:number-columns-repeated="2"/>
          <table:table-cell ns41:value-type="string" table:number-rows-spanned="2" table:style-name="ce68" table:number-columns-spanned="2" office:value-type="string">
            <text:p>Woerden</text:p>
          </table:table-cell>
          <table:covered-table-cell table:style-name="ce77"/>
          <table:table-cell ns41:value-type="string" table:number-rows-spanned="2" table:style-name="ce68" table:number-columns-spanned="2" office:value-type="string">
            <text:p>Zegwaard</text:p>
          </table:table-cell>
          <table:covered-table-cell table:style-name="ce77"/>
          <table:table-cell ns41:value-type="string" table:number-rows-spanned="2" table:style-name="ce68" table:number-columns-spanned="2" office:value-type="string">
            <text:p>Zevenhoven</text:p>
          </table:table-cell>
          <table:covered-table-cell table:style-name="ce77"/>
          <table:table-cell ns41:value-type="string" table:number-rows-spanned="2" table:style-name="ce68" table:number-columns-spanned="2" office:value-type="string">
            <text:p>Zoeterwoude</text:p>
          </table:table-cell>
          <table:covered-table-cell table:style-name="ce77"/>
          <table:table-cell ns41:value-type="string" table:number-rows-spanned="2" table:style-name="ce68" table:number-columns-spanned="2" office:value-type="string">
            <text:p>Zwartewaal</text:p>
          </table:table-cell>
          <table:covered-table-cell table:style-name="ce77"/>
          <table:table-cell ns41:value-type="string" table:number-rows-spanned="2" table:style-name="ce98" table:number-columns-spanned="4" office:value-type="string">
            <text:p>Zwijndrecht</text:p>
          </table:table-cell>
          <table:covered-table-cell table:style-name="ce90" table:number-columns-repeated="2"/>
          <table:covered-table-cell table:style-name="ce108"/>
          <table:covered-table-cell table:style-name="ce119"/>
          <table:covered-table-cell table:style-name="ce123" table:number-columns-repeated="2"/>
          <table:covered-table-cell table:style-name="ce129"/>
          <table:table-cell table:style-name="ce136" table:number-columns-repeated="829"/>
        </table:table-row>
        <table:table-row table:style-name="ro3">
          <table:covered-table-cell table:style-name="ce4"/>
          <table:covered-table-cell table:style-name="ce20"/>
          <table:table-cell table:style-name="ce31"/>
          <table:covered-table-cell table:style-name="ce35"/>
          <table:covered-table-cell table:style-name="ce48"/>
          <table:covered-table-cell table:style-name="ce62"/>
          <table:covered-table-cell table:style-name="TL ColHeader" table:number-columns-repeated="11"/>
          <table:covered-table-cell table:style-name="ce89"/>
          <table:covered-table-cell table:style-name="TL ColHeader" table:number-columns-repeated="2"/>
          <table:covered-table-cell table:style-name="ce62"/>
          <table:covered-table-cell table:style-name="TL ColHeader" table:number-columns-repeated="2"/>
          <table:covered-table-cell table:style-name="ce89"/>
          <table:covered-table-cell table:style-name="TL ColHeader" table:number-columns-repeated="2"/>
          <table:covered-table-cell table:style-name="ce62"/>
          <table:covered-table-cell table:style-name="TL ColHeader" table:number-columns-repeated="5"/>
          <table:covered-table-cell table:style-name="ce89"/>
          <table:covered-table-cell table:style-name="TL ColHeader" table:number-columns-repeated="2"/>
          <table:covered-table-cell table:style-name="ce62"/>
          <table:covered-table-cell table:style-name="TL ColHeader" table:number-columns-repeated="3"/>
          <table:covered-table-cell table:style-name="ce89"/>
          <table:covered-table-cell table:style-name="TL ColHeader" table:number-columns-repeated="2"/>
          <table:covered-table-cell table:style-name="ce62"/>
          <table:covered-table-cell table:style-name="ce89"/>
          <table:covered-table-cell table:style-name="TL ColHeader" table:number-columns-repeated="2"/>
          <table:covered-table-cell table:style-name="ce62"/>
          <table:covered-table-cell table:style-name="TL ColHeader" table:number-columns-repeated="3"/>
          <table:covered-table-cell table:style-name="ce89"/>
          <table:covered-table-cell table:style-name="ce48"/>
          <table:covered-table-cell table:style-name="ce62"/>
          <table:covered-table-cell table:style-name="TL ColHeader" table:number-columns-repeated="16"/>
          <table:covered-table-cell table:style-name="ce89"/>
          <table:covered-table-cell table:style-name="ce48"/>
          <table:covered-table-cell table:style-name="ce62"/>
          <table:covered-table-cell table:style-name="ce89"/>
          <table:covered-table-cell table:style-name="ce48" table:number-columns-repeated="2"/>
          <table:covered-table-cell table:style-name="ce62"/>
          <table:covered-table-cell table:style-name="ce89"/>
          <table:covered-table-cell table:style-name="ce48" table:number-columns-repeated="2"/>
          <table:covered-table-cell table:style-name="ce62"/>
          <table:covered-table-cell table:style-name="ce89"/>
          <table:covered-table-cell table:style-name="ce48"/>
          <table:covered-table-cell table:style-name="ce62"/>
          <table:covered-table-cell table:style-name="ce69" table:number-columns-repeated="4"/>
          <table:covered-table-cell table:style-name="ce89"/>
          <table:covered-table-cell table:style-name="ce48"/>
          <table:covered-table-cell table:style-name="ce62"/>
          <table:covered-table-cell table:style-name="ce89"/>
          <table:covered-table-cell table:style-name="ce48"/>
          <table:covered-table-cell table:style-name="ce62"/>
          <table:covered-table-cell table:style-name="ce89"/>
          <table:covered-table-cell table:style-name="ce48"/>
          <table:covered-table-cell table:style-name="ce62"/>
          <table:covered-table-cell table:style-name="ce69" table:number-columns-repeated="3"/>
          <table:covered-table-cell table:style-name="ce89"/>
          <table:covered-table-cell table:style-name="ce48"/>
          <table:covered-table-cell table:style-name="ce62"/>
          <table:covered-table-cell table:style-name="ce69" table:number-columns-repeated="7"/>
          <table:covered-table-cell table:style-name="ce89"/>
          <table:covered-table-cell table:style-name="ce48"/>
          <table:covered-table-cell table:style-name="ce62"/>
          <table:covered-table-cell table:style-name="ce69" table:number-columns-repeated="16"/>
          <table:covered-table-cell table:style-name="ce89"/>
          <table:covered-table-cell table:style-name="ce48"/>
          <table:covered-table-cell table:style-name="ce62"/>
          <table:covered-table-cell table:style-name="ce69" table:number-columns-repeated="2"/>
          <table:covered-table-cell table:style-name="ce89"/>
          <table:covered-table-cell table:style-name="ce48"/>
          <table:covered-table-cell table:style-name="ce62"/>
          <table:covered-table-cell table:style-name="ce69" table:number-columns-repeated="8"/>
          <table:covered-table-cell table:style-name="ce89"/>
          <table:covered-table-cell table:style-name="ce48"/>
          <table:covered-table-cell table:style-name="ce62"/>
          <table:covered-table-cell table:style-name="ce89"/>
          <table:covered-table-cell table:style-name="ce48" table:number-columns-repeated="2"/>
          <table:covered-table-cell table:style-name="ce62"/>
          <table:covered-table-cell table:style-name="ce69" table:number-columns-repeated="5"/>
          <table:covered-table-cell table:style-name="ce93"/>
          <table:covered-table-cell table:style-name="ce95" table:number-columns-repeated="2"/>
          <table:covered-table-cell table:style-name="ce97"/>
          <table:covered-table-cell table:style-name="ce69" table:number-columns-repeated="27"/>
          <table:covered-table-cell table:style-name="ce89"/>
          <table:covered-table-cell table:style-name="ce48" table:number-columns-repeated="2"/>
          <table:covered-table-cell table:style-name="ce109"/>
          <table:covered-table-cell table:style-name="ce120"/>
          <table:covered-table-cell table:style-name="ce124" table:number-columns-repeated="2"/>
          <table:covered-table-cell table:style-name="ce130"/>
          <table:table-cell table:style-name="ce136" table:number-columns-repeated="829"/>
        </table:table-row>
        <table:table-row table:style-name="ro1">
          <table:covered-table-cell table:style-name="ce5"/>
          <table:covered-table-cell table:style-name="ce21"/>
          <table:table-cell table:style-name="ce31"/>
          <table:table-cell ns41:value-type="string" table:style-name="ce36"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104" office:value-type="string">
            <text:p>*</text:p>
          </table:table-cell>
          <table:table-cell ns41:value-type="string" table:style-name="ce105" office:value-type="string">
            <text:p>V</text:p>
          </table:table-cell>
          <table:table-cell ns41:value-type="string" table:style-name="ce110" office:value-type="string">
            <text:p>*</text:p>
          </table:table-cell>
          <table:covered-table-cell table:style-name="ce121"/>
          <table:covered-table-cell table:style-name="ce125" table:number-columns-repeated="2"/>
          <table:covered-table-cell table:style-name="ce131"/>
          <table:table-cell table:style-name="ce31" table:number-columns-repeated="829"/>
        </table:table-row>
        <table:table-row table:style-name="ro4">
          <table:table-cell table:number-columns-repeated="1024"/>
        </table:table-row>
        <table:table-row table:style-name="ro5">
          <table:table-cell ns41:value-type="float" table:style-name="TL RowHeader" office:value="0" office:value-type="float">
            <text:p>0</text:p>
          </table:table-cell>
          <table:table-cell ns41:value-type="float" table:style-name="TL RowHeader" office:value="1889" office:value-type="float">
            <text:p>1889</text:p>
          </table:table-cell>
          <table:table-cell/>
          <table:table-cell table:style-name="TL Data"/>
          <table:table-cell table:style-name="TL Data" table:number-columns-repeated="70"/>
          <table:table-cell table:style-name="ce91" table:number-columns-repeated="11"/>
          <table:table-cell table:style-name="ce50" table:number-columns-repeated="60"/>
          <table:table-cell table:style-name="ce91" table:number-columns-repeated="15"/>
          <table:table-cell table:style-name="ce50" table:number-columns-repeated="30"/>
          <table:table-cell table:style-name="ce22"/>
          <table:table-cell ns41:value-type="string" table:style-name="ce79" office:value-type="string">
            <text:p>VT_1889</text:p>
          </table:table-cell>
          <table:table-cell ns41:value-type="string" table:style-name="ce79" office:value-type="string">
            <text:p>09_H7</text:p>
          </table:table-cell>
          <table:table-cell ns41:value-type="string" table:style-name="ce79" office:value-type="string">
            <text:p>702, 703, 706, 707, 710</text:p>
          </table:table-cell>
          <table:table-cell ns41:value-type="string" table:style-name="ce132" office:value-type="string">
            <text:p>270447, 270449, 270451</text:p>
          </table:table-cell>
          <table:table-cell table:number-columns-repeated="829"/>
        </table:table-row>
        <table:table-row table:style-name="ro5">
          <table:table-cell ns41:value-type="float" table:style-name="TL RowHeader" office:value="1" office:value-type="float">
            <text:p>1</text:p>
          </table:table-cell>
          <table:table-cell ns41:value-type="float" table:style-name="TL RowHeader" office:value="1888" office:value-type="float">
            <text:p>1888</text:p>
          </table:table-cell>
          <table:table-cell/>
          <table:table-cell table:style-name="TL Data"/>
          <table:table-cell table:style-name="TL Data" table:number-columns-repeated="39"/>
          <table:table-cell ns41:value-type="float" table:style-name="TL Data" office:value="1" office:value-type="float">
            <text:p>1</text:p>
          </table:table-cell>
          <table:table-cell table:style-name="TL Data" table:number-columns-repeated="103"/>
          <table:table-cell ns41:value-type="float" table:style-name="ce51" office:value="1" office:value-type="float">
            <text:p>1</text:p>
          </table:table-cell>
          <table:table-cell table:style-name="ce51" table:number-columns-repeated="42"/>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2" office:value-type="float">
            <text:p>2</text:p>
          </table:table-cell>
          <table:table-cell ns41:value-type="float" table:style-name="TL RowHeader" office:value="1887" office:value-type="float">
            <text:p>1887</text:p>
          </table:table-cell>
          <table:table-cell/>
          <table:table-cell table:style-name="TL Data"/>
          <table:table-cell table:style-name="TL Data" table:number-columns-repeated="32"/>
          <table:table-cell ns41:value-type="float" table:style-name="TL Data" office:value="1" office:value-type="float">
            <text:p>1</text:p>
          </table:table-cell>
          <table:table-cell table:style-name="TL Data" table:number-columns-repeated="103"/>
          <table:table-cell ns41:value-type="float" table:style-name="ce51" office:value="1" office:value-type="float">
            <text:p>1</text:p>
          </table:table-cell>
          <table:table-cell table:style-name="ce51" table:number-columns-repeated="8"/>
          <table:table-cell ns41:value-type="float" table:style-name="ce51" office:value="2" office:value-type="float">
            <text:p>2</text:p>
          </table:table-cell>
          <table:table-cell table:style-name="ce51" table:number-columns-repeated="6"/>
          <table:table-cell ns41:value-type="float" table:style-name="ce51" office:value="1" office:value-type="float">
            <text:p>1</text:p>
          </table:table-cell>
          <table:table-cell table:style-name="ce51" table:number-columns-repeated="33"/>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3" office:value-type="float">
            <text:p>3</text:p>
          </table:table-cell>
          <table:table-cell ns41:value-type="float" table:style-name="TL RowHeader" office:value="1886" office:value-type="float">
            <text:p>1886</text:p>
          </table:table-cell>
          <table:table-cell/>
          <table:table-cell table:style-name="TL Data"/>
          <table:table-cell table:style-name="TL Data" table:number-columns-repeated="2"/>
          <table:table-cell table:style-name="TL Data" table:number-columns-repeated="21"/>
          <table:table-cell ns41:value-type="float" table:style-name="TL Data" office:value="1" office:value-type="float">
            <text:p>1</text:p>
          </table:table-cell>
          <table:table-cell table:style-name="TL Data" table:number-columns-repeated="11"/>
          <table:table-cell ns41:value-type="float" table:style-name="TL Data" office:value="1" office:value-type="float">
            <text:p>1</text:p>
          </table:table-cell>
          <table:table-cell table:style-name="TL Data" table:number-columns-repeated="46"/>
          <table:table-cell table:style-name="ce52"/>
          <table:table-cell table:style-name="ce51" table:number-columns-repeated="44"/>
          <table:table-cell ns41:value-type="float" table:style-name="ce51" office:value="1" office:value-type="float">
            <text:p>1</text:p>
          </table:table-cell>
          <table:table-cell table:style-name="ce51" table:number-columns-repeated="15"/>
          <table:table-cell ns41:value-type="float" table:style-name="ce51" office:value="1" office:value-type="float">
            <text:p>1</text:p>
          </table:table-cell>
          <table:table-cell table:style-name="ce51"/>
          <table:table-cell ns41:value-type="float" table:style-name="ce51" office:value="1" office:value-type="float">
            <text:p>1</text:p>
          </table:table-cell>
          <table:table-cell table:style-name="ce51" table:number-columns-repeated="6"/>
          <table:table-cell ns41:value-type="float" table:style-name="ce51" office:value="1" office:value-type="float">
            <text:p>1</text:p>
          </table:table-cell>
          <table:table-cell table:style-name="ce51" table:number-columns-repeated="5"/>
          <table:table-cell table:style-name="ce52"/>
          <table:table-cell table:style-name="ce51" table:number-columns-repeated="6"/>
          <table:table-cell ns41:value-type="float" table:style-name="ce51" office:value="1" office:value-type="float">
            <text:p>1</text:p>
          </table:table-cell>
          <table:table-cell table:style-name="ce51" table:number-columns-repeated="10"/>
          <table:table-cell ns41:value-type="float" table:style-name="ce51" office:value="1" office:value-type="float">
            <text:p>1</text:p>
          </table:table-cell>
          <table:table-cell table:style-name="ce51" table:number-columns-repeated="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4" office:value-type="float">
            <text:p>4</text:p>
          </table:table-cell>
          <table:table-cell ns41:value-type="float" table:style-name="TL RowHeader" office:value="1885" office:value-type="float">
            <text:p>1885</text:p>
          </table:table-cell>
          <table:table-cell/>
          <table:table-cell table:style-name="TL Data"/>
          <table:table-cell table:style-name="TL Data" table:number-columns-repeated="32"/>
          <table:table-cell ns41:value-type="float" table:style-name="TL Data" office:value="1" office:value-type="float">
            <text:p>1</text:p>
          </table:table-cell>
          <table:table-cell table:style-name="TL Data" table:number-columns-repeated="25"/>
          <table:table-cell ns41:value-type="float" table:style-name="ce51" office:value="1" office:value-type="float">
            <text:p>1</text:p>
          </table:table-cell>
          <table:table-cell table:style-name="ce51" table:number-columns-repeated="44"/>
          <table:table-cell ns41:value-type="float" table:style-name="ce51" office:value="1" office:value-type="float">
            <text:p>1</text:p>
          </table:table-cell>
          <table:table-cell table:style-name="ce51" table:number-columns-repeated="39"/>
          <table:table-cell ns41:value-type="float" table:style-name="ce51" office:value="1" office:value-type="float">
            <text:p>1</text:p>
          </table:table-cell>
          <table:table-cell table:style-name="ce51"/>
          <table:table-cell ns41:value-type="float" table:style-name="ce51" office:value="1" office:value-type="float">
            <text:p>1</text:p>
          </table:table-cell>
          <table:table-cell table:style-name="ce51"/>
          <table:table-cell ns41:value-type="float" table:style-name="ce51" office:value="1" office:value-type="float">
            <text:p>1</text:p>
          </table:table-cell>
          <table:table-cell table:style-name="ce51" table:number-columns-repeated="38"/>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5" office:value-type="float">
            <text:p>5</text:p>
          </table:table-cell>
          <table:table-cell ns41:value-type="float" table:style-name="TL RowHeader" office:value="1884" office:value-type="float">
            <text:p>1884</text:p>
          </table:table-cell>
          <table:table-cell/>
          <table:table-cell table:style-name="TL Data"/>
          <table:table-cell table:style-name="TL Data" table:number-columns-repeated="35"/>
          <table:table-cell ns41:value-type="float" table:style-name="TL Data" office:value="2" office:value-type="float">
            <text:p>2</text:p>
          </table:table-cell>
          <table:table-cell table:style-name="TL Data" table:number-columns-repeated="22"/>
          <table:table-cell ns41:value-type="float" table:style-name="ce51" office:value="1" office:value-type="float">
            <text:p>1</text:p>
          </table:table-cell>
          <table:table-cell table:style-name="ce51" table:number-columns-repeated="2"/>
          <table:table-cell ns41:value-type="float" table:style-name="ce51" office:value="1" office:value-type="float">
            <text:p>1</text:p>
          </table:table-cell>
          <table:table-cell table:style-name="ce51" table:number-columns-repeated="79"/>
          <table:table-cell ns41:value-type="float" table:style-name="ce51" office:value="1" office:value-type="float">
            <text:p>1</text:p>
          </table:table-cell>
          <table:table-cell table:style-name="ce51"/>
          <table:table-cell ns41:value-type="float" table:style-name="ce14" office:value="2" office:value-type="float">
            <text:p>2</text:p>
          </table:table-cell>
          <table:table-cell table:style-name="ce14"/>
          <table:table-cell ns41:value-type="float" table:style-name="ce14" office:value="2" office:value-type="float">
            <text:p>2</text:p>
          </table:table-cell>
          <table:table-cell table:style-name="ce14"/>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6" office:value-type="float">
            <text:p>6</text:p>
          </table:table-cell>
          <table:table-cell ns41:value-type="float" table:style-name="TL RowHeader" office:value="1883" office:value-type="float">
            <text:p>1883</text:p>
          </table:table-cell>
          <table:table-cell/>
          <table:table-cell table:style-name="TL Data"/>
          <table:table-cell table:style-name="TL Data" table:number-columns-repeated="35"/>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105"/>
          <table:table-cell ns41:value-type="float" table:style-name="ce14" office:value="8" office:value-type="float">
            <text:p>8</text:p>
          </table:table-cell>
          <table:table-cell ns41:value-type="float" office:value="5" table:style-name="ce14" table:number-columns-repeated="2" office:value-type="float">
            <text:p>5</text:p>
          </table:table-cell>
          <table:table-cell ns41:value-type="float" table:style-name="ce14" office:value="3" office:value-type="float">
            <text:p>3</text:p>
          </table:table-cell>
          <table:table-cell table:style-name="ce51"/>
          <table:table-cell ns41:value-type="float" table:style-name="ce51" office:value="1" office:value-type="float">
            <text:p>1</text:p>
          </table:table-cell>
          <table:table-cell table:style-name="ce51" table:number-columns-repeated="13"/>
          <table:table-cell ns41:value-type="float" table:style-name="ce51" office:value="1" office:value-type="float">
            <text:p>1</text:p>
          </table:table-cell>
          <table:table-cell table:style-name="ce51" table:number-columns-repeated="23"/>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7" office:value-type="float">
            <text:p>7</text:p>
          </table:table-cell>
          <table:table-cell ns41:value-type="float" table:style-name="TL RowHeader" office:value="1882" office:value-type="float">
            <text:p>1882</text:p>
          </table:table-cell>
          <table:table-cell/>
          <table:table-cell table:style-name="TL Data"/>
          <table:table-cell table:style-name="TL Data" table:number-columns-repeated="23"/>
          <table:table-cell ns41:value-type="float" office:value="1" table:style-name="TL Data" table:number-columns-repeated="2" office:value-type="float">
            <text:p>1</text:p>
          </table:table-cell>
          <table:table-cell table:style-name="TL Data" table:number-columns-repeated="9"/>
          <table:table-cell ns41:value-type="float" table:style-name="TL Data" office:value="1" office:value-type="float">
            <text:p>1</text:p>
          </table:table-cell>
          <table:table-cell table:style-name="TL Data" table:number-columns-repeated="108"/>
          <table:table-cell ns41:value-type="float" office:value="5" table:style-name="ce14" table:number-columns-repeated="2" office:value-type="float">
            <text:p>5</text:p>
          </table:table-cell>
          <table:table-cell ns41:value-type="float" office:value="4" table:style-name="ce14" table:number-columns-repeated="2" office:value-type="float">
            <text:p>4</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8" office:value-type="float">
            <text:p>8</text:p>
          </table:table-cell>
          <table:table-cell ns41:value-type="float" table:style-name="TL RowHeader" office:value="1881" office:value-type="float">
            <text:p>1881</text:p>
          </table:table-cell>
          <table:table-cell/>
          <table:table-cell table:style-name="TL Data"/>
          <table:table-cell table:style-name="TL Data" table:number-columns-repeated="35"/>
          <table:table-cell ns41:value-type="float" office:value="1" table:style-name="TL Data" table:number-columns-repeated="2" office:value-type="float">
            <text:p>1</text:p>
          </table:table-cell>
          <table:table-cell table:style-name="TL Data" table:number-columns-repeated="31"/>
          <table:table-cell ns41:value-type="float" office:value="1" table:style-name="ce51" table:number-columns-repeated="2" office:value-type="float">
            <text:p>1</text:p>
          </table:table-cell>
          <table:table-cell table:style-name="ce51" table:number-columns-repeated="16"/>
          <table:table-cell ns41:value-type="float" table:style-name="ce51" office:value="1" office:value-type="float">
            <text:p>1</text:p>
          </table:table-cell>
          <table:table-cell table:style-name="ce51" table:number-columns-repeated="56"/>
          <table:table-cell ns41:value-type="float" table:style-name="ce14" office:value="10" office:value-type="float">
            <text:p>10</text:p>
          </table:table-cell>
          <table:table-cell ns41:value-type="float" table:style-name="ce14" office:value="9" office:value-type="float">
            <text:p>9</text:p>
          </table:table-cell>
          <table:table-cell ns41:value-type="float" office:value="7" table:style-name="ce14" table:number-columns-repeated="2" office:value-type="float">
            <text:p>7</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9" office:value-type="float">
            <text:p>9</text:p>
          </table:table-cell>
          <table:table-cell ns41:value-type="float" table:style-name="TL RowHeader" office:value="1880" office:value-type="float">
            <text:p>1880</text:p>
          </table:table-cell>
          <table:table-cell/>
          <table:table-cell table:style-name="TL Data"/>
          <table:table-cell table:style-name="TL Data" table:number-columns-repeated="35"/>
          <table:table-cell ns41:value-type="float" table:style-name="TL Data" office:value="1" office:value-type="float">
            <text:p>1</text:p>
          </table:table-cell>
          <table:table-cell table:style-name="TL Data" table:number-columns-repeated="28"/>
          <table:table-cell ns41:value-type="float" table:style-name="ce51" office:value="1" office:value-type="float">
            <text:p>1</text:p>
          </table:table-cell>
          <table:table-cell table:style-name="ce51" table:number-columns-repeated="78"/>
          <table:table-cell ns41:value-type="float" office:value="4" table:style-name="ce14" table:number-columns-repeated="2" office:value-type="float">
            <text:p>4</text:p>
          </table:table-cell>
          <table:table-cell ns41:value-type="float" office:value="7" table:style-name="ce14" table:number-columns-repeated="2" office:value-type="float">
            <text:p>7</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10" office:value-type="float">
            <text:p>10</text:p>
          </table:table-cell>
          <table:table-cell ns41:value-type="float" table:style-name="TL RowHeader" office:value="1879" office:value-type="float">
            <text:p>1879</text:p>
          </table:table-cell>
          <table:table-cell/>
          <table:table-cell table:style-name="TL Data"/>
          <table:table-cell table:style-name="TL Data" table:number-columns-repeated="35"/>
          <table:table-cell ns41:value-type="float" table:style-name="TL Data" office:value="1" office:value-type="float">
            <text:p>1</text:p>
          </table:table-cell>
          <table:table-cell table:style-name="TL Data" table:number-columns-repeated="107"/>
          <table:table-cell ns41:value-type="float" office:value="10" table:style-name="ce14" table:number-columns-repeated="2" office:value-type="float">
            <text:p>10</text:p>
          </table:table-cell>
          <table:table-cell ns41:value-type="float" office:value="5" table:style-name="ce14" table:number-columns-repeated="2" office:value-type="float">
            <text:p>5</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11" office:value-type="float">
            <text:p>11</text:p>
          </table:table-cell>
          <table:table-cell ns41:value-type="float" table:style-name="TL RowHeader" office:value="1878" office:value-type="float">
            <text:p>1878</text:p>
          </table:table-cell>
          <table:table-cell/>
          <table:table-cell table:style-name="TL Data"/>
          <table:table-cell table:style-name="TL Data" table:number-columns-repeated="143"/>
          <table:table-cell ns41:value-type="float" office:value="6" table:style-name="ce14" table:number-columns-repeated="2" office:value-type="float">
            <text:p>6</text:p>
          </table:table-cell>
          <table:table-cell ns41:value-type="float" office:value="4" table:style-name="ce14" table:number-columns-repeated="2" office:value-type="float">
            <text:p>4</text:p>
          </table:table-cell>
          <table:table-cell table:style-name="ce51" table:number-columns-repeated="2"/>
          <table:table-cell ns41:value-type="float" table:style-name="ce51" office:value="1" office:value-type="float">
            <text:p>1</text:p>
          </table:table-cell>
          <table:table-cell ns41:value-type="float" table:style-name="ce14" office:value="1" office:value-type="float">
            <text:p>1</text:p>
          </table:table-cell>
          <table:table-cell table:style-name="ce51" table:number-columns-repeated="35"/>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12" office:value-type="float">
            <text:p>12</text:p>
          </table:table-cell>
          <table:table-cell ns41:value-type="float" table:style-name="TL RowHeader" office:value="1877" office:value-type="float">
            <text:p>1877</text:p>
          </table:table-cell>
          <table:table-cell/>
          <table:table-cell table:style-name="TL Data"/>
          <table:table-cell table:style-name="TL Data" table:number-columns-repeated="108"/>
          <table:table-cell ns41:value-type="float" table:style-name="ce51" office:value="1" office:value-type="float">
            <text:p>1</text:p>
          </table:table-cell>
          <table:table-cell table:style-name="ce51" table:number-columns-repeated="34"/>
          <table:table-cell ns41:value-type="float" office:value="9" table:style-name="ce14" table:number-columns-repeated="2" office:value-type="float">
            <text:p>9</text:p>
          </table:table-cell>
          <table:table-cell ns41:value-type="float" office:value="7" table:style-name="ce14" table:number-columns-repeated="2" office:value-type="float">
            <text:p>7</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13" office:value-type="float">
            <text:p>13</text:p>
          </table:table-cell>
          <table:table-cell ns41:value-type="float" table:style-name="TL RowHeader" office:value="1876" office:value-type="float">
            <text:p>1876</text:p>
          </table:table-cell>
          <table:table-cell/>
          <table:table-cell table:style-name="TL Data"/>
          <table:table-cell table:style-name="TL Data" table:number-columns-repeated="125"/>
          <table:table-cell ns41:value-type="float" office:value="1" table:style-name="ce51" table:number-columns-repeated="2" office:value-type="float">
            <text:p>1</text:p>
          </table:table-cell>
          <table:table-cell table:style-name="ce51" table:number-columns-repeated="16"/>
          <table:table-cell ns41:value-type="float" office:value="8" table:style-name="ce14" table:number-columns-repeated="2" office:value-type="float">
            <text:p>8</text:p>
          </table:table-cell>
          <table:table-cell ns41:value-type="float" office:value="9" table:style-name="ce14" table:number-columns-repeated="2" office:value-type="float">
            <text:p>9</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14" office:value-type="float">
            <text:p>14</text:p>
          </table:table-cell>
          <table:table-cell ns41:value-type="float" table:style-name="TL RowHeader" office:value="1875" office:value-type="float">
            <text:p>1875</text:p>
          </table:table-cell>
          <table:table-cell/>
          <table:table-cell table:style-name="TL Data"/>
          <table:table-cell table:style-name="TL Data" table:number-columns-repeated="74"/>
          <table:table-cell ns41:value-type="float" office:value="1" table:style-name="ce51" table:number-columns-repeated="2" office:value-type="float">
            <text:p>1</text:p>
          </table:table-cell>
          <table:table-cell table:style-name="ce51" table:number-columns-repeated="67"/>
          <table:table-cell ns41:value-type="float" office:value="9" table:style-name="ce14" table:number-columns-repeated="2" office:value-type="float">
            <text:p>9</text:p>
          </table:table-cell>
          <table:table-cell ns41:value-type="float" office:value="10" table:style-name="ce14" table:number-columns-repeated="2" office:value-type="float">
            <text:p>10</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15" office:value-type="float">
            <text:p>15</text:p>
          </table:table-cell>
          <table:table-cell ns41:value-type="float" table:style-name="TL RowHeader" office:value="1874" office:value-type="float">
            <text:p>1874</text:p>
          </table:table-cell>
          <table:table-cell/>
          <table:table-cell table:style-name="TL Data"/>
          <table:table-cell ns41:value-type="float" table:style-name="TL Data" office:value="1" office:value-type="float">
            <text:p>1</text:p>
          </table:table-cell>
          <table:table-cell ns41:value-type="float" table:style-name="TL Data" office:value="1" office:value-type="float">
            <text:p>1</text:p>
          </table:table-cell>
          <table:table-cell table:style-name="TL Data" table:number-columns-repeated="33"/>
          <table:table-cell ns41:value-type="float" table:style-name="TL Data" office:value="1" office:value-type="float">
            <text:p>1</text:p>
          </table:table-cell>
          <table:table-cell table:style-name="TL Data" table:number-columns-repeated="19"/>
          <table:table-cell ns41:value-type="float" office:value="1" table:style-name="ce51" table:number-columns-repeated="2" office:value-type="float">
            <text:p>1</text:p>
          </table:table-cell>
          <table:table-cell table:style-name="ce51" table:number-columns-repeated="86"/>
          <table:table-cell ns41:value-type="float" table:style-name="ce14" office:value="1" office:value-type="float">
            <text:p>1</text:p>
          </table:table-cell>
          <table:table-cell table:style-name="ce14"/>
          <table:table-cell ns41:value-type="float" office:value="4" table:style-name="ce14" table:number-columns-repeated="2" office:value-type="float">
            <text:p>4</text:p>
          </table:table-cell>
          <table:table-cell table:style-name="ce51" table:number-columns-repeated="38"/>
          <table:table-cell ns41:value-type="float" table:style-name="ce51" office:value="1" office:value-type="float">
            <text:p>1</text:p>
          </table:table-cell>
          <table:table-cell ns41:value-type="float" table:style-name="ce23" office:value="1" office:value-type="float">
            <text:p>1</text:p>
          </table:table-cell>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16" office:value-type="float">
            <text:p>16</text:p>
          </table:table-cell>
          <table:table-cell ns41:value-type="float" table:style-name="TL RowHeader" office:value="1873" office:value-type="float">
            <text:p>1873</text:p>
          </table:table-cell>
          <table:table-cell/>
          <table:table-cell table:style-name="TL Data"/>
          <table:table-cell table:style-name="TL Data" table:number-columns-repeated="21"/>
          <table:table-cell ns41:value-type="float" office:value="1" table:style-name="TL Data" table:number-columns-repeated="2"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35"/>
          <table:table-cell ns41:value-type="float" office:value="1" table:style-name="ce51" table:number-columns-repeated="2" office:value-type="float">
            <text:p>1</text:p>
          </table:table-cell>
          <table:table-cell table:style-name="ce51" table:number-columns-repeated="75"/>
          <table:table-cell ns41:value-type="float" office:value="5" table:style-name="ce14" table:number-columns-repeated="2" office:value-type="float">
            <text:p>5</text:p>
          </table:table-cell>
          <table:table-cell ns41:value-type="float" office:value="1" table:style-name="ce14" table:number-columns-repeated="2" office:value-type="float">
            <text:p>1</text:p>
          </table:table-cell>
          <table:table-cell table:style-name="ce51" table:number-columns-repeated="36"/>
          <table:table-cell ns41:value-type="float" office:value="1" table:style-name="ce51" table:number-columns-repeated="2" office:value-type="float">
            <text:p>1</text:p>
          </table:table-cell>
          <table:table-cell table:style-name="ce51"/>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17" office:value-type="float">
            <text:p>17</text:p>
          </table:table-cell>
          <table:table-cell ns41:value-type="float" table:style-name="TL RowHeader" office:value="1872" office:value-type="float">
            <text:p>1872</text:p>
          </table:table-cell>
          <table:table-cell/>
          <table:table-cell table:style-name="TL Data"/>
          <table:table-cell table:style-name="TL Data" table:number-columns-repeated="5"/>
          <table:table-cell ns41:value-type="float" office:value="1" table:style-name="TL Data" table:number-columns-repeated="2" office:value-type="float">
            <text:p>1</text:p>
          </table:table-cell>
          <table:table-cell table:style-name="TL Data" table:number-columns-repeated="12"/>
          <table:table-cell ns41:value-type="float" office:value="1" table:style-name="TL Data" table:number-columns-repeated="2" office:value-type="float">
            <text:p>1</text:p>
          </table:table-cell>
          <table:table-cell table:style-name="TL Data" table:number-columns-repeated="14"/>
          <table:table-cell ns41:value-type="float" office:value="2" table:style-name="TL Data" table:number-columns-repeated="2" office:value-type="float">
            <text:p>2</text:p>
          </table:table-cell>
          <table:table-cell ns41:value-type="float" table:style-name="TL Data" office:value="1" office:value-type="float">
            <text:p>1</text:p>
          </table:table-cell>
          <table:table-cell table:style-name="TL Data" table:number-columns-repeated="105"/>
          <table:table-cell ns41:value-type="float" office:value="3" table:style-name="ce14" table:number-columns-repeated="2" office:value-type="float">
            <text:p>3</text:p>
          </table:table-cell>
          <table:table-cell ns41:value-type="float" table:style-name="ce14" office:value="2" office:value-type="float">
            <text:p>2</text:p>
          </table:table-cell>
          <table:table-cell ns41:value-type="float" table:style-name="ce14" office:value="1" office:value-type="float">
            <text:p>1</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18" office:value-type="float">
            <text:p>18</text:p>
          </table:table-cell>
          <table:table-cell ns41:value-type="float" table:style-name="TL RowHeader" office:value="1871" office:value-type="float">
            <text:p>1871</text:p>
          </table:table-cell>
          <table:table-cell/>
          <table:table-cell table:style-name="TL Data"/>
          <table:table-cell table:style-name="TL Data" table:number-columns-repeated="21"/>
          <table:table-cell ns41:value-type="float" office:value="1" table:style-name="TL Data" table:number-columns-repeated="3" office:value-type="float">
            <text:p>1</text:p>
          </table:table-cell>
          <table:table-cell ns41:value-type="float" table:style-name="TL Data" office:value="1" office:value-type="float">
            <text:p>1</text:p>
          </table:table-cell>
          <table:table-cell table:style-name="TL Data" table:number-columns-repeated="12"/>
          <table:table-cell ns41:value-type="float" office:value="2" table:style-name="TL Data" table:number-columns-repeated="2" office:value-type="float">
            <text:p>2</text:p>
          </table:table-cell>
          <table:table-cell table:style-name="TL Data" table:number-columns-repeated="89"/>
          <table:table-cell ns41:value-type="float" table:style-name="ce51" office:value="1" office:value-type="float">
            <text:p>1</text:p>
          </table:table-cell>
          <table:table-cell table:style-name="ce51" table:number-columns-repeated="14"/>
          <table:table-cell ns41:value-type="float" office:value="1" table:style-name="ce14" table:number-columns-repeated="4" office:value-type="float">
            <text:p>1</text:p>
          </table:table-cell>
          <table:table-cell table:style-name="ce51" table:number-columns-repeated="36"/>
          <table:table-cell ns41:value-type="float" office:value="1" table:style-name="ce51" table:number-columns-repeated="2" office:value-type="float">
            <text:p>1</text:p>
          </table:table-cell>
          <table:table-cell table:style-name="ce51"/>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19" office:value-type="float">
            <text:p>19</text:p>
          </table:table-cell>
          <table:table-cell ns41:value-type="float" table:style-name="TL RowHeader" office:value="1870" office:value-type="float">
            <text:p>1870</text:p>
          </table:table-cell>
          <table:table-cell/>
          <table:table-cell table:style-name="TL Data"/>
          <table:table-cell table:style-name="TL Data" table:number-columns-repeated="35"/>
          <table:table-cell ns41:value-type="float" office:value="1" table:style-name="TL Data" table:number-columns-repeated="2" office:value-type="float">
            <text:p>1</text:p>
          </table:table-cell>
          <table:table-cell table:style-name="TL Data" table:number-columns-repeated="35"/>
          <table:table-cell ns41:value-type="float" office:value="1" table:style-name="ce51" table:number-columns-repeated="2" office:value-type="float">
            <text:p>1</text:p>
          </table:table-cell>
          <table:table-cell table:style-name="ce51" table:number-columns-repeated="3"/>
          <table:table-cell ns41:value-type="float" office:value="1" table:style-name="ce51" table:number-columns-repeated="2" office:value-type="float">
            <text:p>1</text:p>
          </table:table-cell>
          <table:table-cell table:style-name="ce51" table:number-columns-repeated="62"/>
          <table:table-cell ns41:value-type="float" table:style-name="ce51" office:value="3" office:value-type="float">
            <text:p>3</text:p>
          </table:table-cell>
          <table:table-cell ns41:value-type="float" table:style-name="ce51" office:value="2" office:value-type="float">
            <text:p>2</text:p>
          </table:table-cell>
          <table:table-cell ns41:value-type="float" office:value="2" table:style-name="ce14" table:number-columns-repeated="2" office:value-type="float">
            <text:p>2</text:p>
          </table:table-cell>
          <table:table-cell table:style-name="ce51" table:number-columns-repeated="41"/>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20" office:value-type="float">
            <text:p>20</text:p>
          </table:table-cell>
          <table:table-cell ns41:value-type="float" table:style-name="TL RowHeader" office:value="1869" office:value-type="float">
            <text:p>1869</text:p>
          </table:table-cell>
          <table:table-cell/>
          <table:table-cell table:style-name="TL Data"/>
          <table:table-cell table:style-name="TL Data" table:number-columns-repeated="47"/>
          <table:table-cell ns41:value-type="float" office:value="1" table:style-name="TL Data" table:number-columns-repeated="2" office:value-type="float">
            <text:p>1</text:p>
          </table:table-cell>
          <table:table-cell table:style-name="TL Data" table:number-columns-repeated="94"/>
          <table:table-cell ns41:value-type="float" office:value="4" table:style-name="ce14" table:number-columns-repeated="2" office:value-type="float">
            <text:p>4</text:p>
          </table:table-cell>
          <table:table-cell ns41:value-type="float" office:value="3" table:style-name="ce14" table:number-columns-repeated="2" office:value-type="float">
            <text:p>3</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21" office:value-type="float">
            <text:p>21</text:p>
          </table:table-cell>
          <table:table-cell ns41:value-type="float" table:style-name="TL RowHeader" office:value="1868" office:value-type="float">
            <text:p>1868</text:p>
          </table:table-cell>
          <table:table-cell/>
          <table:table-cell table:style-name="TL Data"/>
          <table:table-cell table:style-name="TL Data" table:number-columns-repeated="37"/>
          <table:table-cell ns41:value-type="float" office:value="1" table:style-name="TL Data" table:number-columns-repeated="2" office:value-type="float">
            <text:p>1</text:p>
          </table:table-cell>
          <table:table-cell table:style-name="TL Data" table:number-columns-repeated="35"/>
          <table:table-cell ns41:value-type="float" office:value="1" table:style-name="ce51" table:number-columns-repeated="2" office:value-type="float">
            <text:p>1</text:p>
          </table:table-cell>
          <table:table-cell table:style-name="ce51" table:number-columns-repeated="8"/>
          <table:table-cell ns41:value-type="float" office:value="1" table:style-name="ce51" table:number-columns-repeated="2" office:value-type="float">
            <text:p>1</text:p>
          </table:table-cell>
          <table:table-cell table:style-name="ce51" table:number-columns-repeated="57"/>
          <table:table-cell ns41:value-type="float" office:value="2" table:style-name="ce14" table:number-columns-repeated="2" office:value-type="float">
            <text:p>2</text:p>
          </table:table-cell>
          <table:table-cell ns41:value-type="float" office:value="4" table:style-name="ce14" table:number-columns-repeated="2" office:value-type="float">
            <text:p>4</text:p>
          </table:table-cell>
          <table:table-cell table:style-name="ce51" table:number-columns-repeated="30"/>
          <table:table-cell ns41:value-type="float" table:style-name="ce51" office:value="1" office:value-type="float">
            <text:p>1</text:p>
          </table:table-cell>
          <table:table-cell table:style-name="ce51" table:number-columns-repeated="8"/>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22" office:value-type="float">
            <text:p>22</text:p>
          </table:table-cell>
          <table:table-cell ns41:value-type="float" table:style-name="TL RowHeader" office:value="1867" office:value-type="float">
            <text:p>1867</text:p>
          </table:table-cell>
          <table:table-cell/>
          <table:table-cell table:style-name="TL Data"/>
          <table:table-cell table:style-name="TL Data" table:number-columns-repeated="37"/>
          <table:table-cell ns41:value-type="float" office:value="1" table:style-name="TL Data" table:number-columns-repeated="2" office:value-type="float">
            <text:p>1</text:p>
          </table:table-cell>
          <table:table-cell table:style-name="TL Data" table:number-columns-repeated="104"/>
          <table:table-cell ns41:value-type="float" office:value="3" table:style-name="ce14" table:number-columns-repeated="2" office:value-type="float">
            <text:p>3</text:p>
          </table:table-cell>
          <table:table-cell ns41:value-type="float" office:value="1" table:style-name="ce14" table:number-columns-repeated="2" office:value-type="float">
            <text:p>1</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23" office:value-type="float">
            <text:p>23</text:p>
          </table:table-cell>
          <table:table-cell ns41:value-type="float" table:style-name="TL RowHeader" office:value="1866" office:value-type="float">
            <text:p>1866</text:p>
          </table:table-cell>
          <table:table-cell/>
          <table:table-cell table:style-name="TL Data"/>
          <table:table-cell table:style-name="TL Data" table:number-columns-repeated="35"/>
          <table:table-cell ns41:value-type="float" office:value="1" table:style-name="TL Data" table:number-columns-repeated="3" office:value-type="float">
            <text:p>1</text:p>
          </table:table-cell>
          <table:table-cell table:style-name="TL Data" table:number-columns-repeated="32"/>
          <table:table-cell ns41:value-type="float" office:value="1" table:style-name="ce51" table:number-columns-repeated="2" office:value-type="float">
            <text:p>1</text:p>
          </table:table-cell>
          <table:table-cell table:style-name="ce51" table:number-columns-repeated="73"/>
          <table:table-cell ns41:value-type="float" office:value="1" table:style-name="ce14" table:number-columns-repeated="2" office:value-type="float">
            <text:p>1</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24" office:value-type="float">
            <text:p>24</text:p>
          </table:table-cell>
          <table:table-cell ns41:value-type="float" table:style-name="TL RowHeader" office:value="1865" office:value-type="float">
            <text:p>1865</text:p>
          </table:table-cell>
          <table:table-cell/>
          <table:table-cell table:style-name="TL Data"/>
          <table:table-cell table:style-name="TL Data" table:number-columns-repeated="143"/>
          <table:table-cell ns41:value-type="float" office:value="2" table:style-name="ce14" table:number-columns-repeated="2" office:value-type="float">
            <text:p>2</text:p>
          </table:table-cell>
          <table:table-cell ns41:value-type="float" office:value="1" table:style-name="ce14" table:number-columns-repeated="2" office:value-type="float">
            <text:p>1</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25" office:value-type="float">
            <text:p>25</text:p>
          </table:table-cell>
          <table:table-cell ns41:value-type="float" table:style-name="TL RowHeader" office:value="1864" office:value-type="float">
            <text:p>1864</text:p>
          </table:table-cell>
          <table:table-cell/>
          <table:table-cell table:style-name="TL Data"/>
          <table:table-cell table:style-name="TL Data" table:number-columns-repeated="35"/>
          <table:table-cell ns41:value-type="float" office:value="1" table:style-name="TL Data" table:number-columns-repeated="2" office:value-type="float">
            <text:p>1</text:p>
          </table:table-cell>
          <table:table-cell table:style-name="TL Data" table:number-columns-repeated="106"/>
          <table:table-cell ns41:value-type="float" office:value="1" table:style-name="ce14" table:number-columns-repeated="4" office:value-type="float">
            <text:p>1</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26" office:value-type="float">
            <text:p>26</text:p>
          </table:table-cell>
          <table:table-cell ns41:value-type="float" table:style-name="TL RowHeader" office:value="1863" office:value-type="float">
            <text:p>1863</text:p>
          </table:table-cell>
          <table:table-cell/>
          <table:table-cell table:style-name="TL Data"/>
          <table:table-cell table:style-name="TL Data" table:number-columns-repeated="92"/>
          <table:table-cell ns41:value-type="float" office:value="1" table:style-name="ce51" table:number-columns-repeated="2" office:value-type="float">
            <text:p>1</text:p>
          </table:table-cell>
          <table:table-cell table:style-name="ce51" table:number-columns-repeated="23"/>
          <table:table-cell ns41:value-type="float" office:value="1" table:style-name="ce51" table:number-columns-repeated="2" office:value-type="float">
            <text:p>1</text:p>
          </table:table-cell>
          <table:table-cell table:style-name="ce51" table:number-columns-repeated="26"/>
          <table:table-cell ns41:value-type="float" office:value="1" table:style-name="ce14" table:number-columns-repeated="2" office:value-type="float">
            <text:p>1</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27" office:value-type="float">
            <text:p>27</text:p>
          </table:table-cell>
          <table:table-cell ns41:value-type="float" table:style-name="TL RowHeader" office:value="1862" office:value-type="float">
            <text:p>1862</text:p>
          </table:table-cell>
          <table:table-cell/>
          <table:table-cell table:style-name="TL Data"/>
          <table:table-cell table:style-name="TL Data" table:number-columns-repeated="35"/>
          <table:table-cell ns41:value-type="float" office:value="1" table:style-name="TL Data" table:number-columns-repeated="3" office:value-type="float">
            <text:p>1</text:p>
          </table:table-cell>
          <table:table-cell ns41:value-type="float" table:style-name="TL Data" office:value="1" office:value-type="float">
            <text:p>1</text:p>
          </table:table-cell>
          <table:table-cell table:style-name="TL Data" table:number-columns-repeated="16"/>
          <table:table-cell ns41:value-type="float" office:value="1" table:style-name="ce51" table:number-columns-repeated="2" office:value-type="float">
            <text:p>1</text:p>
          </table:table-cell>
          <table:table-cell table:style-name="ce51" table:number-columns-repeated="60"/>
          <table:table-cell table:number-columns-repeated="2"/>
          <table:table-cell table:style-name="ce51" table:number-columns-repeated="11"/>
          <table:table-cell ns41:value-type="float" office:value="1" table:style-name="ce51" table:number-columns-repeated="2" office:value-type="float">
            <text:p>1</text:p>
          </table:table-cell>
          <table:table-cell table:style-name="ce51" table:number-columns-repeated="11"/>
          <table:table-cell ns41:value-type="float" office:value="1" table:style-name="ce14" table:number-columns-repeated="2" office:value-type="float">
            <text:p>1</text:p>
          </table:table-cell>
          <table:table-cell table:style-name="ce51" table:number-columns-repeated="25"/>
          <table:table-cell ns41:value-type="float" office:value="1" table:style-name="ce51" table:number-columns-repeated="2" office:value-type="float">
            <text:p>1</text:p>
          </table:table-cell>
          <table:table-cell table:style-name="ce51" table:number-columns-repeated="14"/>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28" office:value-type="float">
            <text:p>28</text:p>
          </table:table-cell>
          <table:table-cell ns41:value-type="float" table:style-name="TL RowHeader" office:value="1861" office:value-type="float">
            <text:p>1861</text:p>
          </table:table-cell>
          <table:table-cell/>
          <table:table-cell table:style-name="TL Data"/>
          <table:table-cell table:style-name="TL Data" table:number-columns-repeated="8"/>
          <table:table-cell ns41:value-type="float" office:value="1" table:style-name="TL Data" table:number-columns-repeated="2" office:value-type="float">
            <text:p>1</text:p>
          </table:table-cell>
          <table:table-cell table:style-name="TL Data" table:number-columns-repeated="127"/>
          <table:table-cell ns41:value-type="float" office:value="1" table:style-name="ce51" table:number-columns-repeated="2" office:value-type="float">
            <text:p>1</text:p>
          </table:table-cell>
          <table:table-cell table:style-name="ce51" table:number-columns-repeated="6"/>
          <table:table-cell ns41:value-type="float" office:value="2" table:style-name="ce14" table:number-columns-repeated="2" office:value-type="float">
            <text:p>2</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29" office:value-type="float">
            <text:p>29</text:p>
          </table:table-cell>
          <table:table-cell ns41:value-type="float" table:style-name="TL RowHeader" office:value="1860" office:value-type="float">
            <text:p>1860</text:p>
          </table:table-cell>
          <table:table-cell/>
          <table:table-cell table:style-name="TL Data"/>
          <table:table-cell table:style-name="TL Data" table:number-columns-repeated="19"/>
          <table:table-cell ns41:value-type="float" office:value="1" table:style-name="TL Data" table:number-columns-repeated="2" office:value-type="float">
            <text:p>1</text:p>
          </table:table-cell>
          <table:table-cell table:style-name="TL Data" table:number-columns-repeated="31"/>
          <table:table-cell ns41:value-type="float" office:value="1" table:style-name="TL Data" table:number-columns-repeated="2" office:value-type="float">
            <text:p>1</text:p>
          </table:table-cell>
          <table:table-cell table:style-name="TL Data" table:number-columns-repeated="89"/>
          <table:table-cell ns41:value-type="float" office:value="3" table:style-name="ce14" table:number-columns-repeated="2" office:value-type="float">
            <text:p>3</text:p>
          </table:table-cell>
          <table:table-cell table:style-name="ce51" table:number-columns-repeated="41"/>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30" office:value-type="float">
            <text:p>30</text:p>
          </table:table-cell>
          <table:table-cell ns41:value-type="float" table:style-name="TL RowHeader" office:value="1859" office:value-type="float">
            <text:p>1859</text:p>
          </table:table-cell>
          <table:table-cell/>
          <table:table-cell table:style-name="TL Data"/>
          <table:table-cell table:style-name="TL Data" table:number-columns-repeated="21"/>
          <table:table-cell ns41:value-type="float" table:style-name="TL Data" office:value="1" office:value-type="float">
            <text:p>1</text:p>
          </table:table-cell>
          <table:table-cell table:style-name="TL Data" table:number-columns-repeated="10"/>
          <table:table-cell ns41:value-type="float" office:value="1" table:style-name="TL Data" table:number-columns-repeated="2" office:value-type="float">
            <text:p>1</text:p>
          </table:table-cell>
          <table:table-cell table:style-name="TL Data" table:number-columns-repeated="45"/>
          <table:table-cell ns41:value-type="float" table:style-name="ce51" office:value="1" office:value-type="float">
            <text:p>1</text:p>
          </table:table-cell>
          <table:table-cell table:style-name="ce51" table:number-columns-repeated="26"/>
          <table:table-cell ns41:value-type="float" office:value="1" table:style-name="ce51" table:number-columns-repeated="2" office:value-type="float">
            <text:p>1</text:p>
          </table:table-cell>
          <table:table-cell table:style-name="ce51" table:number-columns-repeated="35"/>
          <table:table-cell ns41:value-type="float" office:value="1" table:style-name="ce14" table:number-columns-repeated="4" office:value-type="float">
            <text:p>1</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31" office:value-type="float">
            <text:p>31</text:p>
          </table:table-cell>
          <table:table-cell ns41:value-type="float" table:style-name="TL RowHeader" office:value="1858" office:value-type="float">
            <text:p>1858</text:p>
          </table:table-cell>
          <table:table-cell/>
          <table:table-cell table:style-name="TL Data"/>
          <table:table-cell table:style-name="TL Data" table:number-columns-repeated="37"/>
          <table:table-cell ns41:value-type="float" office:value="1" table:style-name="TL Data" table:number-columns-repeated="2" office:value-type="float">
            <text:p>1</text:p>
          </table:table-cell>
          <table:table-cell table:style-name="TL Data" table:number-columns-repeated="23"/>
          <table:table-cell ns41:value-type="float" office:value="1" table:style-name="ce51" table:number-columns-repeated="2" office:value-type="float">
            <text:p>1</text:p>
          </table:table-cell>
          <table:table-cell table:style-name="ce51" table:number-columns-repeated="50"/>
          <table:table-cell ns41:value-type="float" office:value="1" table:style-name="ce51" table:number-columns-repeated="2" office:value-type="float">
            <text:p>1</text:p>
          </table:table-cell>
          <table:table-cell table:style-name="ce51" table:number-columns-repeated="27"/>
          <table:table-cell ns41:value-type="float" office:value="1" table:style-name="ce14" table:number-columns-repeated="4" office:value-type="float">
            <text:p>1</text:p>
          </table:table-cell>
          <table:table-cell table:style-name="ce51" table:number-columns-repeated="7"/>
          <table:table-cell ns41:value-type="float" office:value="1" table:style-name="ce51" table:number-columns-repeated="2" office:value-type="float">
            <text:p>1</text:p>
          </table:table-cell>
          <table:table-cell table:style-name="ce51" table:number-columns-repeated="30"/>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32" office:value-type="float">
            <text:p>32</text:p>
          </table:table-cell>
          <table:table-cell ns41:value-type="float" table:style-name="TL RowHeader" office:value="1857" office:value-type="float">
            <text:p>1857</text:p>
          </table:table-cell>
          <table:table-cell/>
          <table:table-cell table:style-name="TL Data"/>
          <table:table-cell table:style-name="TL Data" table:number-columns-repeated="26"/>
          <table:table-cell ns41:value-type="float" table:style-name="TL Data" office:value="1" office:value-type="float">
            <text:p>1</text:p>
          </table:table-cell>
          <table:table-cell table:style-name="TL Data" table:number-columns-repeated="10"/>
          <table:table-cell ns41:value-type="float" office:value="1" table:style-name="TL Data" table:number-columns-repeated="2" office:value-type="float">
            <text:p>1</text:p>
          </table:table-cell>
          <table:table-cell table:style-name="TL Data" table:number-columns-repeated="131"/>
          <table:table-cell ns41:value-type="float" office:value="1" table:style-name="ce51" table:number-columns-repeated="2" office:value-type="float">
            <text:p>1</text:p>
          </table:table-cell>
          <table:table-cell table:style-name="ce51" table:number-columns-repeated="14"/>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33" office:value-type="float">
            <text:p>33</text:p>
          </table:table-cell>
          <table:table-cell ns41:value-type="float" table:style-name="TL RowHeader" office:value="1856" office:value-type="float">
            <text:p>1856</text:p>
          </table:table-cell>
          <table:table-cell/>
          <table:table-cell table:style-name="TL Data"/>
          <table:table-cell table:style-name="TL Data" table:number-columns-repeated="15"/>
          <table:table-cell ns41:value-type="float" office:value="1" table:style-name="TL Data" table:number-columns-repeated="2" office:value-type="float">
            <text:p>1</text:p>
          </table:table-cell>
          <table:table-cell table:style-name="TL Data" table:number-columns-repeated="126"/>
          <table:table-cell ns41:value-type="float" office:value="1" table:style-name="ce14" table:number-columns-repeated="2" office:value-type="float">
            <text:p>1</text:p>
          </table:table-cell>
          <table:table-cell table:style-name="ce51" table:number-columns-repeated="11"/>
          <table:table-cell ns41:value-type="float" office:value="1" table:style-name="ce51" table:number-columns-repeated="2" office:value-type="float">
            <text:p>1</text:p>
          </table:table-cell>
          <table:table-cell table:style-name="ce51" table:number-columns-repeated="28"/>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34" office:value-type="float">
            <text:p>34</text:p>
          </table:table-cell>
          <table:table-cell ns41:value-type="float" table:style-name="TL RowHeader" office:value="1855" office:value-type="float">
            <text:p>1855</text:p>
          </table:table-cell>
          <table:table-cell/>
          <table:table-cell table:style-name="TL Data"/>
          <table:table-cell table:style-name="TL Data" table:number-columns-repeated="143"/>
          <table:table-cell ns41:value-type="float" office:value="1" table:style-name="ce14" table:number-columns-repeated="2" office:value-type="float">
            <text:p>1</text:p>
          </table:table-cell>
          <table:table-cell ns41:value-type="float" table:style-name="ce51" office:value="1" office:value-type="float">
            <text:p>1</text:p>
          </table:table-cell>
          <table:table-cell ns41:value-type="float" table:style-name="ce14" office:value="1" office:value-type="float">
            <text:p>1</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35" office:value-type="float">
            <text:p>35</text:p>
          </table:table-cell>
          <table:table-cell ns41:value-type="float" table:style-name="TL RowHeader" office:value="1854" office:value-type="float">
            <text:p>1854</text:p>
          </table:table-cell>
          <table:table-cell/>
          <table:table-cell table:style-name="TL Data"/>
          <table:table-cell table:style-name="TL Data" table:number-columns-repeated="35"/>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6"/>
          <table:table-cell ns41:value-type="float" office:value="1" table:style-name="TL Data" table:number-columns-repeated="2" office:value-type="float">
            <text:p>1</text:p>
          </table:table-cell>
          <table:table-cell table:style-name="TL Data" table:number-columns-repeated="7"/>
          <table:table-cell ns41:value-type="float" office:value="1" table:style-name="TL Data" table:number-columns-repeated="2" office:value-type="float">
            <text:p>1</text:p>
          </table:table-cell>
          <table:table-cell table:style-name="TL Data" table:number-columns-repeated="42"/>
          <table:table-cell ns41:value-type="float" office:value="1" table:style-name="ce51" table:number-columns-repeated="2" office:value-type="float">
            <text:p>1</text:p>
          </table:table-cell>
          <table:table-cell table:style-name="ce51" table:number-columns-repeated="10"/>
          <table:table-cell ns41:value-type="float" office:value="1" table:style-name="ce51" table:number-columns-repeated="2" office:value-type="float">
            <text:p>1</text:p>
          </table:table-cell>
          <table:table-cell table:style-name="ce51"/>
          <table:table-cell ns41:value-type="float" table:style-name="ce51" office:value="1" office:value-type="float">
            <text:p>1</text:p>
          </table:table-cell>
          <table:table-cell ns41:value-type="float" table:style-name="ce14" office:value="1" office:value-type="float">
            <text:p>1</text:p>
          </table:table-cell>
          <table:table-cell table:style-name="ce51" table:number-columns-repeated="30"/>
          <table:table-cell ns41:value-type="float" office:value="2" table:style-name="ce14" table:number-columns-repeated="2" office:value-type="float">
            <text:p>2</text:p>
          </table:table-cell>
          <table:table-cell ns41:value-type="float" office:value="1" table:style-name="ce14" table:number-columns-repeated="2" office:value-type="float">
            <text:p>1</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36" office:value-type="float">
            <text:p>36</text:p>
          </table:table-cell>
          <table:table-cell ns41:value-type="float" table:style-name="TL RowHeader" office:value="1853" office:value-type="float">
            <text:p>1853</text:p>
          </table:table-cell>
          <table:table-cell/>
          <table:table-cell table:style-name="TL Data"/>
          <table:table-cell table:style-name="TL Data" table:number-columns-repeated="11"/>
          <table:table-cell ns41:value-type="float" table:style-name="TL Data" office:value="1" office:value-type="float">
            <text:p>1</text:p>
          </table:table-cell>
          <table:table-cell table:style-name="TL Data" table:number-columns-repeated="50"/>
          <table:table-cell ns41:value-type="float" table:style-name="ce51" office:value="1" office:value-type="float">
            <text:p>1</text:p>
          </table:table-cell>
          <table:table-cell table:style-name="ce51" table:number-columns-repeated="123"/>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37" office:value-type="float">
            <text:p>37</text:p>
          </table:table-cell>
          <table:table-cell ns41:value-type="float" table:style-name="TL RowHeader" office:value="1852" office:value-type="float">
            <text:p>1852</text:p>
          </table:table-cell>
          <table:table-cell/>
          <table:table-cell table:style-name="TL Data"/>
          <table:table-cell table:style-name="TL Data" table:number-columns-repeated="8"/>
          <table:table-cell ns41:value-type="float" office:value="1" table:style-name="TL Data" table:number-columns-repeated="2" office:value-type="float">
            <text:p>1</text:p>
          </table:table-cell>
          <table:table-cell table:style-name="TL Data" table:number-columns-repeated="25"/>
          <table:table-cell ns41:value-type="float" office:value="1" table:style-name="TL Data" table:number-columns-repeated="2" office:value-type="float">
            <text:p>1</text:p>
          </table:table-cell>
          <table:table-cell table:style-name="TL Data" table:number-columns-repeated="93"/>
          <table:table-cell ns41:value-type="float" office:value="1" table:style-name="ce51" table:number-columns-repeated="2" office:value-type="float">
            <text:p>1</text:p>
          </table:table-cell>
          <table:table-cell table:style-name="ce51" table:number-columns-repeated="13"/>
          <table:table-cell ns41:value-type="float" office:value="1" table:style-name="ce51" table:number-columns-repeated="2" office:value-type="float">
            <text:p>1</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38" office:value-type="float">
            <text:p>38</text:p>
          </table:table-cell>
          <table:table-cell ns41:value-type="float" table:style-name="TL RowHeader" office:value="1851" office:value-type="float">
            <text:p>1851</text:p>
          </table:table-cell>
          <table:table-cell/>
          <table:table-cell table:style-name="TL Data"/>
          <table:table-cell table:style-name="TL Data" table:number-columns-repeated="52"/>
          <table:table-cell ns41:value-type="float" table:style-name="TL Data" office:value="1" office:value-type="float">
            <text:p>1</text:p>
          </table:table-cell>
          <table:table-cell table:style-name="TL Data" table:number-columns-repeated="67"/>
          <table:table-cell ns41:value-type="float" table:style-name="ce51" office:value="1" office:value-type="float">
            <text:p>1</text:p>
          </table:table-cell>
          <table:table-cell table:style-name="ce51" table:number-columns-repeated="41"/>
          <table:table-cell ns41:value-type="float" office:value="1" table:style-name="ce51" table:number-columns-repeated="2" office:value-type="float">
            <text:p>1</text:p>
          </table:table-cell>
          <table:table-cell table:style-name="ce51" table:number-columns-repeated="22"/>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39" office:value-type="float">
            <text:p>39</text:p>
          </table:table-cell>
          <table:table-cell ns41:value-type="float" table:style-name="TL RowHeader" office:value="1850" office:value-type="float">
            <text:p>1850</text:p>
          </table:table-cell>
          <table:table-cell/>
          <table:table-cell table:style-name="TL Data"/>
          <table:table-cell table:style-name="TL Data" table:number-columns-repeated="35"/>
          <table:table-cell ns41:value-type="float" office:value="1" table:style-name="TL Data" table:number-columns-repeated="2" office:value-type="float">
            <text:p>1</text:p>
          </table:table-cell>
          <table:table-cell table:style-name="TL Data" table:number-columns-repeated="106"/>
          <table:table-cell ns41:value-type="float" office:value="1" table:style-name="ce51" table:number-columns-repeated="2" office:value-type="float">
            <text:p>1</text:p>
          </table:table-cell>
          <table:table-cell table:style-name="ce51" table:number-columns-repeated="41"/>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40" office:value-type="float">
            <text:p>40</text:p>
          </table:table-cell>
          <table:table-cell ns41:value-type="float" table:style-name="TL RowHeader" office:value="1849" office:value-type="float">
            <text:p>1849</text:p>
          </table:table-cell>
          <table:table-cell/>
          <table:table-cell table:style-name="TL Data"/>
          <table:table-cell table:style-name="TL Data" table:number-columns-repeated="159"/>
          <table:table-cell ns41:value-type="float" office:value="1" table:style-name="ce51" table:number-columns-repeated="2" office:value-type="float">
            <text:p>1</text:p>
          </table:table-cell>
          <table:table-cell table:style-name="ce51" table:number-columns-repeated="25"/>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41" office:value-type="float">
            <text:p>41</text:p>
          </table:table-cell>
          <table:table-cell ns41:value-type="float" table:style-name="TL RowHeader" office:value="1848" office:value-type="float">
            <text:p>1848</text:p>
          </table:table-cell>
          <table:table-cell/>
          <table:table-cell table:style-name="TL Data"/>
          <table:table-cell table:style-name="TL Data" table:number-columns-repeated="37"/>
          <table:table-cell ns41:value-type="float" office:value="1" table:style-name="TL Data" table:number-columns-repeated="2" office:value-type="float">
            <text:p>1</text:p>
          </table:table-cell>
          <table:table-cell table:style-name="TL Data" table:number-columns-repeated="93"/>
          <table:table-cell ns41:value-type="float" office:value="1" table:style-name="ce51" table:number-columns-repeated="2" office:value-type="float">
            <text:p>1</text:p>
          </table:table-cell>
          <table:table-cell table:style-name="ce51" table:number-columns-repeated="9"/>
          <table:table-cell ns41:value-type="float" office:value="1" table:style-name="ce51" table:number-columns-repeated="2" office:value-type="float">
            <text:p>1</text:p>
          </table:table-cell>
          <table:table-cell table:style-name="ce51" table:number-columns-repeated="41"/>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42" office:value-type="float">
            <text:p>42</text:p>
          </table:table-cell>
          <table:table-cell ns41:value-type="float" table:style-name="TL RowHeader" office:value="1847" office:value-type="float">
            <text:p>1847</text:p>
          </table:table-cell>
          <table:table-cell/>
          <table:table-cell table:style-name="TL Data"/>
          <table:table-cell table:style-name="TL Data" table:number-columns-repeated="72"/>
          <table:table-cell ns41:value-type="float" table:style-name="ce51" office:value="1" office:value-type="float">
            <text:p>1</text:p>
          </table:table-cell>
          <table:table-cell table:style-name="ce51"/>
          <table:table-cell ns41:value-type="float" table:style-name="ce51" office:value="1" office:value-type="float">
            <text:p>1</text:p>
          </table:table-cell>
          <table:table-cell table:style-name="ce51" table:number-columns-repeated="15"/>
          <table:table-cell ns41:value-type="float" office:value="1" table:style-name="ce51" table:number-columns-repeated="2" office:value-type="float">
            <text:p>1</text:p>
          </table:table-cell>
          <table:table-cell table:style-name="ce51" table:number-columns-repeated="19"/>
          <table:table-cell ns41:value-type="float" office:value="1" table:style-name="ce51" table:number-columns-repeated="2" office:value-type="float">
            <text:p>1</text:p>
          </table:table-cell>
          <table:table-cell table:style-name="ce51" table:number-columns-repeated="32"/>
          <table:table-cell ns41:value-type="float" office:value="1" table:style-name="ce51" table:number-columns-repeated="2" office:value-type="float">
            <text:p>1</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43" office:value-type="float">
            <text:p>43</text:p>
          </table:table-cell>
          <table:table-cell ns41:value-type="float" table:style-name="TL RowHeader" office:value="1846" office:value-type="float">
            <text:p>1846</text:p>
          </table:table-cell>
          <table:table-cell/>
          <table:table-cell table:style-name="TL Data"/>
          <table:table-cell table:style-name="TL Data" table:number-columns-repeated="13"/>
          <table:table-cell ns41:value-type="float" office:value="1" table:style-name="TL Data" table:number-columns-repeated="2" office:value-type="float">
            <text:p>1</text:p>
          </table:table-cell>
          <table:table-cell table:style-name="TL Data" table:number-columns-repeated="20"/>
          <table:table-cell ns41:value-type="float" office:value="1" table:style-name="TL Data" table:number-columns-repeated="2" office:value-type="float">
            <text:p>1</text:p>
          </table:table-cell>
          <table:table-cell table:style-name="TL Data" table:number-columns-repeated="106"/>
          <table:table-cell ns41:value-type="float" office:value="2" table:style-name="ce51" table:number-columns-repeated="2" office:value-type="float">
            <text:p>2</text:p>
          </table:table-cell>
          <table:table-cell table:style-name="ce51" table:number-columns-repeated="22"/>
          <table:table-cell ns41:value-type="float" office:value="1" table:style-name="ce51" table:number-columns-repeated="2" office:value-type="float">
            <text:p>1</text:p>
          </table:table-cell>
          <table:table-cell table:style-name="ce51" table:number-columns-repeated="17"/>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44" office:value-type="float">
            <text:p>44</text:p>
          </table:table-cell>
          <table:table-cell ns41:value-type="float" table:style-name="TL RowHeader" office:value="1845" office:value-type="float">
            <text:p>1845</text:p>
          </table:table-cell>
          <table:table-cell/>
          <table:table-cell table:style-name="TL Data"/>
          <table:table-cell table:style-name="TL Data" table:number-columns-repeated="35"/>
          <table:table-cell ns41:value-type="float" office:value="1" table:style-name="TL Data" table:number-columns-repeated="2" office:value-type="float">
            <text:p>1</text:p>
          </table:table-cell>
          <table:table-cell table:style-name="TL Data" table:number-columns-repeated="108"/>
          <table:table-cell ns41:value-type="float" office:value="3" table:style-name="ce51" table:number-columns-repeated="2" office:value-type="float">
            <text:p>3</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45" office:value-type="float">
            <text:p>45</text:p>
          </table:table-cell>
          <table:table-cell ns41:value-type="float" table:style-name="TL RowHeader" office:value="1844" office:value-type="float">
            <text:p>1844</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22"/>
          <table:table-cell ns41:value-type="float" office:value="1" table:style-name="TL Data" table:number-columns-repeated="2" office:value-type="float">
            <text:p>1</text:p>
          </table:table-cell>
          <table:table-cell table:style-name="TL Data" table:number-columns-repeated="113"/>
          <table:table-cell ns41:value-type="float" table:style-name="ce51" office:value="1" office:value-type="float">
            <text:p>1</text:p>
          </table:table-cell>
          <table:table-cell table:style-name="ce51" table:number-columns-repeated="40"/>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46" office:value-type="float">
            <text:p>46</text:p>
          </table:table-cell>
          <table:table-cell ns41:value-type="float" table:style-name="TL RowHeader" office:value="1843" office:value-type="float">
            <text:p>1843</text:p>
          </table:table-cell>
          <table:table-cell/>
          <table:table-cell table:style-name="TL Data"/>
          <table:table-cell table:style-name="TL Data" table:number-columns-repeated="37"/>
          <table:table-cell ns41:value-type="float" office:value="1" table:style-name="TL Data" table:number-columns-repeated="2" office:value-type="float">
            <text:p>1</text:p>
          </table:table-cell>
          <table:table-cell table:style-name="TL Data" table:number-columns-repeated="147"/>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47" office:value-type="float">
            <text:p>47</text:p>
          </table:table-cell>
          <table:table-cell ns41:value-type="float" table:style-name="TL RowHeader" office:value="1842" office:value-type="float">
            <text:p>1842</text:p>
          </table:table-cell>
          <table:table-cell/>
          <table:table-cell table:style-name="TL Data"/>
          <table:table-cell table:style-name="TL Data" table:number-columns-repeated="35"/>
          <table:table-cell ns41:value-type="float" table:style-name="TL Data" office:value="1" office:value-type="float">
            <text:p>1</text:p>
          </table:table-cell>
          <table:table-cell table:style-name="TL Data" table:number-columns-repeated="5"/>
          <table:table-cell ns41:value-type="float" office:value="1" table:style-name="TL Data" table:number-columns-repeated="2" office:value-type="float">
            <text:p>1</text:p>
          </table:table-cell>
          <table:table-cell table:style-name="TL Data" table:number-columns-repeated="31"/>
          <table:table-cell ns41:value-type="float" office:value="1" table:style-name="ce51" table:number-columns-repeated="2" office:value-type="float">
            <text:p>1</text:p>
          </table:table-cell>
          <table:table-cell table:style-name="ce51" table:number-columns-repeated="110"/>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48" office:value-type="float">
            <text:p>48</text:p>
          </table:table-cell>
          <table:table-cell ns41:value-type="float" table:style-name="TL RowHeader" office:value="1841" office:value-type="float">
            <text:p>1841</text:p>
          </table:table-cell>
          <table:table-cell/>
          <table:table-cell table:style-name="TL Data"/>
          <table:table-cell table:style-name="TL Data" table:number-columns-repeated="87"/>
          <table:table-cell ns41:value-type="float" office:value="1" table:style-name="ce51" table:number-columns-repeated="2" office:value-type="float">
            <text:p>1</text:p>
          </table:table-cell>
          <table:table-cell table:style-name="ce51" table:number-columns-repeated="56"/>
          <table:table-cell ns41:value-type="float" office:value="1" table:style-name="ce51" table:number-columns-repeated="2" office:value-type="float">
            <text:p>1</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49" office:value-type="float">
            <text:p>49</text:p>
          </table:table-cell>
          <table:table-cell ns41:value-type="float" table:style-name="TL RowHeader" office:value="1840" office:value-type="float">
            <text:p>1840</text:p>
          </table:table-cell>
          <table:table-cell/>
          <table:table-cell table:style-name="TL Data"/>
          <table:table-cell table:style-name="TL Data" table:number-columns-repeated="19"/>
          <table:table-cell ns41:value-type="float" office:value="1" table:style-name="TL Data" table:number-columns-repeated="2" office:value-type="float">
            <text:p>1</text:p>
          </table:table-cell>
          <table:table-cell table:style-name="TL Data" table:number-columns-repeated="14"/>
          <table:table-cell ns41:value-type="float" office:value="1" table:style-name="TL Data" table:number-columns-repeated="2" office:value-type="float">
            <text:p>1</text:p>
          </table:table-cell>
          <table:table-cell table:style-name="TL Data" table:number-columns-repeated="37"/>
          <table:table-cell ns41:value-type="float" office:value="1" table:style-name="ce51" table:number-columns-repeated="2" office:value-type="float">
            <text:p>1</text:p>
          </table:table-cell>
          <table:table-cell table:style-name="ce51" table:number-columns-repeated="67"/>
          <table:table-cell ns41:value-type="float" office:value="1" table:style-name="ce51" table:number-columns-repeated="2" office:value-type="float">
            <text:p>1</text:p>
          </table:table-cell>
          <table:table-cell table:style-name="ce51" table:number-columns-repeated="41"/>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50" office:value-type="float">
            <text:p>50</text:p>
          </table:table-cell>
          <table:table-cell ns41:value-type="float" table:style-name="TL RowHeader" office:value="1839" office:value-type="float">
            <text:p>1839</text:p>
          </table:table-cell>
          <table:table-cell/>
          <table:table-cell table:style-name="TL Data"/>
          <table:table-cell table:style-name="TL Data" table:number-columns-repeated="72"/>
          <table:table-cell ns41:value-type="float" table:style-name="ce51" office:value="1" office:value-type="float">
            <text:p>1</text:p>
          </table:table-cell>
          <table:table-cell table:style-name="ce51" table:number-columns-repeated="27"/>
          <table:table-cell ns41:value-type="float" office:value="1" table:style-name="ce51" table:number-columns-repeated="2" office:value-type="float">
            <text:p>1</text:p>
          </table:table-cell>
          <table:table-cell table:style-name="ce51" table:number-columns-repeated="84"/>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51" office:value-type="float">
            <text:p>51</text:p>
          </table:table-cell>
          <table:table-cell ns41:value-type="float" table:style-name="TL RowHeader" office:value="1838" office:value-type="float">
            <text:p>1838</text:p>
          </table:table-cell>
          <table:table-cell/>
          <table:table-cell table:style-name="TL Data"/>
          <table:table-cell table:style-name="TL Data" table:number-columns-repeated="2"/>
          <table:table-cell ns41:value-type="float" office:value="1" table:style-name="TL Data" table:number-columns-repeated="2" office:value-type="float">
            <text:p>1</text:p>
          </table:table-cell>
          <table:table-cell table:style-name="TL Data" table:number-columns-repeated="45"/>
          <table:table-cell ns41:value-type="float" office:value="1" table:style-name="TL Data" table:number-columns-repeated="2" office:value-type="float">
            <text:p>1</text:p>
          </table:table-cell>
          <table:table-cell table:style-name="TL Data" table:number-columns-repeated="94"/>
          <table:table-cell ns41:value-type="float" table:style-name="ce51" office:value="1" office:value-type="float">
            <text:p>1</text:p>
          </table:table-cell>
          <table:table-cell table:style-name="ce51" table:number-columns-repeated="40"/>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52" office:value-type="float">
            <text:p>52</text:p>
          </table:table-cell>
          <table:table-cell ns41:value-type="float" table:style-name="TL RowHeader" office:value="1837" office:value-type="float">
            <text:p>1837</text:p>
          </table:table-cell>
          <table:table-cell/>
          <table:table-cell table:style-name="TL Data"/>
          <table:table-cell table:style-name="TL Data" table:number-columns-repeated="39"/>
          <table:table-cell ns41:value-type="float" office:value="1" table:style-name="TL Data" table:number-columns-repeated="2" office:value-type="float">
            <text:p>1</text:p>
          </table:table-cell>
          <table:table-cell table:style-name="TL Data" table:number-columns-repeated="145"/>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53" office:value-type="float">
            <text:p>53</text:p>
          </table:table-cell>
          <table:table-cell ns41:value-type="float" table:style-name="TL RowHeader" office:value="1836" office:value-type="float">
            <text:p>1836</text:p>
          </table:table-cell>
          <table:table-cell/>
          <table:table-cell table:style-name="TL Data"/>
          <table:table-cell table:style-name="TL Data" table:number-columns-repeated="37"/>
          <table:table-cell ns41:value-type="float" office:value="1" table:style-name="TL Data" table:number-columns-repeated="2" office:value-type="float">
            <text:p>1</text:p>
          </table:table-cell>
          <table:table-cell table:style-name="TL Data" table:number-columns-repeated="147"/>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54" office:value-type="float">
            <text:p>54</text:p>
          </table:table-cell>
          <table:table-cell ns41:value-type="float" table:style-name="TL RowHeader" office:value="1835" office:value-type="float">
            <text:p>1835</text:p>
          </table:table-cell>
          <table:table-cell/>
          <table:table-cell table:style-name="TL Data"/>
          <table:table-cell table:style-name="TL Data" table:number-columns-repeated="81"/>
          <table:table-cell ns41:value-type="float" table:style-name="ce51" office:value="1" office:value-type="float">
            <text:p>1</text:p>
          </table:table-cell>
          <table:table-cell table:style-name="ce51" table:number-columns-repeated="104"/>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55" office:value-type="float">
            <text:p>55</text:p>
          </table:table-cell>
          <table:table-cell ns41:value-type="float" table:style-name="TL RowHeader" office:value="1834" office:value-type="float">
            <text:p>1834</text:p>
          </table:table-cell>
          <table:table-cell/>
          <table:table-cell table:style-name="TL Data"/>
          <table:table-cell table:style-name="TL Data" table:number-columns-repeated="19"/>
          <table:table-cell ns41:value-type="float" office:value="1" table:style-name="TL Data" table:number-columns-repeated="2" office:value-type="float">
            <text:p>1</text:p>
          </table:table-cell>
          <table:table-cell table:style-name="TL Data" table:number-columns-repeated="165"/>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TL RowHeader" office:value="56" office:value-type="float">
            <text:p>56</text:p>
          </table:table-cell>
          <table:table-cell ns41:value-type="float" table:style-name="TL RowHeader" office:value="1833" office:value-type="float">
            <text:p>1833</text:p>
          </table:table-cell>
          <table:table-cell/>
          <table:table-cell table:style-name="TL Data"/>
          <table:table-cell table:style-name="TL Data" table:number-columns-repeated="15"/>
          <table:table-cell ns41:value-type="float" office:value="1" table:style-name="TL Data" table:number-columns-repeated="2" office:value-type="float">
            <text:p>1</text:p>
          </table:table-cell>
          <table:table-cell table:style-name="TL Data" table:number-columns-repeated="165"/>
          <table:table-cell ns41:value-type="float" table:style-name="ce51" office:value="1" office:value-type="float">
            <text:p>1</text:p>
          </table:table-cell>
          <table:table-cell table:style-name="ce51" table:number-columns-repeated="3"/>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57" office:value-type="float">
            <text:p>57</text:p>
          </table:table-cell>
          <table:table-cell ns41:value-type="float" table:style-name="TL RowHeader" office:value="1832" office:value-type="float">
            <text:p>1832</text:p>
          </table:table-cell>
          <table:table-cell/>
          <table:table-cell table:style-name="TL Data"/>
          <table:table-cell table:style-name="TL Data" table:number-columns-repeated="66"/>
          <table:table-cell ns41:value-type="float" office:value="1" table:style-name="ce51" table:number-columns-repeated="2" office:value-type="float">
            <text:p>1</text:p>
          </table:table-cell>
          <table:table-cell table:style-name="ce51" table:number-columns-repeated="118"/>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58" office:value-type="float">
            <text:p>58</text:p>
          </table:table-cell>
          <table:table-cell ns41:value-type="float" table:style-name="TL RowHeader" office:value="1831" office:value-type="float">
            <text:p>1831</text:p>
          </table:table-cell>
          <table:table-cell/>
          <table:table-cell table:style-name="TL Data"/>
          <table:table-cell table:style-name="TL Data" table:number-columns-repeated="30"/>
          <table:table-cell ns41:value-type="float" office:value="1" table:style-name="TL Data" table:number-columns-repeated="2" office:value-type="float">
            <text:p>1</text:p>
          </table:table-cell>
          <table:table-cell table:style-name="TL Data" table:number-columns-repeated="5"/>
          <table:table-cell ns41:value-type="float" office:value="1" table:style-name="TL Data" table:number-columns-repeated="2" office:value-type="float">
            <text:p>1</text:p>
          </table:table-cell>
          <table:table-cell table:style-name="TL Data" table:number-columns-repeated="104"/>
          <table:table-cell ns41:value-type="float" office:value="1" table:style-name="ce51" table:number-columns-repeated="3" office:value-type="float">
            <text:p>1</text:p>
          </table:table-cell>
          <table:table-cell ns41:value-type="float" table:style-name="ce14" office:value="1" office:value-type="float">
            <text:p>1</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59" office:value-type="float">
            <text:p>59</text:p>
          </table:table-cell>
          <table:table-cell ns41:value-type="float" table:style-name="TL RowHeader" office:value="1830" office:value-type="float">
            <text:p>1830</text:p>
          </table:table-cell>
          <table:table-cell/>
          <table:table-cell table:style-name="TL Data"/>
          <table:table-cell table:style-name="TL Data" table:number-columns-repeated="37"/>
          <table:table-cell ns41:value-type="float" office:value="1" table:style-name="TL Data" table:number-columns-repeated="2" office:value-type="float">
            <text:p>1</text:p>
          </table:table-cell>
          <table:table-cell table:style-name="TL Data" table:number-columns-repeated="33"/>
          <table:table-cell ns41:value-type="float" office:value="1" table:style-name="ce51" table:number-columns-repeated="2" office:value-type="float">
            <text:p>1</text:p>
          </table:table-cell>
          <table:table-cell table:style-name="ce51" table:number-columns-repeated="112"/>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60" office:value-type="float">
            <text:p>60</text:p>
          </table:table-cell>
          <table:table-cell ns41:value-type="float" table:style-name="TL RowHeader" office:value="1829" office:value-type="float">
            <text:p>1829</text:p>
          </table:table-cell>
          <table:table-cell/>
          <table:table-cell table:style-name="TL Data"/>
          <table:table-cell table:style-name="TL Data" table:number-columns-repeated="143"/>
          <table:table-cell ns41:value-type="float" office:value="1" table:style-name="ce51" table:number-columns-repeated="2" office:value-type="float">
            <text:p>1</text:p>
          </table:table-cell>
          <table:table-cell table:style-name="ce51" table:number-columns-repeated="41"/>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61" office:value-type="float">
            <text:p>61</text:p>
          </table:table-cell>
          <table:table-cell ns41:value-type="float" table:style-name="TL RowHeader" office:value="1828" office:value-type="float">
            <text:p>1828</text:p>
          </table:table-cell>
          <table:table-cell/>
          <table:table-cell table:style-name="TL Data"/>
          <table:table-cell table:style-name="TL Data" table:number-columns-repeated="21"/>
          <table:table-cell ns41:value-type="float" table:style-name="TL Data" office:value="1" office:value-type="float">
            <text:p>1</text:p>
          </table:table-cell>
          <table:table-cell table:style-name="TL Data" table:number-columns-repeated="13"/>
          <table:table-cell ns41:value-type="float" office:value="1" table:style-name="TL Data" table:number-columns-repeated="2" office:value-type="float">
            <text:p>1</text:p>
          </table:table-cell>
          <table:table-cell table:style-name="TL Data" table:number-columns-repeated="35"/>
          <table:table-cell ns41:value-type="float" office:value="1" table:style-name="ce51" table:number-columns-repeated="2" office:value-type="float">
            <text:p>1</text:p>
          </table:table-cell>
          <table:table-cell table:style-name="ce51" table:number-columns-repeated="71"/>
          <table:table-cell ns41:value-type="float" office:value="1" table:style-name="ce51" table:number-columns-repeated="2" office:value-type="float">
            <text:p>1</text:p>
          </table:table-cell>
          <table:table-cell table:style-name="ce51" table:number-columns-repeated="26"/>
          <table:table-cell ns41:value-type="float" table:style-name="ce51" office:value="1" office:value-type="float">
            <text:p>1</text:p>
          </table:table-cell>
          <table:table-cell table:style-name="ce51" table:number-columns-repeated="12"/>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62" office:value-type="float">
            <text:p>62</text:p>
          </table:table-cell>
          <table:table-cell ns41:value-type="float" table:style-name="TL RowHeader" office:value="1827" office:value-type="float">
            <text:p>1827</text:p>
          </table:table-cell>
          <table:table-cell/>
          <table:table-cell table:style-name="TL Data"/>
          <table:table-cell table:style-name="TL Data" table:number-columns-repeated="37"/>
          <table:table-cell ns41:value-type="float" office:value="1" table:style-name="TL Data" table:number-columns-repeated="2" office:value-type="float">
            <text:p>1</text:p>
          </table:table-cell>
          <table:table-cell table:style-name="TL Data" table:number-columns-repeated="104"/>
          <table:table-cell ns41:value-type="float" office:value="1" table:style-name="ce51" table:number-columns-repeated="2" office:value-type="float">
            <text:p>1</text:p>
          </table:table-cell>
          <table:table-cell table:style-name="ce51" table:number-columns-repeated="41"/>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63" office:value-type="float">
            <text:p>63</text:p>
          </table:table-cell>
          <table:table-cell ns41:value-type="float" table:style-name="TL RowHeader" office:value="1826" office:value-type="float">
            <text:p>1826</text:p>
          </table:table-cell>
          <table:table-cell/>
          <table:table-cell table:style-name="TL Data"/>
          <table:table-cell table:style-name="TL Data" table:number-columns-repeated="13"/>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13"/>
          <table:table-cell ns41:value-type="float" office:value="1" table:style-name="TL Data" table:number-columns-repeated="2" office:value-type="float">
            <text:p>1</text:p>
          </table:table-cell>
          <table:table-cell table:style-name="TL Data" table:number-columns-repeated="23"/>
          <table:table-cell ns41:value-type="float" table:style-name="ce51" office:value="1" office:value-type="float">
            <text:p>1</text:p>
          </table:table-cell>
          <table:table-cell table:style-name="ce51" table:number-columns-repeated="125"/>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64" office:value-type="float">
            <text:p>64</text:p>
          </table:table-cell>
          <table:table-cell ns41:value-type="float" table:style-name="TL RowHeader" office:value="1825" office:value-type="float">
            <text:p>1825</text:p>
          </table:table-cell>
          <table:table-cell/>
          <table:table-cell table:style-name="TL Data"/>
          <table:table-cell table:style-name="TL Data" table:number-columns-repeated="28"/>
          <table:table-cell ns41:value-type="float" office:value="1" table:style-name="TL Data" table:number-columns-repeated="2" office:value-type="float">
            <text:p>1</text:p>
          </table:table-cell>
          <table:table-cell table:style-name="TL Data" table:number-columns-repeated="44"/>
          <table:table-cell ns41:value-type="float" office:value="1" table:style-name="ce51" table:number-columns-repeated="2" office:value-type="float">
            <text:p>1</text:p>
          </table:table-cell>
          <table:table-cell table:style-name="ce51" table:number-columns-repeated="67"/>
          <table:table-cell ns41:value-type="float" office:value="1" table:style-name="ce51" table:number-columns-repeated="2" office:value-type="float">
            <text:p>1</text:p>
          </table:table-cell>
          <table:table-cell table:style-name="ce51" table:number-columns-repeated="29"/>
          <table:table-cell ns41:value-type="float" table:style-name="ce51" office:value="1" office:value-type="float">
            <text:p>1</text:p>
          </table:table-cell>
          <table:table-cell table:style-name="ce51" table:number-columns-repeated="11"/>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65" office:value-type="float">
            <text:p>65</text:p>
          </table:table-cell>
          <table:table-cell ns41:value-type="float" table:style-name="TL RowHeader" office:value="1824" office:value-type="float">
            <text:p>1824</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66" office:value-type="float">
            <text:p>66</text:p>
          </table:table-cell>
          <table:table-cell ns41:value-type="float" table:style-name="TL RowHeader" office:value="1823" office:value-type="float">
            <text:p>1823</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67" office:value-type="float">
            <text:p>67</text:p>
          </table:table-cell>
          <table:table-cell ns41:value-type="float" table:style-name="TL RowHeader" office:value="1822" office:value-type="float">
            <text:p>1822</text:p>
          </table:table-cell>
          <table:table-cell/>
          <table:table-cell table:style-name="TL Data"/>
          <table:table-cell table:style-name="TL Data" table:number-columns-repeated="145"/>
          <table:table-cell ns41:value-type="float" office:value="1" table:style-name="ce51" table:number-columns-repeated="2" office:value-type="float">
            <text:p>1</text:p>
          </table:table-cell>
          <table:table-cell table:style-name="ce51" table:number-columns-repeated="39"/>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68" office:value-type="float">
            <text:p>68</text:p>
          </table:table-cell>
          <table:table-cell ns41:value-type="float" table:style-name="TL RowHeader" office:value="1821" office:value-type="float">
            <text:p>1821</text:p>
          </table:table-cell>
          <table:table-cell/>
          <table:table-cell table:style-name="TL Data"/>
          <table:table-cell table:style-name="TL Data" table:number-columns-repeated="143"/>
          <table:table-cell ns41:value-type="float" office:value="1" table:style-name="ce51" table:number-columns-repeated="2" office:value-type="float">
            <text:p>1</text:p>
          </table:table-cell>
          <table:table-cell table:style-name="ce51" table:number-columns-repeated="7"/>
          <table:table-cell ns41:value-type="float" office:value="1" table:style-name="ce51" table:number-columns-repeated="2" office:value-type="float">
            <text:p>1</text:p>
          </table:table-cell>
          <table:table-cell table:style-name="ce51" table:number-columns-repeated="32"/>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69" office:value-type="float">
            <text:p>69</text:p>
          </table:table-cell>
          <table:table-cell ns41:value-type="float" table:style-name="TL RowHeader" office:value="1820" office:value-type="float">
            <text:p>1820</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70" office:value-type="float">
            <text:p>70</text:p>
          </table:table-cell>
          <table:table-cell ns41:value-type="float" table:style-name="TL RowHeader" office:value="1819" office:value-type="float">
            <text:p>1819</text:p>
          </table:table-cell>
          <table:table-cell/>
          <table:table-cell table:style-name="TL Data"/>
          <table:table-cell table:style-name="TL Data" table:number-columns-repeated="72"/>
          <table:table-cell ns41:value-type="float" office:value="1" table:style-name="ce51" table:number-columns-repeated="2" office:value-type="float">
            <text:p>1</text:p>
          </table:table-cell>
          <table:table-cell table:style-name="ce51" table:number-columns-repeated="71"/>
          <table:table-cell ns41:value-type="float" table:style-name="ce51" office:value="1" office:value-type="float">
            <text:p>1</text:p>
          </table:table-cell>
          <table:table-cell table:style-name="ce51" table:number-columns-repeated="40"/>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71" office:value-type="float">
            <text:p>71</text:p>
          </table:table-cell>
          <table:table-cell ns41:value-type="float" table:style-name="TL RowHeader" office:value="1818" office:value-type="float">
            <text:p>1818</text:p>
          </table:table-cell>
          <table:table-cell/>
          <table:table-cell table:style-name="TL Data"/>
          <table:table-cell table:style-name="TL Data" table:number-columns-repeated="123"/>
          <table:table-cell ns41:value-type="float" table:style-name="ce51" office:value="1" office:value-type="float">
            <text:p>1</text:p>
          </table:table-cell>
          <table:table-cell table:style-name="ce51" table:number-columns-repeated="62"/>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72" office:value-type="float">
            <text:p>72</text:p>
          </table:table-cell>
          <table:table-cell ns41:value-type="float" table:style-name="TL RowHeader" office:value="1817" office:value-type="float">
            <text:p>1817</text:p>
          </table:table-cell>
          <table:table-cell/>
          <table:table-cell table:style-name="TL Data"/>
          <table:table-cell table:style-name="TL Data" table:number-columns-repeated="143"/>
          <table:table-cell ns41:value-type="float" office:value="1" table:style-name="ce51" table:number-columns-repeated="2" office:value-type="float">
            <text:p>1</text:p>
          </table:table-cell>
          <table:table-cell table:style-name="ce51" table:number-columns-repeated="41"/>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73" office:value-type="float">
            <text:p>73</text:p>
          </table:table-cell>
          <table:table-cell ns41:value-type="float" table:style-name="TL RowHeader" office:value="1816" office:value-type="float">
            <text:p>1816</text:p>
          </table:table-cell>
          <table:table-cell/>
          <table:table-cell table:style-name="TL Data"/>
          <table:table-cell table:style-name="TL Data" table:number-columns-repeated="21"/>
          <table:table-cell ns41:value-type="float" table:style-name="TL Data" office:value="1" office:value-type="float">
            <text:p>1</text:p>
          </table:table-cell>
          <table:table-cell table:style-name="TL Data" table:number-columns-repeated="50"/>
          <table:table-cell ns41:value-type="float" office:value="1" table:style-name="ce51" table:number-columns-repeated="2" office:value-type="float">
            <text:p>1</text:p>
          </table:table-cell>
          <table:table-cell table:style-name="ce51" table:number-columns-repeated="112"/>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74" office:value-type="float">
            <text:p>74</text:p>
          </table:table-cell>
          <table:table-cell ns41:value-type="float" table:style-name="TL RowHeader" office:value="1815" office:value-type="float">
            <text:p>1815</text:p>
          </table:table-cell>
          <table:table-cell/>
          <table:table-cell table:style-name="TL Data"/>
          <table:table-cell table:style-name="TL Data" table:number-columns-repeated="23"/>
          <table:table-cell ns41:value-type="float" table:style-name="TL Data" office:value="1" office:value-type="float">
            <text:p>1</text:p>
          </table:table-cell>
          <table:table-cell table:style-name="TL Data" table:number-columns-repeated="119"/>
          <table:table-cell ns41:value-type="float" table:style-name="ce51" office:value="1" office:value-type="float">
            <text:p>1</text:p>
          </table:table-cell>
          <table:table-cell table:style-name="ce51" table:number-columns-repeated="42"/>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75" office:value-type="float">
            <text:p>75</text:p>
          </table:table-cell>
          <table:table-cell ns41:value-type="float" table:style-name="TL RowHeader" office:value="1814" office:value-type="float">
            <text:p>1814</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76" office:value-type="float">
            <text:p>76</text:p>
          </table:table-cell>
          <table:table-cell ns41:value-type="float" table:style-name="TL RowHeader" office:value="1813" office:value-type="float">
            <text:p>1813</text:p>
          </table:table-cell>
          <table:table-cell/>
          <table:table-cell table:style-name="TL Data"/>
          <table:table-cell table:style-name="TL Data" table:number-columns-repeated="99"/>
          <table:table-cell ns41:value-type="float" table:style-name="ce51" office:value="1" office:value-type="float">
            <text:p>1</text:p>
          </table:table-cell>
          <table:table-cell table:style-name="ce51" table:number-columns-repeated="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77" office:value-type="float">
            <text:p>77</text:p>
          </table:table-cell>
          <table:table-cell ns41:value-type="float" table:style-name="TL RowHeader" office:value="1812" office:value-type="float">
            <text:p>1812</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78" office:value-type="float">
            <text:p>78</text:p>
          </table:table-cell>
          <table:table-cell ns41:value-type="float" table:style-name="TL RowHeader" office:value="1811" office:value-type="float">
            <text:p>1811</text:p>
          </table:table-cell>
          <table:table-cell/>
          <table:table-cell table:style-name="TL Data"/>
          <table:table-cell table:style-name="TL Data" table:number-columns-repeated="18"/>
          <table:table-cell ns41:value-type="float" table:style-name="TL Data" office:value="1" office:value-type="float">
            <text:p>1</text:p>
          </table:table-cell>
          <table:table-cell table:style-name="TL Data" table:number-columns-repeated="124"/>
          <table:table-cell ns41:value-type="float" table:style-name="ce51" office:value="2" office:value-type="float">
            <text:p>2</text:p>
          </table:table-cell>
          <table:table-cell ns41:value-type="float" table:style-name="ce51" office:value="1" office:value-type="float">
            <text:p>1</text:p>
          </table:table-cell>
          <table:table-cell table:style-name="ce51" table:number-columns-repeated="34"/>
          <table:table-cell ns41:value-type="float" table:style-name="ce51" office:value="1" office:value-type="float">
            <text:p>1</text:p>
          </table:table-cell>
          <table:table-cell table:style-name="ce51" table:number-columns-repeated="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79" office:value-type="float">
            <text:p>79</text:p>
          </table:table-cell>
          <table:table-cell ns41:value-type="float" table:style-name="TL RowHeader" office:value="1810" office:value-type="float">
            <text:p>1810</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80" office:value-type="float">
            <text:p>80</text:p>
          </table:table-cell>
          <table:table-cell ns41:value-type="float" table:style-name="TL RowHeader" office:value="1809" office:value-type="float">
            <text:p>1809</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81" office:value-type="float">
            <text:p>81</text:p>
          </table:table-cell>
          <table:table-cell ns41:value-type="float" table:style-name="TL RowHeader" office:value="1808" office:value-type="float">
            <text:p>1808</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82" office:value-type="float">
            <text:p>82</text:p>
          </table:table-cell>
          <table:table-cell ns41:value-type="float" table:style-name="TL RowHeader" office:value="1807" office:value-type="float">
            <text:p>1807</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83" office:value-type="float">
            <text:p>83</text:p>
          </table:table-cell>
          <table:table-cell ns41:value-type="float" table:style-name="TL RowHeader" office:value="1806" office:value-type="float">
            <text:p>1806</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84" office:value-type="float">
            <text:p>84</text:p>
          </table:table-cell>
          <table:table-cell ns41:value-type="float" table:style-name="TL RowHeader" office:value="1805" office:value-type="float">
            <text:p>1805</text:p>
          </table:table-cell>
          <table:table-cell/>
          <table:table-cell table:style-name="TL Data"/>
          <table:table-cell table:style-name="TL Data" table:number-columns-repeated="37"/>
          <table:table-cell ns41:value-type="float" table:style-name="TL Data" office:value="1" office:value-type="float">
            <text:p>1</text:p>
          </table:table-cell>
          <table:table-cell table:style-name="TL Data" table:number-columns-repeated="148"/>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85" office:value-type="float">
            <text:p>85</text:p>
          </table:table-cell>
          <table:table-cell ns41:value-type="float" table:style-name="TL RowHeader" office:value="1804" office:value-type="float">
            <text:p>1804</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86" office:value-type="float">
            <text:p>86</text:p>
          </table:table-cell>
          <table:table-cell ns41:value-type="float" table:style-name="TL RowHeader" office:value="1803" office:value-type="float">
            <text:p>1803</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87" office:value-type="float">
            <text:p>87</text:p>
          </table:table-cell>
          <table:table-cell ns41:value-type="float" table:style-name="TL RowHeader" office:value="1802" office:value-type="float">
            <text:p>1802</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88" office:value-type="float">
            <text:p>88</text:p>
          </table:table-cell>
          <table:table-cell ns41:value-type="float" table:style-name="TL RowHeader" office:value="1801" office:value-type="float">
            <text:p>1801</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89" office:value-type="float">
            <text:p>89</text:p>
          </table:table-cell>
          <table:table-cell ns41:value-type="float" table:style-name="TL RowHeader" office:value="1800" office:value-type="float">
            <text:p>1800</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90" office:value-type="float">
            <text:p>90</text:p>
          </table:table-cell>
          <table:table-cell ns41:value-type="float" table:style-name="TL RowHeader" office:value="1799" office:value-type="float">
            <text:p>1799</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91" office:value-type="float">
            <text:p>91</text:p>
          </table:table-cell>
          <table:table-cell ns41:value-type="float" table:style-name="TL RowHeader" office:value="1798" office:value-type="float">
            <text:p>1798</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92" office:value-type="float">
            <text:p>92</text:p>
          </table:table-cell>
          <table:table-cell ns41:value-type="float" table:style-name="TL RowHeader" office:value="1797" office:value-type="float">
            <text:p>1797</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93" office:value-type="float">
            <text:p>93</text:p>
          </table:table-cell>
          <table:table-cell ns41:value-type="float" table:style-name="TL RowHeader" office:value="1796" office:value-type="float">
            <text:p>1796</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94" office:value-type="float">
            <text:p>94</text:p>
          </table:table-cell>
          <table:table-cell ns41:value-type="float" table:style-name="TL RowHeader" office:value="1795" office:value-type="float">
            <text:p>1795</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95" office:value-type="float">
            <text:p>95</text:p>
          </table:table-cell>
          <table:table-cell ns41:value-type="float" table:style-name="TL RowHeader" office:value="1794" office:value-type="float">
            <text:p>1794</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96" office:value-type="float">
            <text:p>96</text:p>
          </table:table-cell>
          <table:table-cell ns41:value-type="float" table:style-name="TL RowHeader" office:value="1793" office:value-type="float">
            <text:p>1793</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97" office:value-type="float">
            <text:p>97</text:p>
          </table:table-cell>
          <table:table-cell ns41:value-type="float" table:style-name="TL RowHeader" office:value="1792" office:value-type="float">
            <text:p>1792</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98" office:value-type="float">
            <text:p>98</text:p>
          </table:table-cell>
          <table:table-cell ns41:value-type="float" table:style-name="TL RowHeader" office:value="1791" office:value-type="float">
            <text:p>1791</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99" office:value-type="float">
            <text:p>99</text:p>
          </table:table-cell>
          <table:table-cell ns41:value-type="float" table:style-name="TL RowHeader" office:value="1790" office:value-type="float">
            <text:p>1790</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100" office:value-type="float">
            <text:p>100</text:p>
          </table:table-cell>
          <table:table-cell ns41:value-type="float" table:style-name="TL RowHeader" office:value="1789" office:value-type="float">
            <text:p>1789</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101" office:value-type="float">
            <text:p>101</text:p>
          </table:table-cell>
          <table:table-cell ns41:value-type="float" table:style-name="TL RowHeader" office:value="1788" office:value-type="float">
            <text:p>1788</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TL RowHeader" office:value="102" office:value-type="float">
            <text:p>102</text:p>
          </table:table-cell>
          <table:table-cell ns41:value-type="float" table:style-name="TL RowHeader" office:value="1787" office:value-type="float">
            <text:p>1787</text:p>
          </table:table-cell>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string" table:number-rows-spanned="1" table:style-name="TL RowHeader" table:number-columns-spanned="2" office:value-type="string">
            <text:p>Onbekend</text:p>
          </table:table-cell>
          <table:covered-table-cell table:style-name="ce24"/>
          <table:table-cell/>
          <table:table-cell table:style-name="TL Data"/>
          <table:table-cell table:style-name="TL Data" table:number-columns-repeated="186"/>
          <table:table-cell table:style-name="ce23"/>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6">
          <table:table-cell ns41:value-type="string" table:number-rows-spanned="1" table:style-name="ce10" table:number-columns-spanned="2" office:value-type="string">
            <text:p>Totaal</text:p>
          </table:table-cell>
          <table:covered-table-cell table:style-name="ce25"/>
          <table:table-cell/>
          <table:table-cell table:style-name="ce37"/>
          <table:table-cell ns41:value-type="float" office:value="1" table:style-name="ce53" table:number-columns-repeated="4" office:value-type="float">
            <text:p>1</text:p>
          </table:table-cell>
          <table:table-cell table:style-name="ce53"/>
          <table:table-cell ns41:value-type="float" office:value="1" table:style-name="ce53" table:number-columns-repeated="3" office:value-type="float">
            <text:p>1</text:p>
          </table:table-cell>
          <table:table-cell ns41:value-type="float" office:value="2" table:style-name="ce53" table:number-columns-repeated="2" office:value-type="float">
            <text:p>2</text:p>
          </table:table-cell>
          <table:table-cell table:style-name="ce53"/>
          <table:table-cell ns41:value-type="float" table:style-name="ce53" office:value="1" office:value-type="float">
            <text:p>1</text:p>
          </table:table-cell>
          <table:table-cell table:style-name="ce53"/>
          <table:table-cell ns41:value-type="float" table:style-name="ce53" office:value="2" office:value-type="float">
            <text:p>2</text:p>
          </table:table-cell>
          <table:table-cell ns41:value-type="float" table:style-name="ce53" office:value="1" office:value-type="float">
            <text:p>1</text:p>
          </table:table-cell>
          <table:table-cell ns41:value-type="float" office:value="2" table:style-name="ce53" table:number-columns-repeated="2" office:value-type="float">
            <text:p>2</text:p>
          </table:table-cell>
          <table:table-cell table:style-name="ce53"/>
          <table:table-cell ns41:value-type="float" table:style-name="ce53" office:value="1" office:value-type="float">
            <text:p>1</text:p>
          </table:table-cell>
          <table:table-cell ns41:value-type="float" office:value="4" table:style-name="ce53" table:number-columns-repeated="2" office:value-type="float">
            <text:p>4</text:p>
          </table:table-cell>
          <table:table-cell ns41:value-type="float" table:style-name="ce53" office:value="6" office:value-type="float">
            <text:p>6</text:p>
          </table:table-cell>
          <table:table-cell ns41:value-type="float" table:style-name="ce53" office:value="2" office:value-type="float">
            <text:p>2</text:p>
          </table:table-cell>
          <table:table-cell ns41:value-type="float" table:style-name="ce53" office:value="4" office:value-type="float">
            <text:p>4</text:p>
          </table:table-cell>
          <table:table-cell ns41:value-type="float" table:style-name="ce53" office:value="2" office:value-type="float">
            <text:p>2</text:p>
          </table:table-cell>
          <table:table-cell table:style-name="ce53"/>
          <table:table-cell ns41:value-type="float" table:style-name="ce53" office:value="1" office:value-type="float">
            <text:p>1</text:p>
          </table:table-cell>
          <table:table-cell table:style-name="ce53"/>
          <table:table-cell ns41:value-type="float" office:value="1" table:style-name="ce53" table:number-columns-repeated="2" office:value-type="float">
            <text:p>1</text:p>
          </table:table-cell>
          <table:table-cell ns41:value-type="float" table:style-name="ce53" office:value="3" office:value-type="float">
            <text:p>3</text:p>
          </table:table-cell>
          <table:table-cell ns41:value-type="float" table:style-name="ce53" office:value="2" office:value-type="float">
            <text:p>2</text:p>
          </table:table-cell>
          <table:table-cell ns41:value-type="float" table:style-name="ce53" office:value="3" office:value-type="float">
            <text:p>3</text:p>
          </table:table-cell>
          <table:table-cell ns41:value-type="float" office:value="1" table:style-name="ce53" table:number-columns-repeated="2" office:value-type="float">
            <text:p>1</text:p>
          </table:table-cell>
          <table:table-cell ns41:value-type="float" table:style-name="ce53" office:value="26" office:value-type="float">
            <text:p>26</text:p>
          </table:table-cell>
          <table:table-cell ns41:value-type="float" table:style-name="ce53" office:value="15" office:value-type="float">
            <text:p>15</text:p>
          </table:table-cell>
          <table:table-cell ns41:value-type="float" table:style-name="ce53" office:value="17" office:value-type="float">
            <text:p>17</text:p>
          </table:table-cell>
          <table:table-cell ns41:value-type="float" table:style-name="ce53" office:value="13" office:value-type="float">
            <text:p>13</text:p>
          </table:table-cell>
          <table:table-cell ns41:value-type="float" table:style-name="ce53" office:value="2" office:value-type="float">
            <text:p>2</text:p>
          </table:table-cell>
          <table:table-cell ns41:value-type="float" office:value="1" table:style-name="ce53" table:number-columns-repeated="5" office:value-type="float">
            <text:p>1</text:p>
          </table:table-cell>
          <table:table-cell table:style-name="ce53" table:number-columns-repeated="2"/>
          <table:table-cell ns41:value-type="float" office:value="1" table:style-name="ce53" table:number-columns-repeated="4" office:value-type="float">
            <text:p>1</text:p>
          </table:table-cell>
          <table:table-cell table:style-name="ce53"/>
          <table:table-cell ns41:value-type="float" table:style-name="ce53" office:value="3" office:value-type="float">
            <text:p>3</text:p>
          </table:table-cell>
          <table:table-cell ns41:value-type="float" table:style-name="ce53" office:value="2" office:value-type="float">
            <text:p>2</text:p>
          </table:table-cell>
          <table:table-cell table:style-name="ce53"/>
          <table:table-cell ns41:value-type="float" office:value="2" table:style-name="ce53" table:number-columns-repeated="2" office:value-type="float">
            <text:p>2</text:p>
          </table:table-cell>
          <table:table-cell table:style-name="ce53"/>
          <table:table-cell ns41:value-type="float" table:style-name="ce53" office:value="2" office:value-type="float">
            <text:p>2</text:p>
          </table:table-cell>
          <table:table-cell table:style-name="ce53"/>
          <table:table-cell ns41:value-type="float" office:value="1" table:style-name="ce53" table:number-columns-repeated="2" office:value-type="float">
            <text:p>1</text:p>
          </table:table-cell>
          <table:table-cell ns41:value-type="float" table:style-name="ce53" office:value="2" office:value-type="float">
            <text:p>2</text:p>
          </table:table-cell>
          <table:table-cell ns41:value-type="float" office:value="1" table:style-name="ce53" table:number-columns-repeated="2" office:value-type="float">
            <text:p>1</text:p>
          </table:table-cell>
          <table:table-cell table:style-name="ce53"/>
          <table:table-cell ns41:value-type="float" office:value="2" table:style-name="ce53" table:number-columns-repeated="2" office:value-type="float">
            <text:p>2</text:p>
          </table:table-cell>
          <table:table-cell ns41:value-type="float" office:value="1" table:style-name="ce53" table:number-columns-repeated="4" office:value-type="float">
            <text:p>1</text:p>
          </table:table-cell>
          <table:table-cell ns41:value-type="float" table:style-name="ce53" office:value="7" office:value-type="float">
            <text:p>7</text:p>
          </table:table-cell>
          <table:table-cell ns41:value-type="float" table:style-name="ce53" office:value="5" office:value-type="float">
            <text:p>5</text:p>
          </table:table-cell>
          <table:table-cell ns41:value-type="float" table:style-name="ce53" office:value="6" office:value-type="float">
            <text:p>6</text:p>
          </table:table-cell>
          <table:table-cell ns41:value-type="float" table:style-name="ce53" office:value="5" office:value-type="float">
            <text:p>5</text:p>
          </table:table-cell>
          <table:table-cell table:style-name="ce53"/>
          <table:table-cell ns41:value-type="float" office:value="1" table:style-name="ce53" table:number-columns-repeated="3" office:value-type="float">
            <text:p>1</text:p>
          </table:table-cell>
          <table:table-cell table:style-name="ce53"/>
          <table:table-cell ns41:value-type="float" table:style-name="ce53" office:value="1" office:value-type="float">
            <text:p>1</text:p>
          </table:table-cell>
          <table:table-cell table:style-name="ce53" table:number-columns-repeated="2"/>
          <table:table-cell ns41:value-type="float" office:value="1" table:style-name="ce53" table:number-columns-repeated="5" office:value-type="float">
            <text:p>1</text:p>
          </table:table-cell>
          <table:table-cell table:style-name="ce53"/>
          <table:table-cell ns41:value-type="float" office:value="1" table:style-name="ce53" table:number-columns-repeated="4" office:value-type="float">
            <text:p>1</text:p>
          </table:table-cell>
          <table:table-cell table:style-name="ce53" table:number-columns-repeated="2"/>
          <table:table-cell ns41:value-type="float" office:value="1" table:style-name="ce53" table:number-columns-repeated="2" office:value-type="float">
            <text:p>1</text:p>
          </table:table-cell>
          <table:table-cell table:style-name="ce53"/>
          <table:table-cell ns41:value-type="float" office:value="1" table:style-name="ce53" table:number-columns-repeated="3" office:value-type="float">
            <text:p>1</text:p>
          </table:table-cell>
          <table:table-cell table:style-name="ce53"/>
          <table:table-cell ns41:value-type="float" table:style-name="ce53" office:value="1" office:value-type="float">
            <text:p>1</text:p>
          </table:table-cell>
          <table:table-cell table:style-name="ce53" table:number-columns-repeated="2"/>
          <table:table-cell ns41:value-type="float" office:value="1" table:style-name="ce53" table:number-columns-repeated="2" office:value-type="float">
            <text:p>1</text:p>
          </table:table-cell>
          <table:table-cell ns41:value-type="float" table:style-name="ce53" office:value="2" office:value-type="float">
            <text:p>2</text:p>
          </table:table-cell>
          <table:table-cell ns41:value-type="float" table:style-name="ce53" office:value="1" office:value-type="float">
            <text:p>1</text:p>
          </table:table-cell>
          <table:table-cell table:style-name="ce53"/>
          <table:table-cell ns41:value-type="float" office:value="2" table:style-name="ce53" table:number-columns-repeated="2" office:value-type="float">
            <text:p>2</text:p>
          </table:table-cell>
          <table:table-cell table:style-name="ce53"/>
          <table:table-cell ns41:value-type="float" office:value="1" table:style-name="ce53" table:number-columns-repeated="2" office:value-type="float">
            <text:p>1</text:p>
          </table:table-cell>
          <table:table-cell table:style-name="ce53"/>
          <table:table-cell ns41:value-type="float" office:value="1" table:style-name="ce53" table:number-columns-repeated="2" office:value-type="float">
            <text:p>1</text:p>
          </table:table-cell>
          <table:table-cell table:style-name="ce53"/>
          <table:table-cell ns41:value-type="float" table:style-name="ce53" office:value="1" office:value-type="float">
            <text:p>1</text:p>
          </table:table-cell>
          <table:table-cell table:style-name="ce53" table:number-columns-repeated="2"/>
          <table:table-cell ns41:value-type="float" table:style-name="ce53" office:value="1" office:value-type="float">
            <text:p>1</text:p>
          </table:table-cell>
          <table:table-cell table:style-name="ce53"/>
          <table:table-cell ns41:value-type="float" office:value="1" table:style-name="ce53" table:number-columns-repeated="4" office:value-type="float">
            <text:p>1</text:p>
          </table:table-cell>
          <table:table-cell table:style-name="ce53"/>
          <table:table-cell ns41:value-type="float" office:value="2" table:style-name="ce53" table:number-columns-repeated="2" office:value-type="float">
            <text:p>2</text:p>
          </table:table-cell>
          <table:table-cell ns41:value-type="float" office:value="1" table:style-name="ce53" table:number-columns-repeated="2" office:value-type="float">
            <text:p>1</text:p>
          </table:table-cell>
          <table:table-cell table:style-name="ce53" table:number-columns-repeated="2"/>
          <table:table-cell ns41:value-type="float" office:value="1" table:style-name="ce53" table:number-columns-repeated="3" office:value-type="float">
            <text:p>1</text:p>
          </table:table-cell>
          <table:table-cell table:style-name="ce53" table:number-columns-repeated="2"/>
          <table:table-cell ns41:value-type="float" table:style-name="ce53" office:value="4" office:value-type="float">
            <text:p>4</text:p>
          </table:table-cell>
          <table:table-cell ns41:value-type="float" table:style-name="ce53" office:value="2" office:value-type="float">
            <text:p>2</text:p>
          </table:table-cell>
          <table:table-cell ns41:value-type="float" table:style-name="ce53" office:value="122" office:value-type="float">
            <text:p>122</text:p>
          </table:table-cell>
          <table:table-cell ns41:value-type="float" table:style-name="ce53" office:value="110" office:value-type="float">
            <text:p>110</text:p>
          </table:table-cell>
          <table:table-cell ns41:value-type="float" table:style-name="ce53" office:value="102" office:value-type="float">
            <text:p>102</text:p>
          </table:table-cell>
          <table:table-cell ns41:value-type="float" table:style-name="ce53" office:value="90" office:value-type="float">
            <text:p>90</text:p>
          </table:table-cell>
          <table:table-cell ns41:value-type="float" office:value="1" table:style-name="ce53" table:number-columns-repeated="4" office:value-type="float">
            <text:p>1</text:p>
          </table:table-cell>
          <table:table-cell table:style-name="ce53"/>
          <table:table-cell ns41:value-type="float" table:style-name="ce53" office:value="3" office:value-type="float">
            <text:p>3</text:p>
          </table:table-cell>
          <table:table-cell ns41:value-type="float" office:value="1" table:style-name="ce53" table:number-columns-repeated="2" office:value-type="float">
            <text:p>1</text:p>
          </table:table-cell>
          <table:table-cell ns41:value-type="float" table:style-name="ce14" office:value="1" office:value-type="float">
            <text:p>1</text:p>
          </table:table-cell>
          <table:table-cell ns41:value-type="float" table:style-name="ce51" office:value="1" office:value-type="float">
            <text:p>1</text:p>
          </table:table-cell>
          <table:table-cell ns41:value-type="float" table:style-name="ce14" office:value="1" office:value-type="float">
            <text:p>1</text:p>
          </table:table-cell>
          <table:table-cell table:style-name="ce51"/>
          <table:table-cell ns41:value-type="float" table:style-name="ce51" office:value="1" office:value-type="float">
            <text:p>1</text:p>
          </table:table-cell>
          <table:table-cell ns41:value-type="float" table:style-name="ce14" office:value="1" office:value-type="float">
            <text:p>1</text:p>
          </table:table-cell>
          <table:table-cell table:style-name="ce51"/>
          <table:table-cell ns41:value-type="float" table:style-name="ce51" office:value="2" office:value-type="float">
            <text:p>2</text:p>
          </table:table-cell>
          <table:table-cell ns41:value-type="float" table:style-name="ce14" office:value="1" office:value-type="float">
            <text:p>1</text:p>
          </table:table-cell>
          <table:table-cell table:style-name="ce51"/>
          <table:table-cell ns41:value-type="float" table:style-name="ce51" office:value="1" office:value-type="float">
            <text:p>1</text:p>
          </table:table-cell>
          <table:table-cell table:style-name="ce51"/>
          <table:table-cell ns41:value-type="float" table:style-name="ce51" office:value="1" office:value-type="float">
            <text:p>1</text:p>
          </table:table-cell>
          <table:table-cell ns41:value-type="float" table:style-name="ce14" office:value="1" office:value-type="float">
            <text:p>1</text:p>
          </table:table-cell>
          <table:table-cell table:style-name="ce51"/>
          <table:table-cell ns41:value-type="float" table:style-name="ce51" office:value="2" office:value-type="float">
            <text:p>2</text:p>
          </table:table-cell>
          <table:table-cell ns41:value-type="float" table:style-name="ce14" office:value="2" office:value-type="float">
            <text:p>2</text:p>
          </table:table-cell>
          <table:table-cell table:style-name="ce51"/>
          <table:table-cell ns41:value-type="float" office:value="1" table:style-name="ce51" table:number-columns-repeated="2" office:value-type="float">
            <text:p>1</text:p>
          </table:table-cell>
          <table:table-cell table:style-name="ce51"/>
          <table:table-cell ns41:value-type="float" office:value="1" table:style-name="ce51" table:number-columns-repeated="2" office:value-type="float">
            <text:p>1</text:p>
          </table:table-cell>
          <table:table-cell table:style-name="ce51"/>
          <table:table-cell ns41:value-type="float" table:style-name="ce51" office:value="1" office:value-type="float">
            <text:p>1</text:p>
          </table:table-cell>
          <table:table-cell table:style-name="ce51" table:number-columns-repeated="2"/>
          <table:table-cell ns41:value-type="float" table:style-name="ce51" office:value="1" office:value-type="float">
            <text:p>1</text:p>
          </table:table-cell>
          <table:table-cell ns41:value-type="float" table:style-name="ce51" office:value="2" office:value-type="float">
            <text:p>2</text:p>
          </table:table-cell>
          <table:table-cell ns41:value-type="float" table:style-name="ce14" office:value="2" office:value-type="float">
            <text:p>2</text:p>
          </table:table-cell>
          <table:table-cell ns41:value-type="float" table:style-name="ce53" office:value="1" office:value-type="float">
            <text:p>1</text:p>
          </table:table-cell>
          <table:table-cell ns41:value-type="float" table:style-name="ce111" office:value="1" office:value-type="float">
            <text:p>1</text:p>
          </table:table-cell>
          <table:table-cell ns41:value-type="string" table:style-name="ce13" office:value-type="string">
            <text:p>VT_1889</text:p>
          </table:table-cell>
          <table:table-cell ns41:value-type="string" table:style-name="ce126" office:value-type="string">
            <text:p>09_H7</text:p>
          </table:table-cell>
          <table:table-cell ns41:value-type="string" table:style-name="ce126" office:value-type="string">
            <text:p>704, 705, 708, 709, 711</text:p>
          </table:table-cell>
          <table:table-cell ns41:value-type="string" table:style-name="ce134" office:value-type="string">
            <text:p>270448, 270450,270451</text:p>
          </table:table-cell>
          <table:table-cell table:number-columns-repeated="829"/>
        </table:table-row>
        <table:table-row table:style-name="ro5">
          <table:table-cell ns41:value-type="string" table:style-name="ce11" office:value-type="string">
            <text:p>CBS nummer</text:p>
          </table:table-cell>
          <table:table-cell table:style-name="ce26"/>
          <table:table-cell table:style-name="ce32"/>
          <table:table-cell table:number-rows-spanned="1" office:value-type="float" office:value="482" table:style-name="ce38" table:number-columns-spanned="3" ns41:value-type="float">
            <text:p>482</text:p>
          </table:table-cell>
          <table:covered-table-cell table:style-name="ce54"/>
          <table:covered-table-cell table:style-name="ce63"/>
          <table:table-cell table:number-rows-spanned="1" office:value-type="float" office:value="489" table:style-name="ce70" table:number-columns-spanned="3" ns41:value-type="float">
            <text:p>489</text:p>
          </table:table-cell>
          <table:covered-table-cell table:style-name="ce54"/>
          <table:covered-table-cell table:style-name="ce63"/>
          <table:table-cell table:number-rows-spanned="1" office:value-type="float" office:value="584" table:style-name="ce70" table:number-columns-spanned="3" ns41:value-type="float">
            <text:p>584</text:p>
          </table:table-cell>
          <table:covered-table-cell table:style-name="ce54"/>
          <table:covered-table-cell table:style-name="ce63"/>
          <table:table-cell table:number-rows-spanned="1" office:value-type="float" office:value="639" table:style-name="ce79" table:number-columns-spanned="3" ns41:value-type="float">
            <text:p>639</text:p>
          </table:table-cell>
          <table:covered-table-cell table:style-name="ce54" table:number-columns-repeated="2"/>
          <table:table-cell table:number-rows-spanned="1" office:value-type="float" office:value="492" table:style-name="ce84" table:number-columns-spanned="2" ns41:value-type="float">
            <text:p>492</text:p>
          </table:table-cell>
          <table:covered-table-cell table:style-name="ce63"/>
          <table:table-cell table:number-rows-spanned="1" office:value-type="float" office:value="501" table:style-name="ce84" table:number-columns-spanned="4" ns41:value-type="float">
            <text:p>501</text:p>
          </table:table-cell>
          <table:covered-table-cell table:style-name="ce54" table:number-columns-repeated="2"/>
          <table:covered-table-cell table:style-name="ce63"/>
          <table:table-cell table:number-rows-spanned="1" office:value-type="float" office:value="1037" table:style-name="ce84" table:number-columns-spanned="2" ns41:value-type="float">
            <text:p>1037</text:p>
          </table:table-cell>
          <table:covered-table-cell table:style-name="ce63"/>
          <table:table-cell table:number-rows-spanned="1" office:value-type="float" office:value="503" table:style-name="ce84" table:number-columns-spanned="4" ns41:value-type="float">
            <text:p>503</text:p>
          </table:table-cell>
          <table:covered-table-cell table:style-name="ce54" table:number-columns-repeated="2"/>
          <table:covered-table-cell table:style-name="ce63"/>
          <table:table-cell table:number-rows-spanned="1" office:value-type="float" office:value="505" table:style-name="ce70" table:number-columns-spanned="3" ns41:value-type="float">
            <text:p>505</text:p>
          </table:table-cell>
          <table:covered-table-cell table:style-name="ce54"/>
          <table:covered-table-cell table:style-name="ce63"/>
          <table:table-cell table:number-rows-spanned="1" office:value-type="float" office:value="1063" table:style-name="ce84" table:number-columns-spanned="2" ns41:value-type="float">
            <text:p>1063</text:p>
          </table:table-cell>
          <table:covered-table-cell table:style-name="ce63"/>
          <table:table-cell table:number-rows-spanned="1" office:value-type="float" office:value="513" table:style-name="ce84" table:number-columns-spanned="4" ns41:value-type="float">
            <text:p>513</text:p>
          </table:table-cell>
          <table:covered-table-cell table:style-name="ce54" table:number-columns-repeated="2"/>
          <table:covered-table-cell table:style-name="ce63"/>
          <table:table-cell table:number-rows-spanned="1" office:value-type="float" office:value="517" table:style-name="ce70" table:number-columns-spanned="3" ns41:value-type="float">
            <text:p>517</text:p>
          </table:table-cell>
          <table:covered-table-cell table:style-name="ce54"/>
          <table:covered-table-cell table:style-name="ce63"/>
          <table:table-cell table:number-rows-spanned="1" office:value-type="float" office:value="518" table:style-name="ce84" table:number-columns-spanned="4" ns41:value-type="float">
            <text:p>518</text:p>
          </table:table-cell>
          <table:covered-table-cell table:style-name="ce54" table:number-columns-repeated="2"/>
          <table:covered-table-cell table:style-name="ce63"/>
          <table:table-cell table:number-rows-spanned="1" office:value-type="float" office:value="1070" table:style-name="ce84" table:number-columns-spanned="4" ns41:value-type="float">
            <text:p>1070</text:p>
          </table:table-cell>
          <table:covered-table-cell table:style-name="ce54" table:number-columns-repeated="2"/>
          <table:covered-table-cell table:style-name="ce63"/>
          <table:table-cell table:number-rows-spanned="1" office:value-type="float" office:value="526" table:style-name="ce70" table:number-columns-spanned="3" ns41:value-type="float">
            <text:p>526</text:p>
          </table:table-cell>
          <table:covered-table-cell table:style-name="ce54"/>
          <table:covered-table-cell table:style-name="ce63"/>
          <table:table-cell table:number-rows-spanned="1" office:value-type="float" office:value="527" table:style-name="ce70" table:number-columns-spanned="3" ns41:value-type="float">
            <text:p>527</text:p>
          </table:table-cell>
          <table:covered-table-cell table:style-name="ce54"/>
          <table:covered-table-cell table:style-name="ce63"/>
          <table:table-cell table:number-rows-spanned="1" office:value-type="float" office:value="528" table:style-name="ce70" table:number-columns-spanned="3" ns41:value-type="float">
            <text:p>528</text:p>
          </table:table-cell>
          <table:covered-table-cell table:style-name="ce54"/>
          <table:covered-table-cell table:style-name="ce63"/>
          <table:table-cell table:number-rows-spanned="1" office:value-type="float" office:value="1074" table:style-name="ce70" table:number-columns-spanned="3" ns41:value-type="float">
            <text:p>1074</text:p>
          </table:table-cell>
          <table:covered-table-cell table:style-name="ce54"/>
          <table:covered-table-cell table:style-name="ce63"/>
          <table:table-cell table:number-rows-spanned="1" office:value-type="float" office:value="531" table:style-name="ce70" table:number-columns-spanned="3" ns41:value-type="float">
            <text:p>531</text:p>
          </table:table-cell>
          <table:covered-table-cell table:style-name="ce54"/>
          <table:covered-table-cell table:style-name="ce63"/>
          <table:table-cell table:number-rows-spanned="1" office:value-type="float" office:value="1081" table:style-name="ce84" table:number-columns-spanned="2" ns41:value-type="float">
            <text:p>1081</text:p>
          </table:table-cell>
          <table:covered-table-cell table:style-name="ce63"/>
          <table:table-cell table:number-rows-spanned="1" office:value-type="float" office:value="1082" table:style-name="ce84" table:number-columns-spanned="2" ns41:value-type="float">
            <text:p>1082</text:p>
          </table:table-cell>
          <table:covered-table-cell table:style-name="ce63"/>
          <table:table-cell table:number-rows-spanned="1" office:value-type="float" office:value="537" table:style-name="ce70" table:number-columns-spanned="3" ns41:value-type="float">
            <text:p>537</text:p>
          </table:table-cell>
          <table:covered-table-cell table:style-name="ce54"/>
          <table:covered-table-cell table:style-name="ce63"/>
          <table:table-cell table:number-rows-spanned="1" office:value-type="float" office:value="1256" table:style-name="ce70" table:number-columns-spanned="3" ns41:value-type="float">
            <text:p>1256</text:p>
          </table:table-cell>
          <table:covered-table-cell table:style-name="ce54"/>
          <table:covered-table-cell table:style-name="ce63"/>
          <table:table-cell table:number-rows-spanned="1" office:value-type="float" office:value="1099" table:style-name="ce84" table:number-columns-spanned="4" ns41:value-type="float">
            <text:p>1099</text:p>
          </table:table-cell>
          <table:covered-table-cell table:style-name="ce54" table:number-columns-repeated="2"/>
          <table:covered-table-cell table:style-name="ce63"/>
          <table:table-cell table:number-rows-spanned="1" office:value-type="float" office:value="546" table:style-name="ce84" table:number-columns-spanned="4" ns41:value-type="float">
            <text:p>546</text:p>
          </table:table-cell>
          <table:covered-table-cell table:style-name="ce54" table:number-columns-repeated="2"/>
          <table:covered-table-cell table:style-name="ce63"/>
          <table:table-cell table:number-rows-spanned="1" office:value-type="float" office:value="550" table:style-name="ce70" table:number-columns-spanned="3" ns41:value-type="float">
            <text:p>550</text:p>
          </table:table-cell>
          <table:covered-table-cell table:style-name="ce54"/>
          <table:covered-table-cell table:style-name="ce63"/>
          <table:table-cell table:number-rows-spanned="1" office:value-type="float" office:value="571" table:style-name="ce84" table:number-columns-spanned="2" ns41:value-type="float">
            <text:p>571</text:p>
          </table:table-cell>
          <table:covered-table-cell table:style-name="ce63"/>
          <table:table-cell table:number-rows-spanned="1" office:value-type="float" office:value="547" table:style-name="ce84" table:number-columns-spanned="2" ns41:value-type="float">
            <text:p>547</text:p>
          </table:table-cell>
          <table:covered-table-cell table:style-name="ce63"/>
          <table:table-cell table:number-rows-spanned="1" office:value-type="float" office:value="1107" table:style-name="ce70" table:number-columns-spanned="3" ns41:value-type="float">
            <text:p>1107</text:p>
          </table:table-cell>
          <table:covered-table-cell table:style-name="ce54"/>
          <table:covered-table-cell table:style-name="ce63"/>
          <table:table-cell table:number-rows-spanned="1" office:value-type="float" office:value="554" table:style-name="ce70" table:number-columns-spanned="3" ns41:value-type="float">
            <text:p>554</text:p>
          </table:table-cell>
          <table:covered-table-cell table:style-name="ce54"/>
          <table:covered-table-cell table:style-name="ce63"/>
          <table:table-cell table:number-rows-spanned="1" office:value-type="float" office:value="556" table:style-name="ce70" table:number-columns-spanned="3" ns41:value-type="float">
            <text:p>556</text:p>
          </table:table-cell>
          <table:covered-table-cell table:style-name="ce54"/>
          <table:covered-table-cell table:style-name="ce63"/>
          <table:table-cell table:number-rows-spanned="1" office:value-type="float" office:value="561" table:style-name="ce70" table:number-columns-spanned="3" ns41:value-type="float">
            <text:p>561</text:p>
          </table:table-cell>
          <table:covered-table-cell table:style-name="ce54"/>
          <table:covered-table-cell table:style-name="ce63"/>
          <table:table-cell table:number-rows-spanned="1" office:value-type="float" office:value="562" table:style-name="ce70" table:number-columns-spanned="3" ns41:value-type="float">
            <text:p>562</text:p>
          </table:table-cell>
          <table:covered-table-cell table:style-name="ce54"/>
          <table:covered-table-cell table:style-name="ce63"/>
          <table:table-cell table:number-rows-spanned="1" office:value-type="float" office:value="565" table:style-name="ce84" table:number-columns-spanned="2" ns41:value-type="float">
            <text:p>565</text:p>
          </table:table-cell>
          <table:covered-table-cell table:style-name="ce63"/>
          <table:table-cell table:number-rows-spanned="1" office:value-type="float" office:value="570" table:style-name="ce70" table:number-columns-spanned="3" ns41:value-type="float">
            <text:p>570</text:p>
          </table:table-cell>
          <table:covered-table-cell table:style-name="ce54"/>
          <table:covered-table-cell table:style-name="ce63"/>
          <table:table-cell table:number-rows-spanned="1" office:value-type="float" office:value="572" table:style-name="ce84" table:number-columns-spanned="2" ns41:value-type="float">
            <text:p>572</text:p>
          </table:table-cell>
          <table:covered-table-cell table:style-name="ce63"/>
          <table:table-cell table:number-rows-spanned="1" office:value-type="float" office:value="574" table:style-name="ce70" table:number-columns-spanned="3" ns41:value-type="float">
            <text:p>574</text:p>
          </table:table-cell>
          <table:covered-table-cell table:style-name="ce54"/>
          <table:covered-table-cell table:style-name="ce63"/>
          <table:table-cell table:number-rows-spanned="1" office:value-type="float" office:value="578" table:style-name="ce70" table:number-columns-spanned="3" ns41:value-type="float">
            <text:p>578</text:p>
          </table:table-cell>
          <table:covered-table-cell table:style-name="ce54"/>
          <table:covered-table-cell table:style-name="ce63"/>
          <table:table-cell table:number-rows-spanned="1" office:value-type="float" office:value="579" table:style-name="ce70" table:number-columns-spanned="3" ns41:value-type="float">
            <text:p>579</text:p>
          </table:table-cell>
          <table:covered-table-cell table:style-name="ce54"/>
          <table:covered-table-cell table:style-name="ce63"/>
          <table:table-cell table:number-rows-spanned="1" office:value-type="float" office:value="1133" table:style-name="ce70" table:number-columns-spanned="3" ns41:value-type="float">
            <text:p>1133</text:p>
          </table:table-cell>
          <table:covered-table-cell table:style-name="ce54"/>
          <table:covered-table-cell table:style-name="ce63"/>
          <table:table-cell table:number-rows-spanned="1" office:value-type="float" office:value="582" table:style-name="ce70" table:number-columns-spanned="3" ns41:value-type="float">
            <text:p>582</text:p>
          </table:table-cell>
          <table:covered-table-cell table:style-name="ce54"/>
          <table:covered-table-cell table:style-name="ce63"/>
          <table:table-cell table:number-rows-spanned="1" office:value-type="float" office:value="1142" table:style-name="ce84" table:number-columns-spanned="2" ns41:value-type="float">
            <text:p>1142</text:p>
          </table:table-cell>
          <table:covered-table-cell table:style-name="ce63"/>
          <table:table-cell table:number-rows-spanned="1" office:value-type="float" office:value="587" table:style-name="ce84" table:number-columns-spanned="2" ns41:value-type="float">
            <text:p>587</text:p>
          </table:table-cell>
          <table:covered-table-cell table:style-name="ce63"/>
          <table:table-cell table:number-rows-spanned="1" office:value-type="float" office:value="1149" table:style-name="ce70" table:number-columns-spanned="3" ns41:value-type="float">
            <text:p>1149</text:p>
          </table:table-cell>
          <table:covered-table-cell table:style-name="ce54"/>
          <table:covered-table-cell table:style-name="ce63"/>
          <table:table-cell table:number-rows-spanned="1" office:value-type="float" office:value="1152" table:style-name="ce84" table:number-columns-spanned="2" ns41:value-type="float">
            <text:p>1152</text:p>
          </table:table-cell>
          <table:covered-table-cell table:style-name="ce63"/>
          <table:table-cell table:number-rows-spanned="1" office:value-type="float" office:value="593" table:style-name="ce70" table:number-columns-spanned="3" ns41:value-type="float">
            <text:p>593</text:p>
          </table:table-cell>
          <table:covered-table-cell table:style-name="ce54"/>
          <table:covered-table-cell table:style-name="ce63"/>
          <table:table-cell table:number-rows-spanned="1" office:value-type="float" office:value="595" table:style-name="ce70" table:number-columns-spanned="3" ns41:value-type="float">
            <text:p>595</text:p>
          </table:table-cell>
          <table:covered-table-cell table:style-name="ce54"/>
          <table:covered-table-cell table:style-name="ce63"/>
          <table:table-cell table:number-rows-spanned="1" office:value-type="float" office:value="596" table:style-name="ce84" table:number-columns-spanned="2" ns41:value-type="float">
            <text:p>596</text:p>
          </table:table-cell>
          <table:covered-table-cell table:style-name="ce63"/>
          <table:table-cell table:number-rows-spanned="1" office:value-type="float" office:value="602" table:style-name="ce70" table:number-columns-spanned="3" ns41:value-type="float">
            <text:p>602</text:p>
          </table:table-cell>
          <table:covered-table-cell table:style-name="ce54"/>
          <table:covered-table-cell table:style-name="ce63"/>
          <table:table-cell table:number-rows-spanned="1" office:value-type="float" office:value="597" table:style-name="ce70" table:number-columns-spanned="3" ns41:value-type="float">
            <text:p>597</text:p>
          </table:table-cell>
          <table:covered-table-cell table:style-name="ce54"/>
          <table:covered-table-cell table:style-name="ce63"/>
          <table:table-cell table:number-rows-spanned="1" office:value-type="float" office:value="599" table:style-name="ce84" table:number-columns-spanned="4" ns41:value-type="float">
            <text:p>599</text:p>
          </table:table-cell>
          <table:covered-table-cell table:style-name="ce54" table:number-columns-repeated="2"/>
          <table:covered-table-cell table:style-name="ce63"/>
          <table:table-cell table:number-rows-spanned="1" office:value-type="float" office:value="601" table:style-name="ce84" table:number-columns-spanned="2" ns41:value-type="float">
            <text:p>601</text:p>
          </table:table-cell>
          <table:covered-table-cell table:style-name="ce63"/>
          <table:table-cell table:number-rows-spanned="1" office:value-type="float" office:value="1170" table:style-name="ce70" table:number-columns-spanned="3" ns41:value-type="float">
            <text:p>1170</text:p>
          </table:table-cell>
          <table:covered-table-cell table:style-name="ce54"/>
          <table:covered-table-cell table:style-name="ce63"/>
          <table:table-cell table:number-rows-spanned="1" office:value-type="float" office:value="606" table:style-name="ce84" table:number-columns-spanned="4" ns41:value-type="float">
            <text:p>606</text:p>
          </table:table-cell>
          <table:covered-table-cell table:style-name="ce54" table:number-columns-repeated="2"/>
          <table:covered-table-cell table:style-name="ce63"/>
          <table:table-cell table:number-rows-spanned="1" office:value-type="float" office:value="607" table:style-name="ce70" table:number-columns-spanned="3" ns41:value-type="float">
            <text:p>607</text:p>
          </table:table-cell>
          <table:covered-table-cell table:style-name="ce54"/>
          <table:covered-table-cell table:style-name="ce63"/>
          <table:table-cell table:number-rows-spanned="1" office:value-type="float" office:value="608" table:style-name="ce70" table:number-columns-spanned="3" ns41:value-type="float">
            <text:p>608</text:p>
          </table:table-cell>
          <table:covered-table-cell table:style-name="ce54"/>
          <table:covered-table-cell table:style-name="ce63"/>
          <table:table-cell table:number-rows-spanned="1" office:value-type="float" office:value="610" table:style-name="ce70" table:number-columns-spanned="3" ns41:value-type="float">
            <text:p>610</text:p>
          </table:table-cell>
          <table:covered-table-cell table:style-name="ce54"/>
          <table:covered-table-cell table:style-name="ce63"/>
          <table:table-cell table:number-rows-spanned="1" office:value-type="float" office:value="1215" table:style-name="ce84" table:number-columns-spanned="2" ns41:value-type="float">
            <text:p>1215</text:p>
          </table:table-cell>
          <table:covered-table-cell table:style-name="ce63"/>
          <table:table-cell table:number-rows-spanned="1" office:value-type="float" office:value="627" table:style-name="ce70" table:number-columns-spanned="3" ns41:value-type="float">
            <text:p>627</text:p>
          </table:table-cell>
          <table:covered-table-cell table:style-name="ce54"/>
          <table:covered-table-cell table:style-name="ce63"/>
          <table:table-cell table:number-rows-spanned="1" office:value-type="float" office:value="630" table:style-name="ce70" table:number-columns-spanned="3" ns41:value-type="float">
            <text:p>630</text:p>
          </table:table-cell>
          <table:covered-table-cell table:style-name="ce54"/>
          <table:covered-table-cell table:style-name="ce63"/>
          <table:table-cell table:number-rows-spanned="1" office:value-type="float" office:value="632" table:style-name="ce84" table:number-columns-spanned="2" ns41:value-type="float">
            <text:p>632</text:p>
          </table:table-cell>
          <table:covered-table-cell table:style-name="ce63"/>
          <table:table-cell table:number-rows-spanned="1" office:value-type="float" office:value="1234" table:style-name="ce84" table:number-columns-spanned="2" ns41:value-type="float">
            <text:p>1234</text:p>
          </table:table-cell>
          <table:covered-table-cell table:style-name="ce63"/>
          <table:table-cell table:number-rows-spanned="1" office:value-type="float" office:value="635" table:style-name="ce84" table:number-columns-spanned="2" ns41:value-type="float">
            <text:p>635</text:p>
          </table:table-cell>
          <table:covered-table-cell table:style-name="ce63"/>
          <table:table-cell table:number-rows-spanned="1" office:value-type="float" office:value="638" table:style-name="ce84" table:number-columns-spanned="2" ns41:value-type="float">
            <text:p>638</text:p>
          </table:table-cell>
          <table:covered-table-cell table:style-name="ce63"/>
          <table:table-cell table:number-rows-spanned="1" office:value-type="float" office:value="641" table:style-name="ce84" table:number-columns-spanned="2" ns41:value-type="float">
            <text:p>641</text:p>
          </table:table-cell>
          <table:covered-table-cell table:style-name="ce63"/>
          <table:table-cell table:number-rows-spanned="1" office:value-type="float" office:value="642" table:style-name="ce99" table:number-columns-spanned="4" ns41:value-type="float">
            <text:p>642</text:p>
          </table:table-cell>
          <table:covered-table-cell table:style-name="ce54" table:number-columns-repeated="2"/>
          <table:covered-table-cell table:style-name="ce112"/>
          <table:table-cell table:number-columns-repeated="833"/>
        </table:table-row>
        <table:table-row table:style-name="ro5">
          <table:table-cell ns41:value-type="string" table:style-name="ce12" office:value-type="string">
            <text:p>Amsterdamse code</text:p>
          </table:table-cell>
          <table:table-cell table:style-name="ce27"/>
          <table:table-cell table:style-name="ce32"/>
          <table:table-cell table:number-rows-spanned="1" office:value-type="float" office:value="11327" table:style-name="ce39" table:number-columns-spanned="3" ns41:value-type="float">
            <text:p>11327</text:p>
          </table:table-cell>
          <table:covered-table-cell table:style-name="ce55"/>
          <table:covered-table-cell table:style-name="ce64"/>
          <table:table-cell table:number-rows-spanned="1" office:value-type="float" office:value="10943" table:style-name="ce71" table:number-columns-spanned="3" ns41:value-type="float">
            <text:p>10943</text:p>
          </table:table-cell>
          <table:covered-table-cell table:style-name="ce55"/>
          <table:covered-table-cell table:style-name="ce64"/>
          <table:table-cell table:number-rows-spanned="1" office:value-type="float" office:value="11301" table:style-name="ce71" table:number-columns-spanned="3" ns41:value-type="float">
            <text:p>11301</text:p>
          </table:table-cell>
          <table:covered-table-cell table:style-name="ce55"/>
          <table:covered-table-cell table:style-name="ce64"/>
          <table:table-cell table:number-rows-spanned="1" office:value-type="float" office:value="10917" table:style-name="ce80" table:number-columns-spanned="3" ns41:value-type="float">
            <text:p>10917</text:p>
          </table:table-cell>
          <table:covered-table-cell table:style-name="ce55" table:number-columns-repeated="2"/>
          <table:table-cell table:number-rows-spanned="1" office:value-type="float" office:value="10445" table:style-name="ce85" table:number-columns-spanned="2" ns41:value-type="float">
            <text:p>10445</text:p>
          </table:table-cell>
          <table:covered-table-cell table:style-name="ce64"/>
          <table:table-cell table:number-rows-spanned="1" office:value-type="float" office:value="10232" table:style-name="ce85" table:number-columns-spanned="4" ns41:value-type="float">
            <text:p>10232</text:p>
          </table:table-cell>
          <table:covered-table-cell table:style-name="ce55" table:number-columns-repeated="2"/>
          <table:covered-table-cell table:style-name="ce64"/>
          <table:table-cell table:number-rows-spanned="1" office:value-type="float" office:value="10430" table:style-name="ce85" table:number-columns-spanned="2" ns41:value-type="float">
            <text:p>10430</text:p>
          </table:table-cell>
          <table:covered-table-cell table:style-name="ce64"/>
          <table:table-cell table:number-rows-spanned="1" office:value-type="float" office:value="10928" table:style-name="ce85" table:number-columns-spanned="4" ns41:value-type="float">
            <text:p>10928</text:p>
          </table:table-cell>
          <table:covered-table-cell table:style-name="ce55" table:number-columns-repeated="2"/>
          <table:covered-table-cell table:style-name="ce64"/>
          <table:table-cell table:number-rows-spanned="1" office:value-type="float" office:value="11157" table:style-name="ce71" table:number-columns-spanned="3" ns41:value-type="float">
            <text:p>11157</text:p>
          </table:table-cell>
          <table:covered-table-cell table:style-name="ce55"/>
          <table:covered-table-cell table:style-name="ce64"/>
          <table:table-cell table:number-rows-spanned="1" office:value-type="float" office:value="10606" table:style-name="ce85" table:number-columns-spanned="2" ns41:value-type="float">
            <text:p>10606</text:p>
          </table:table-cell>
          <table:covered-table-cell table:style-name="ce64"/>
          <table:table-cell table:number-rows-spanned="1" office:value-type="float" office:value="10302" table:style-name="ce85" table:number-columns-spanned="4" ns41:value-type="float">
            <text:p>10302</text:p>
          </table:table-cell>
          <table:covered-table-cell table:style-name="ce55" table:number-columns-repeated="2"/>
          <table:covered-table-cell table:style-name="ce64"/>
          <table:table-cell table:number-rows-spanned="1" office:value-type="float" office:value="10052" table:style-name="ce71" table:number-columns-spanned="3" ns41:value-type="float">
            <text:p>10052</text:p>
          </table:table-cell>
          <table:covered-table-cell table:style-name="ce55"/>
          <table:covered-table-cell table:style-name="ce64"/>
          <table:table-cell table:number-rows-spanned="1" office:value-type="float" office:value="11434" table:style-name="ce85" table:number-columns-spanned="4" ns41:value-type="float">
            <text:p>11434</text:p>
          </table:table-cell>
          <table:covered-table-cell table:style-name="ce55" table:number-columns-repeated="2"/>
          <table:covered-table-cell table:style-name="ce64"/>
          <table:table-cell table:number-rows-spanned="1" office:value-type="float" office:value="10167" table:style-name="ce85" table:number-columns-spanned="4" ns41:value-type="float">
            <text:p>10167</text:p>
          </table:table-cell>
          <table:covered-table-cell table:style-name="ce55" table:number-columns-repeated="2"/>
          <table:covered-table-cell table:style-name="ce64"/>
          <table:table-cell table:number-rows-spanned="1" office:value-type="float" office:value="10540" table:style-name="ce71" table:number-columns-spanned="3" ns41:value-type="float">
            <text:p>10540</text:p>
          </table:table-cell>
          <table:covered-table-cell table:style-name="ce55"/>
          <table:covered-table-cell table:style-name="ce64"/>
          <table:table-cell table:number-rows-spanned="1" office:value-type="float" office:value="11024" table:style-name="ce71" table:number-columns-spanned="3" ns41:value-type="float">
            <text:p>11024</text:p>
          </table:table-cell>
          <table:covered-table-cell table:style-name="ce55"/>
          <table:covered-table-cell table:style-name="ce64"/>
          <table:table-cell table:number-rows-spanned="1" office:value-type="float" office:value="10821" table:style-name="ce71" table:number-columns-spanned="3" ns41:value-type="float">
            <text:p>10821</text:p>
          </table:table-cell>
          <table:covered-table-cell table:style-name="ce55"/>
          <table:covered-table-cell table:style-name="ce64"/>
          <table:table-cell table:number-rows-spanned="1" office:value-type="float" office:value="10873" table:style-name="ce71" table:number-columns-spanned="3" ns41:value-type="float">
            <text:p>10873</text:p>
          </table:table-cell>
          <table:covered-table-cell table:style-name="ce55"/>
          <table:covered-table-cell table:style-name="ce64"/>
          <table:table-cell table:number-rows-spanned="1" office:value-type="float" office:value="10416" table:style-name="ce71" table:number-columns-spanned="3" ns41:value-type="float">
            <text:p>10416</text:p>
          </table:table-cell>
          <table:covered-table-cell table:style-name="ce55"/>
          <table:covered-table-cell table:style-name="ce64"/>
          <table:table-cell table:number-rows-spanned="1" office:value-type="float" office:value="10227" table:style-name="ce85" table:number-columns-spanned="2" ns41:value-type="float">
            <text:p>10227</text:p>
          </table:table-cell>
          <table:covered-table-cell table:style-name="ce64"/>
          <table:table-cell table:number-rows-spanned="1" office:value-type="float" office:value="10089" table:style-name="ce85" table:number-columns-spanned="2" ns41:value-type="float">
            <text:p>10089</text:p>
          </table:table-cell>
          <table:covered-table-cell table:style-name="ce64"/>
          <table:table-cell table:number-rows-spanned="1" office:value-type="float" office:value="10707" table:style-name="ce71" table:number-columns-spanned="3" ns41:value-type="float">
            <text:p>10707</text:p>
          </table:table-cell>
          <table:covered-table-cell table:style-name="ce55"/>
          <table:covered-table-cell table:style-name="ce64"/>
          <table:table-cell table:number-rows-spanned="1" office:value-type="float" office:value="11445" table:style-name="ce71" table:number-columns-spanned="3" ns41:value-type="float">
            <text:p>11445</text:p>
          </table:table-cell>
          <table:covered-table-cell table:style-name="ce55"/>
          <table:covered-table-cell table:style-name="ce64"/>
          <table:table-cell table:number-rows-spanned="1" office:value-type="float" office:value="11367" table:style-name="ce85" table:number-columns-spanned="4" ns41:value-type="float">
            <text:p>11367</text:p>
          </table:table-cell>
          <table:covered-table-cell table:style-name="ce55" table:number-columns-repeated="2"/>
          <table:covered-table-cell table:style-name="ce64"/>
          <table:table-cell table:number-rows-spanned="1" office:value-type="float" office:value="10702" table:style-name="ce85" table:number-columns-spanned="4" ns41:value-type="float">
            <text:p>10702</text:p>
          </table:table-cell>
          <table:covered-table-cell table:style-name="ce55" table:number-columns-repeated="2"/>
          <table:covered-table-cell table:style-name="ce64"/>
          <table:table-cell table:number-rows-spanned="1" office:value-type="float" office:value="10050" table:style-name="ce71" table:number-columns-spanned="3" ns41:value-type="float">
            <text:p>10050</text:p>
          </table:table-cell>
          <table:covered-table-cell table:style-name="ce55"/>
          <table:covered-table-cell table:style-name="ce64"/>
          <table:table-cell table:number-rows-spanned="1" office:value-type="float" office:value="10547" table:style-name="ce85" table:number-columns-spanned="2" ns41:value-type="float">
            <text:p>10547</text:p>
          </table:table-cell>
          <table:covered-table-cell table:style-name="ce64"/>
          <table:table-cell table:number-rows-spanned="1" office:value-type="float" office:value="10058" table:style-name="ce85" table:number-columns-spanned="2" ns41:value-type="float">
            <text:p>10058</text:p>
          </table:table-cell>
          <table:covered-table-cell table:style-name="ce64"/>
          <table:table-cell table:number-rows-spanned="1" office:value-type="float" office:value="10997" table:style-name="ce71" table:number-columns-spanned="3" ns41:value-type="float">
            <text:p>10997</text:p>
          </table:table-cell>
          <table:covered-table-cell table:style-name="ce55"/>
          <table:covered-table-cell table:style-name="ce64"/>
          <table:table-cell table:number-rows-spanned="1" office:value-type="float" office:value="11019" table:style-name="ce71" table:number-columns-spanned="3" ns41:value-type="float">
            <text:p>11019</text:p>
          </table:table-cell>
          <table:covered-table-cell table:style-name="ce55"/>
          <table:covered-table-cell table:style-name="ce64"/>
          <table:table-cell table:number-rows-spanned="1" office:value-type="float" office:value="10880" table:style-name="ce71" table:number-columns-spanned="3" ns41:value-type="float">
            <text:p>10880</text:p>
          </table:table-cell>
          <table:covered-table-cell table:style-name="ce55"/>
          <table:covered-table-cell table:style-name="ce64"/>
          <table:table-cell table:number-rows-spanned="1" office:value-type="float" office:value="10166" table:style-name="ce71" table:number-columns-spanned="3" ns41:value-type="float">
            <text:p>10166</text:p>
          </table:table-cell>
          <table:covered-table-cell table:style-name="ce55"/>
          <table:covered-table-cell table:style-name="ce64"/>
          <table:table-cell table:number-rows-spanned="1" office:value-type="float" office:value="10019" table:style-name="ce71" table:number-columns-spanned="3" ns41:value-type="float">
            <text:p>10019</text:p>
          </table:table-cell>
          <table:covered-table-cell table:style-name="ce55"/>
          <table:covered-table-cell table:style-name="ce64"/>
          <table:table-cell table:number-rows-spanned="1" office:value-type="float" office:value="11418" table:style-name="ce85" table:number-columns-spanned="2" ns41:value-type="float">
            <text:p>11418</text:p>
          </table:table-cell>
          <table:covered-table-cell table:style-name="ce64"/>
          <table:table-cell table:number-rows-spanned="1" office:value-type="float" office:value="11213" table:style-name="ce71" table:number-columns-spanned="3" ns41:value-type="float">
            <text:p>11213</text:p>
          </table:table-cell>
          <table:covered-table-cell table:style-name="ce55"/>
          <table:covered-table-cell table:style-name="ce64"/>
          <table:table-cell table:number-rows-spanned="1" office:value-type="float" office:value="10748" table:style-name="ce85" table:number-columns-spanned="2" ns41:value-type="float">
            <text:p>10748</text:p>
          </table:table-cell>
          <table:covered-table-cell table:style-name="ce64"/>
          <table:table-cell table:number-rows-spanned="1" office:value-type="float" office:value="10296" table:style-name="ce71" table:number-columns-spanned="3" ns41:value-type="float">
            <text:p>10296</text:p>
          </table:table-cell>
          <table:covered-table-cell table:style-name="ce55"/>
          <table:covered-table-cell table:style-name="ce64"/>
          <table:table-cell table:number-rows-spanned="1" office:value-type="float" office:value="11346" table:style-name="ce71" table:number-columns-spanned="3" ns41:value-type="float">
            <text:p>11346</text:p>
          </table:table-cell>
          <table:covered-table-cell table:style-name="ce55"/>
          <table:covered-table-cell table:style-name="ce64"/>
          <table:table-cell table:number-rows-spanned="1" office:value-type="float" office:value="10287" table:style-name="ce71" table:number-columns-spanned="3" ns41:value-type="float">
            <text:p>10287</text:p>
          </table:table-cell>
          <table:covered-table-cell table:style-name="ce55"/>
          <table:covered-table-cell table:style-name="ce64"/>
          <table:table-cell table:number-rows-spanned="1" office:value-type="float" office:value="11163" table:style-name="ce71" table:number-columns-spanned="3" ns41:value-type="float">
            <text:p>11163</text:p>
          </table:table-cell>
          <table:covered-table-cell table:style-name="ce55"/>
          <table:covered-table-cell table:style-name="ce64"/>
          <table:table-cell table:number-rows-spanned="1" office:value-type="float" office:value="10097" table:style-name="ce71" table:number-columns-spanned="3" ns41:value-type="float">
            <text:p>10097</text:p>
          </table:table-cell>
          <table:covered-table-cell table:style-name="ce55"/>
          <table:covered-table-cell table:style-name="ce64"/>
          <table:table-cell table:number-rows-spanned="1" office:value-type="float" office:value="11126" table:style-name="ce85" table:number-columns-spanned="2" ns41:value-type="float">
            <text:p>11126</text:p>
          </table:table-cell>
          <table:covered-table-cell table:style-name="ce64"/>
          <table:table-cell table:number-rows-spanned="1" office:value-type="float" office:value="10095" table:style-name="ce85" table:number-columns-spanned="2" ns41:value-type="float">
            <text:p>10095</text:p>
          </table:table-cell>
          <table:covered-table-cell table:style-name="ce64"/>
          <table:table-cell table:number-rows-spanned="1" office:value-type="float" office:value="10683" table:style-name="ce71" table:number-columns-spanned="3" ns41:value-type="float">
            <text:p>10683</text:p>
          </table:table-cell>
          <table:covered-table-cell table:style-name="ce55"/>
          <table:covered-table-cell table:style-name="ce64"/>
          <table:table-cell table:number-rows-spanned="1" office:value-type="float" office:value="11245" table:style-name="ce85" table:number-columns-spanned="2" ns41:value-type="float">
            <text:p>11245</text:p>
          </table:table-cell>
          <table:covered-table-cell table:style-name="ce64"/>
          <table:table-cell table:number-rows-spanned="1" office:value-type="float" office:value="10222" table:style-name="ce71" table:number-columns-spanned="3" ns41:value-type="float">
            <text:p>10222</text:p>
          </table:table-cell>
          <table:covered-table-cell table:style-name="ce55"/>
          <table:covered-table-cell table:style-name="ce64"/>
          <table:table-cell table:number-rows-spanned="1" office:value-type="float" office:value="10485" table:style-name="ce71" table:number-columns-spanned="3" ns41:value-type="float">
            <text:p>10485</text:p>
          </table:table-cell>
          <table:covered-table-cell table:style-name="ce55"/>
          <table:covered-table-cell table:style-name="ce64"/>
          <table:table-cell table:number-rows-spanned="1" office:value-type="float" office:value="10903" table:style-name="ce85" table:number-columns-spanned="2" ns41:value-type="float">
            <text:p>10903</text:p>
          </table:table-cell>
          <table:covered-table-cell table:style-name="ce64"/>
          <table:table-cell table:number-rows-spanned="1" office:value-type="float" office:value="11118" table:style-name="ce71" table:number-columns-spanned="3" ns41:value-type="float">
            <text:p>11118</text:p>
          </table:table-cell>
          <table:covered-table-cell table:style-name="ce55"/>
          <table:covered-table-cell table:style-name="ce64"/>
          <table:table-cell table:number-rows-spanned="1" office:value-type="float" office:value="10646" table:style-name="ce71" table:number-columns-spanned="3" ns41:value-type="float">
            <text:p>10646</text:p>
          </table:table-cell>
          <table:covered-table-cell table:style-name="ce55"/>
          <table:covered-table-cell table:style-name="ce64"/>
          <table:table-cell table:number-rows-spanned="1" office:value-type="float" office:value="10345" table:style-name="ce85" table:number-columns-spanned="4" ns41:value-type="float">
            <text:p>10345</text:p>
          </table:table-cell>
          <table:covered-table-cell table:style-name="ce55" table:number-columns-repeated="2"/>
          <table:covered-table-cell table:style-name="ce64"/>
          <table:table-cell table:number-rows-spanned="1" office:value-type="float" office:value="11129" table:style-name="ce85" table:number-columns-spanned="2" ns41:value-type="float">
            <text:p>11129</text:p>
          </table:table-cell>
          <table:covered-table-cell table:style-name="ce64"/>
          <table:table-cell table:number-rows-spanned="1" office:value-type="float" office:value="11306" table:style-name="ce71" table:number-columns-spanned="3" ns41:value-type="float">
            <text:p>11306</text:p>
          </table:table-cell>
          <table:covered-table-cell table:style-name="ce55"/>
          <table:covered-table-cell table:style-name="ce64"/>
          <table:table-cell table:number-rows-spanned="1" office:value-type="float" office:value="11260" table:style-name="ce85" table:number-columns-spanned="4" ns41:value-type="float">
            <text:p>11260</text:p>
          </table:table-cell>
          <table:covered-table-cell table:style-name="ce55" table:number-columns-repeated="2"/>
          <table:covered-table-cell table:style-name="ce64"/>
          <table:table-cell table:number-rows-spanned="1" office:value-type="float" office:value="10130" table:style-name="ce71" table:number-columns-spanned="3" ns41:value-type="float">
            <text:p>10130</text:p>
          </table:table-cell>
          <table:covered-table-cell table:style-name="ce55"/>
          <table:covered-table-cell table:style-name="ce64"/>
          <table:table-cell table:number-rows-spanned="1" office:value-type="float" office:value="10980" table:style-name="ce71" table:number-columns-spanned="3" ns41:value-type="float">
            <text:p>10980</text:p>
          </table:table-cell>
          <table:covered-table-cell table:style-name="ce55"/>
          <table:covered-table-cell table:style-name="ce64"/>
          <table:table-cell table:number-rows-spanned="1" office:value-type="float" office:value="11331" table:style-name="ce71" table:number-columns-spanned="3" ns41:value-type="float">
            <text:p>11331</text:p>
          </table:table-cell>
          <table:covered-table-cell table:style-name="ce55"/>
          <table:covered-table-cell table:style-name="ce64"/>
          <table:table-cell table:number-rows-spanned="1" office:value-type="float" office:value="10853" table:style-name="ce85" table:number-columns-spanned="2" ns41:value-type="float">
            <text:p>10853</text:p>
          </table:table-cell>
          <table:covered-table-cell table:style-name="ce64"/>
          <table:table-cell table:number-rows-spanned="1" office:value-type="float" office:value="10081" table:style-name="ce71" table:number-columns-spanned="3" ns41:value-type="float">
            <text:p>10081</text:p>
          </table:table-cell>
          <table:covered-table-cell table:style-name="ce55"/>
          <table:covered-table-cell table:style-name="ce64"/>
          <table:table-cell table:number-rows-spanned="1" office:value-type="float" office:value="11329" table:style-name="ce71" table:number-columns-spanned="3" ns41:value-type="float">
            <text:p>11329</text:p>
          </table:table-cell>
          <table:covered-table-cell table:style-name="ce55"/>
          <table:covered-table-cell table:style-name="ce64"/>
          <table:table-cell table:number-rows-spanned="1" office:value-type="float" office:value="10974" table:style-name="ce85" table:number-columns-spanned="2" ns41:value-type="float">
            <text:p>10974</text:p>
          </table:table-cell>
          <table:covered-table-cell table:style-name="ce64"/>
          <table:table-cell table:number-rows-spanned="1" office:value-type="float" office:value="10185" table:style-name="ce85" table:number-columns-spanned="2" ns41:value-type="float">
            <text:p>10185</text:p>
          </table:table-cell>
          <table:covered-table-cell table:style-name="ce64"/>
          <table:table-cell table:number-rows-spanned="1" office:value-type="float" office:value="11317" table:style-name="ce85" table:number-columns-spanned="2" ns41:value-type="float">
            <text:p>11317</text:p>
          </table:table-cell>
          <table:covered-table-cell table:style-name="ce64"/>
          <table:table-cell table:number-rows-spanned="1" office:value-type="float" office:value="11074" table:style-name="ce85" table:number-columns-spanned="2" ns41:value-type="float">
            <text:p>11074</text:p>
          </table:table-cell>
          <table:covered-table-cell table:style-name="ce64"/>
          <table:table-cell table:number-rows-spanned="1" office:value-type="float" office:value="10703" table:style-name="ce85" table:number-columns-spanned="2" ns41:value-type="float">
            <text:p>10703</text:p>
          </table:table-cell>
          <table:covered-table-cell table:style-name="ce64"/>
          <table:table-cell table:number-rows-spanned="1" office:value-type="float" office:value="10468" table:style-name="ce100" table:number-columns-spanned="4" ns41:value-type="float">
            <text:p>10468</text:p>
          </table:table-cell>
          <table:covered-table-cell table:style-name="ce55" table:number-columns-repeated="2"/>
          <table:covered-table-cell table:style-name="ce113"/>
          <table:table-cell table:number-columns-repeated="833"/>
        </table:table-row>
        <table:table-row table:style-name="ro5">
          <table:table-cell ns41:value-type="string" table:style-name="ce12" office:value-type="string">
            <text:p>Grootteklasse</text:p>
          </table:table-cell>
          <table:table-cell table:style-name="ce27"/>
          <table:table-cell table:style-name="ce32"/>
          <table:table-cell table:number-rows-spanned="1" office:value-type="float" office:value="4" table:style-name="ce39"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3" table:style-name="ce71" table:number-columns-spanned="3" ns41:value-type="float">
            <text:p>3</text:p>
          </table:table-cell>
          <table:covered-table-cell table:style-name="ce55"/>
          <table:covered-table-cell table:style-name="ce64"/>
          <table:table-cell table:number-rows-spanned="1" office:value-type="float" office:value="4" table:style-name="ce80" table:number-columns-spanned="3" ns41:value-type="float">
            <text:p>4</text:p>
          </table:table-cell>
          <table:covered-table-cell table:style-name="ce55" table:number-columns-repeated="2"/>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85" table:number-columns-spanned="4" ns41:value-type="float">
            <text:p>4</text:p>
          </table:table-cell>
          <table:covered-table-cell table:style-name="ce55" table:number-columns-repeated="2"/>
          <table:covered-table-cell table:style-name="ce64"/>
          <table:table-cell table:number-rows-spanned="1" office:value-type="float" office:value="3" table:style-name="ce85" table:number-columns-spanned="2" ns41:value-type="float">
            <text:p>3</text:p>
          </table:table-cell>
          <table:covered-table-cell table:style-name="ce64"/>
          <table:table-cell table:number-rows-spanned="1" office:value-type="float" office:value="2" table:style-name="ce85" table:number-columns-spanned="4" ns41:value-type="float">
            <text:p>2</text:p>
          </table:table-cell>
          <table:covered-table-cell table:style-name="ce55" table:number-columns-repeated="2"/>
          <table:covered-table-cell table:style-name="ce64"/>
          <table:table-cell table:number-rows-spanned="1" office:value-type="float" office:value="2" table:style-name="ce71" table:number-columns-spanned="3" ns41:value-type="float">
            <text:p>2</text:p>
          </table:table-cell>
          <table:covered-table-cell table:style-name="ce55"/>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3" table:style-name="ce85" table:number-columns-spanned="4" ns41:value-type="float">
            <text:p>3</text:p>
          </table:table-cell>
          <table:covered-table-cell table:style-name="ce55" table:number-columns-repeated="2"/>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1" table:style-name="ce85" table:number-columns-spanned="4" ns41:value-type="float">
            <text:p>1</text:p>
          </table:table-cell>
          <table:covered-table-cell table:style-name="ce55" table:number-columns-repeated="2"/>
          <table:covered-table-cell table:style-name="ce64"/>
          <table:table-cell table:number-rows-spanned="1" office:value-type="float" office:value="4" table:style-name="ce85" table:number-columns-spanned="4" ns41:value-type="float">
            <text:p>4</text:p>
          </table:table-cell>
          <table:covered-table-cell table:style-name="ce55" table:number-columns-repeated="2"/>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3" table:style-name="ce71" table:number-columns-spanned="3" ns41:value-type="float">
            <text:p>3</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3" table:style-name="ce85" table:number-columns-spanned="4" ns41:value-type="float">
            <text:p>3</text:p>
          </table:table-cell>
          <table:covered-table-cell table:style-name="ce55" table:number-columns-repeated="2"/>
          <table:covered-table-cell table:style-name="ce64"/>
          <table:table-cell table:number-rows-spanned="1" office:value-type="float" office:value="2" table:style-name="ce85" table:number-columns-spanned="4" ns41:value-type="float">
            <text:p>2</text:p>
          </table:table-cell>
          <table:covered-table-cell table:style-name="ce55" table:number-columns-repeated="2"/>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3" table:style-name="ce71" table:number-columns-spanned="3" ns41:value-type="float">
            <text:p>3</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3" table:style-name="ce71" table:number-columns-spanned="3" ns41:value-type="float">
            <text:p>3</text:p>
          </table:table-cell>
          <table:covered-table-cell table:style-name="ce55"/>
          <table:covered-table-cell table:style-name="ce64"/>
          <table:table-cell table:number-rows-spanned="1" office:value-type="float" office:value="1" table:style-name="ce85" table:number-columns-spanned="4" ns41:value-type="float">
            <text:p>1</text:p>
          </table:table-cell>
          <table:covered-table-cell table:style-name="ce55" table:number-columns-repeated="2"/>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2" table:style-name="ce85" table:number-columns-spanned="4" ns41:value-type="float">
            <text:p>2</text:p>
          </table:table-cell>
          <table:covered-table-cell table:style-name="ce55" table:number-columns-repeated="2"/>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3" table:style-name="ce71" table:number-columns-spanned="3" ns41:value-type="float">
            <text:p>3</text:p>
          </table:table-cell>
          <table:covered-table-cell table:style-name="ce55"/>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3" table:style-name="ce85" table:number-columns-spanned="2" ns41:value-type="float">
            <text:p>3</text:p>
          </table:table-cell>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3" table:style-name="ce100" table:number-columns-spanned="4" ns41:value-type="float">
            <text:p>3</text:p>
          </table:table-cell>
          <table:covered-table-cell table:style-name="ce55" table:number-columns-repeated="2"/>
          <table:covered-table-cell table:style-name="ce113"/>
          <table:table-cell table:number-columns-repeated="833"/>
        </table:table-row>
        <table:table-row table:style-name="ro6">
          <table:table-cell ns41:value-type="string" table:style-name="ce13" office:value-type="string">
            <text:p>Provincie</text:p>
          </table:table-cell>
          <table:table-cell table:style-name="ce28"/>
          <table:table-cell table:style-name="ce32"/>
          <table:table-cell ns41:value-type="string" table:number-rows-spanned="1" table:style-name="ce40"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1" table:number-columns-spanned="3" office:value-type="string">
            <text:p>ZH</text:p>
          </table:table-cell>
          <table:covered-table-cell table:style-name="ce56" table:number-columns-repeated="2"/>
          <table:table-cell ns41:value-type="string" table:number-rows-spanned="1" table:style-name="ce86" table:number-columns-spanned="2" office:value-type="string">
            <text:p>ZH</text:p>
          </table:table-cell>
          <table:covered-table-cell table:style-name="ce65"/>
          <table:table-cell ns41:value-type="string" table:number-rows-spanned="1" table:style-name="ce86" table:number-columns-spanned="4" office:value-type="string">
            <text:p>ZH</text:p>
          </table:table-cell>
          <table:covered-table-cell table:style-name="ce56" table:number-columns-repeated="2"/>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86" table:number-columns-spanned="4" office:value-type="string">
            <text:p>ZH</text:p>
          </table:table-cell>
          <table:covered-table-cell table:style-name="ce56" table:number-columns-repeated="2"/>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86" table:number-columns-spanned="4" office:value-type="string">
            <text:p>ZH</text:p>
          </table:table-cell>
          <table:covered-table-cell table:style-name="ce56" table:number-columns-repeated="2"/>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4" office:value-type="string">
            <text:p>ZH</text:p>
          </table:table-cell>
          <table:covered-table-cell table:style-name="ce56" table:number-columns-repeated="2"/>
          <table:covered-table-cell table:style-name="ce65"/>
          <table:table-cell ns41:value-type="string" table:number-rows-spanned="1" table:style-name="ce86" table:number-columns-spanned="4" office:value-type="string">
            <text:p>ZH</text:p>
          </table:table-cell>
          <table:covered-table-cell table:style-name="ce56" table:number-columns-repeated="2"/>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4" office:value-type="string">
            <text:p>ZH</text:p>
          </table:table-cell>
          <table:covered-table-cell table:style-name="ce56" table:number-columns-repeated="2"/>
          <table:covered-table-cell table:style-name="ce65"/>
          <table:table-cell ns41:value-type="string" table:number-rows-spanned="1" table:style-name="ce86" table:number-columns-spanned="4" office:value-type="string">
            <text:p>ZH</text:p>
          </table:table-cell>
          <table:covered-table-cell table:style-name="ce56" table:number-columns-repeated="2"/>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4" office:value-type="string">
            <text:p>ZH</text:p>
          </table:table-cell>
          <table:covered-table-cell table:style-name="ce56" table:number-columns-repeated="2"/>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4" office:value-type="string">
            <text:p>ZH</text:p>
          </table:table-cell>
          <table:covered-table-cell table:style-name="ce56" table:number-columns-repeated="2"/>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101" table:number-columns-spanned="4" office:value-type="string">
            <text:p>ZH</text:p>
          </table:table-cell>
          <table:covered-table-cell table:style-name="ce56" table:number-columns-repeated="2"/>
          <table:covered-table-cell table:style-name="ce114"/>
          <table:table-cell table:number-columns-repeated="833"/>
        </table:table-row>
        <table:table-row table:style-name="ro5">
          <table:table-cell ns41:value-type="string" table:style-name="ce11" office:value-type="string">
            <text:p>Telling</text:p>
          </table:table-cell>
          <table:table-cell table:style-name="ce26"/>
          <table:table-cell table:style-name="ce32"/>
          <table:table-cell ns41:value-type="string" table:number-rows-spanned="1" table:style-name="ce41"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2" table:number-columns-spanned="3" office:value-type="string">
            <text:p>VT_1889</text:p>
          </table:table-cell>
          <table:covered-table-cell table:style-name="ce57" table:number-columns-repeated="2"/>
          <table:table-cell ns41:value-type="string" table:number-rows-spanned="1" table:style-name="ce87" table:number-columns-spanned="2" office:value-type="string">
            <text:p>VT_1889</text:p>
          </table:table-cell>
          <table:covered-table-cell table:style-name="ce66"/>
          <table:table-cell ns41:value-type="string" table:number-rows-spanned="1" table:style-name="ce87" table:number-columns-spanned="4" office:value-type="string">
            <text:p>VT_1889</text:p>
          </table:table-cell>
          <table:covered-table-cell table:style-name="ce57" table:number-columns-repeated="2"/>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87" table:number-columns-spanned="4" office:value-type="string">
            <text:p>VT_1889</text:p>
          </table:table-cell>
          <table:covered-table-cell table:style-name="ce57" table:number-columns-repeated="2"/>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87" table:number-columns-spanned="4" office:value-type="string">
            <text:p>VT_1889</text:p>
          </table:table-cell>
          <table:covered-table-cell table:style-name="ce57" table:number-columns-repeated="2"/>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4" office:value-type="string">
            <text:p>VT_1889</text:p>
          </table:table-cell>
          <table:covered-table-cell table:style-name="ce57" table:number-columns-repeated="2"/>
          <table:covered-table-cell table:style-name="ce66"/>
          <table:table-cell ns41:value-type="string" table:number-rows-spanned="1" table:style-name="ce87" table:number-columns-spanned="4" office:value-type="string">
            <text:p>VT_1889</text:p>
          </table:table-cell>
          <table:covered-table-cell table:style-name="ce57" table:number-columns-repeated="2"/>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4" office:value-type="string">
            <text:p>VT_1889</text:p>
          </table:table-cell>
          <table:covered-table-cell table:style-name="ce57" table:number-columns-repeated="2"/>
          <table:covered-table-cell table:style-name="ce66"/>
          <table:table-cell ns41:value-type="string" table:number-rows-spanned="1" table:style-name="ce87" table:number-columns-spanned="4" office:value-type="string">
            <text:p>VT_1889</text:p>
          </table:table-cell>
          <table:covered-table-cell table:style-name="ce57" table:number-columns-repeated="2"/>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4" office:value-type="string">
            <text:p>VT_1889</text:p>
          </table:table-cell>
          <table:covered-table-cell table:style-name="ce57" table:number-columns-repeated="2"/>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4" office:value-type="string">
            <text:p>VT_1889</text:p>
          </table:table-cell>
          <table:covered-table-cell table:style-name="ce57" table:number-columns-repeated="2"/>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102" table:number-columns-spanned="4" office:value-type="string">
            <text:p>VT_1889</text:p>
          </table:table-cell>
          <table:covered-table-cell table:style-name="ce57" table:number-columns-repeated="2"/>
          <table:covered-table-cell table:style-name="ce115"/>
          <table:table-cell table:number-columns-repeated="833"/>
        </table:table-row>
        <table:table-row table:style-name="ro5">
          <table:table-cell ns41:value-type="string" table:style-name="ce12" office:value-type="string">
            <text:p>Tabel</text:p>
          </table:table-cell>
          <table:table-cell table:style-name="ce27"/>
          <table:table-cell table:style-name="ce32"/>
          <table:table-cell ns41:value-type="string" table:number-rows-spanned="1" table:style-name="ce42"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3" table:number-columns-spanned="3" office:value-type="string">
            <text:p>09_H7</text:p>
          </table:table-cell>
          <table:covered-table-cell table:style-name="ce58" table:number-columns-repeated="2"/>
          <table:table-cell ns41:value-type="string" table:number-rows-spanned="1" table:style-name="ce88" table:number-columns-spanned="2" office:value-type="string">
            <text:p>09_H7</text:p>
          </table:table-cell>
          <table:covered-table-cell table:style-name="ce67"/>
          <table:table-cell ns41:value-type="string" table:number-rows-spanned="1" table:style-name="ce88" table:number-columns-spanned="4" office:value-type="string">
            <text:p>09_H7</text:p>
          </table:table-cell>
          <table:covered-table-cell table:style-name="ce58" table:number-columns-repeated="2"/>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88" table:number-columns-spanned="4" office:value-type="string">
            <text:p>09_H7</text:p>
          </table:table-cell>
          <table:covered-table-cell table:style-name="ce58" table:number-columns-repeated="2"/>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88" table:number-columns-spanned="4" office:value-type="string">
            <text:p>09_H7</text:p>
          </table:table-cell>
          <table:covered-table-cell table:style-name="ce58" table:number-columns-repeated="2"/>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4" office:value-type="string">
            <text:p>09_H7</text:p>
          </table:table-cell>
          <table:covered-table-cell table:style-name="ce58" table:number-columns-repeated="2"/>
          <table:covered-table-cell table:style-name="ce67"/>
          <table:table-cell ns41:value-type="string" table:number-rows-spanned="1" table:style-name="ce88" table:number-columns-spanned="4" office:value-type="string">
            <text:p>09_H7</text:p>
          </table:table-cell>
          <table:covered-table-cell table:style-name="ce58" table:number-columns-repeated="2"/>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4" office:value-type="string">
            <text:p>09_H7</text:p>
          </table:table-cell>
          <table:covered-table-cell table:style-name="ce58" table:number-columns-repeated="2"/>
          <table:covered-table-cell table:style-name="ce67"/>
          <table:table-cell ns41:value-type="string" table:number-rows-spanned="1" table:style-name="ce88" table:number-columns-spanned="4" office:value-type="string">
            <text:p>09_H7</text:p>
          </table:table-cell>
          <table:covered-table-cell table:style-name="ce58" table:number-columns-repeated="2"/>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4" office:value-type="string">
            <text:p>09_H7</text:p>
          </table:table-cell>
          <table:covered-table-cell table:style-name="ce58" table:number-columns-repeated="2"/>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4" office:value-type="string">
            <text:p>09_H7</text:p>
          </table:table-cell>
          <table:covered-table-cell table:style-name="ce58" table:number-columns-repeated="2"/>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103" table:number-columns-spanned="4" office:value-type="string">
            <text:p>09_H7</text:p>
          </table:table-cell>
          <table:covered-table-cell table:style-name="ce58" table:number-columns-repeated="2"/>
          <table:covered-table-cell table:style-name="ce116"/>
          <table:table-cell table:number-columns-repeated="833"/>
        </table:table-row>
        <table:table-row table:style-name="ro5">
          <table:table-cell ns41:value-type="string" table:style-name="ce12" office:value-type="string">
            <text:p>Pagina's</text:p>
          </table:table-cell>
          <table:table-cell table:style-name="ce27"/>
          <table:table-cell table:style-name="ce32"/>
          <table:table-cell ns41:value-type="string" table:number-rows-spanned="1" table:style-name="ce42" table:number-columns-spanned="3" office:value-type="string">
            <text:p>702, 704</text:p>
          </table:table-cell>
          <table:covered-table-cell table:style-name="ce58"/>
          <table:covered-table-cell table:style-name="ce67"/>
          <table:table-cell ns41:value-type="string" table:number-rows-spanned="1" table:style-name="ce74" table:number-columns-spanned="3" office:value-type="string">
            <text:p>702, 704</text:p>
          </table:table-cell>
          <table:covered-table-cell table:style-name="ce58"/>
          <table:covered-table-cell table:style-name="ce67"/>
          <table:table-cell ns41:value-type="string" table:number-rows-spanned="1" table:style-name="ce74" table:number-columns-spanned="3" office:value-type="string">
            <text:p>702, 704</text:p>
          </table:table-cell>
          <table:covered-table-cell table:style-name="ce58"/>
          <table:covered-table-cell table:style-name="ce67"/>
          <table:table-cell ns41:value-type="string" table:number-rows-spanned="1" table:style-name="ce83" table:number-columns-spanned="3" office:value-type="string">
            <text:p>702, 704</text:p>
          </table:table-cell>
          <table:covered-table-cell table:style-name="ce58" table:number-columns-repeated="2"/>
          <table:table-cell ns41:value-type="string" table:number-rows-spanned="1" table:style-name="ce88" table:number-columns-spanned="2" office:value-type="string">
            <text:p>702, 704</text:p>
          </table:table-cell>
          <table:covered-table-cell table:style-name="ce67"/>
          <table:table-cell ns41:value-type="string" table:number-rows-spanned="1" table:style-name="ce88" table:number-columns-spanned="4" office:value-type="string">
            <text:p>702, 704</text:p>
          </table:table-cell>
          <table:covered-table-cell table:style-name="ce58" table:number-columns-repeated="2"/>
          <table:covered-table-cell table:style-name="ce67"/>
          <table:table-cell ns41:value-type="string" table:number-rows-spanned="1" table:style-name="ce88" table:number-columns-spanned="2" office:value-type="string">
            <text:p>702, 704</text:p>
          </table:table-cell>
          <table:covered-table-cell table:style-name="ce67"/>
          <table:table-cell ns41:value-type="string" table:number-rows-spanned="1" table:style-name="ce88" table:number-columns-spanned="4" office:value-type="string">
            <text:p>702, 704</text:p>
          </table:table-cell>
          <table:covered-table-cell table:style-name="ce58" table:number-columns-repeated="2"/>
          <table:covered-table-cell table:style-name="ce67"/>
          <table:table-cell ns41:value-type="string" table:number-rows-spanned="1" table:style-name="ce83" table:number-columns-spanned="3" office:value-type="string">
            <text:p>702, 704</text:p>
          </table:table-cell>
          <table:covered-table-cell table:style-name="ce58" table:number-columns-repeated="2"/>
          <table:table-cell ns41:value-type="string" table:number-rows-spanned="1" table:style-name="ce88" table:number-columns-spanned="2" office:value-type="string">
            <text:p>702, 704</text:p>
          </table:table-cell>
          <table:covered-table-cell table:style-name="ce67"/>
          <table:table-cell ns41:value-type="string" table:number-rows-spanned="1" table:style-name="ce88" table:number-columns-spanned="4" office:value-type="string">
            <text:p>702, 704</text:p>
          </table:table-cell>
          <table:covered-table-cell table:style-name="ce58" table:number-columns-repeated="2"/>
          <table:covered-table-cell table:style-name="ce67"/>
          <table:table-cell ns41:value-type="string" table:number-rows-spanned="1" table:style-name="ce83" table:number-columns-spanned="3" office:value-type="string">
            <text:p>702, 704</text:p>
          </table:table-cell>
          <table:covered-table-cell table:style-name="ce58" table:number-columns-repeated="2"/>
          <table:table-cell ns41:value-type="string" table:number-rows-spanned="1" table:style-name="ce88" table:number-columns-spanned="4" office:value-type="string">
            <text:p>702, 704</text:p>
          </table:table-cell>
          <table:covered-table-cell table:style-name="ce58" table:number-columns-repeated="2"/>
          <table:covered-table-cell table:style-name="ce67"/>
          <table:table-cell ns41:value-type="string" table:number-rows-spanned="1" table:style-name="ce88" table:number-columns-spanned="4" office:value-type="string">
            <text:p>703, 705</text:p>
          </table:table-cell>
          <table:covered-table-cell table:style-name="ce58" table:number-columns-repeated="2"/>
          <table:covered-table-cell table:style-name="ce67"/>
          <table:table-cell ns41:value-type="string" table:number-rows-spanned="1" table:style-name="ce74" table:number-columns-spanned="3" office:value-type="string">
            <text:p>703, 705</text:p>
          </table:table-cell>
          <table:covered-table-cell table:style-name="ce58"/>
          <table:covered-table-cell table:style-name="ce67"/>
          <table:table-cell ns41:value-type="string" table:number-rows-spanned="1" table:style-name="ce74" table:number-columns-spanned="3" office:value-type="string">
            <text:p>703, 705</text:p>
          </table:table-cell>
          <table:covered-table-cell table:style-name="ce58"/>
          <table:covered-table-cell table:style-name="ce67"/>
          <table:table-cell ns41:value-type="string" table:number-rows-spanned="1" table:style-name="ce74" table:number-columns-spanned="3" office:value-type="string">
            <text:p>703, 705</text:p>
          </table:table-cell>
          <table:covered-table-cell table:style-name="ce58"/>
          <table:covered-table-cell table:style-name="ce67"/>
          <table:table-cell ns41:value-type="string" table:number-rows-spanned="1" table:style-name="ce74" table:number-columns-spanned="3" office:value-type="string">
            <text:p>703, 705</text:p>
          </table:table-cell>
          <table:covered-table-cell table:style-name="ce58"/>
          <table:covered-table-cell table:style-name="ce67"/>
          <table:table-cell ns41:value-type="string" table:number-rows-spanned="1" table:style-name="ce74" table:number-columns-spanned="3" office:value-type="string">
            <text:p>703, 705</text:p>
          </table:table-cell>
          <table:covered-table-cell table:style-name="ce58"/>
          <table:covered-table-cell table:style-name="ce67"/>
          <table:table-cell ns41:value-type="string" table:number-rows-spanned="1" table:style-name="ce88" table:number-columns-spanned="2" office:value-type="string">
            <text:p>703, 705</text:p>
          </table:table-cell>
          <table:covered-table-cell table:style-name="ce67"/>
          <table:table-cell ns41:value-type="string" table:number-rows-spanned="1" table:style-name="ce88" table:number-columns-spanned="2" office:value-type="string">
            <text:p>703, 705</text:p>
          </table:table-cell>
          <table:covered-table-cell table:style-name="ce67"/>
          <table:table-cell ns41:value-type="string" table:number-rows-spanned="1" table:style-name="ce74" table:number-columns-spanned="3" office:value-type="string">
            <text:p>703, 705</text:p>
          </table:table-cell>
          <table:covered-table-cell table:style-name="ce58"/>
          <table:covered-table-cell table:style-name="ce67"/>
          <table:table-cell ns41:value-type="string" table:number-rows-spanned="1" table:style-name="ce74" table:number-columns-spanned="3" office:value-type="string">
            <text:p>703, 705</text:p>
          </table:table-cell>
          <table:covered-table-cell table:style-name="ce58"/>
          <table:covered-table-cell table:style-name="ce67"/>
          <table:table-cell ns41:value-type="string" table:number-rows-spanned="1" table:style-name="ce88" table:number-columns-spanned="4" office:value-type="string">
            <text:p>703, 705</text:p>
          </table:table-cell>
          <table:covered-table-cell table:style-name="ce58" table:number-columns-repeated="2"/>
          <table:covered-table-cell table:style-name="ce67"/>
          <table:table-cell ns41:value-type="string" table:number-rows-spanned="1" table:style-name="ce88" table:number-columns-spanned="4" office:value-type="string">
            <text:p>703, 705</text:p>
          </table:table-cell>
          <table:covered-table-cell table:style-name="ce58" table:number-columns-repeated="2"/>
          <table:covered-table-cell table:style-name="ce67"/>
          <table:table-cell ns41:value-type="string" table:number-rows-spanned="1" table:style-name="ce74" table:number-columns-spanned="3" office:value-type="string">
            <text:p>703, 705</text:p>
          </table:table-cell>
          <table:covered-table-cell table:style-name="ce58"/>
          <table:covered-table-cell table:style-name="ce67"/>
          <table:table-cell ns41:value-type="string" table:number-rows-spanned="1" table:style-name="ce88" table:number-columns-spanned="2" office:value-type="string">
            <text:p>703, 705</text:p>
          </table:table-cell>
          <table:covered-table-cell table:style-name="ce67"/>
          <table:table-cell ns41:value-type="string" table:number-rows-spanned="1" table:style-name="ce88" table:number-columns-spanned="2" office:value-type="string">
            <text:p>706, 708</text:p>
          </table:table-cell>
          <table:covered-table-cell table:style-name="ce67"/>
          <table:table-cell ns41:value-type="string" table:number-rows-spanned="1" table:style-name="ce74" table:number-columns-spanned="3" office:value-type="string">
            <text:p>706, 708</text:p>
          </table:table-cell>
          <table:covered-table-cell table:style-name="ce58"/>
          <table:covered-table-cell table:style-name="ce67"/>
          <table:table-cell ns41:value-type="string" table:number-rows-spanned="1" table:style-name="ce74" table:number-columns-spanned="3" office:value-type="string">
            <text:p>706, 708</text:p>
          </table:table-cell>
          <table:covered-table-cell table:style-name="ce58"/>
          <table:covered-table-cell table:style-name="ce67"/>
          <table:table-cell ns41:value-type="string" table:number-rows-spanned="1" table:style-name="ce74" table:number-columns-spanned="3" office:value-type="string">
            <text:p>706, 708</text:p>
          </table:table-cell>
          <table:covered-table-cell table:style-name="ce58"/>
          <table:covered-table-cell table:style-name="ce67"/>
          <table:table-cell ns41:value-type="string" table:number-rows-spanned="1" table:style-name="ce74" table:number-columns-spanned="3" office:value-type="string">
            <text:p>706, 708</text:p>
          </table:table-cell>
          <table:covered-table-cell table:style-name="ce58"/>
          <table:covered-table-cell table:style-name="ce67"/>
          <table:table-cell ns41:value-type="string" table:number-rows-spanned="1" table:style-name="ce74" table:number-columns-spanned="3" office:value-type="string">
            <text:p>706, 708</text:p>
          </table:table-cell>
          <table:covered-table-cell table:style-name="ce58"/>
          <table:covered-table-cell table:style-name="ce67"/>
          <table:table-cell ns41:value-type="string" table:number-rows-spanned="1" table:style-name="ce88" table:number-columns-spanned="2" office:value-type="string">
            <text:p>706, 708</text:p>
          </table:table-cell>
          <table:covered-table-cell table:style-name="ce67"/>
          <table:table-cell ns41:value-type="string" table:number-rows-spanned="1" table:style-name="ce74" table:number-columns-spanned="3" office:value-type="string">
            <text:p>706, 708</text:p>
          </table:table-cell>
          <table:covered-table-cell table:style-name="ce58"/>
          <table:covered-table-cell table:style-name="ce67"/>
          <table:table-cell ns41:value-type="string" table:number-rows-spanned="1" table:style-name="ce88" table:number-columns-spanned="2" office:value-type="string">
            <text:p>706, 708</text:p>
          </table:table-cell>
          <table:covered-table-cell table:style-name="ce67"/>
          <table:table-cell ns41:value-type="string" table:number-rows-spanned="1" table:style-name="ce74" table:number-columns-spanned="3" office:value-type="string">
            <text:p>706, 708</text:p>
          </table:table-cell>
          <table:covered-table-cell table:style-name="ce58"/>
          <table:covered-table-cell table:style-name="ce67"/>
          <table:table-cell ns41:value-type="string" table:number-rows-spanned="1" table:style-name="ce74" table:number-columns-spanned="3" office:value-type="string">
            <text:p>706, 708</text:p>
          </table:table-cell>
          <table:covered-table-cell table:style-name="ce58"/>
          <table:covered-table-cell table:style-name="ce67"/>
          <table:table-cell ns41:value-type="string" table:number-rows-spanned="1" table:style-name="ce74" table:number-columns-spanned="3" office:value-type="string">
            <text:p>706, 708</text:p>
          </table:table-cell>
          <table:covered-table-cell table:style-name="ce58"/>
          <table:covered-table-cell table:style-name="ce67"/>
          <table:table-cell ns41:value-type="string" table:number-rows-spanned="1" table:style-name="ce74" table:number-columns-spanned="3" office:value-type="string">
            <text:p>706, 708</text:p>
          </table:table-cell>
          <table:covered-table-cell table:style-name="ce58"/>
          <table:covered-table-cell table:style-name="ce67"/>
          <table:table-cell ns41:value-type="string" table:number-rows-spanned="1" table:style-name="ce74" table:number-columns-spanned="3" office:value-type="string">
            <text:p>707, 709</text:p>
          </table:table-cell>
          <table:covered-table-cell table:style-name="ce58"/>
          <table:covered-table-cell table:style-name="ce67"/>
          <table:table-cell ns41:value-type="string" table:number-rows-spanned="1" table:style-name="ce88" table:number-columns-spanned="2" office:value-type="string">
            <text:p>707, 709</text:p>
          </table:table-cell>
          <table:covered-table-cell table:style-name="ce67"/>
          <table:table-cell ns41:value-type="string" table:number-rows-spanned="1" table:style-name="ce88" table:number-columns-spanned="2" office:value-type="string">
            <text:p>707, 709</text:p>
          </table:table-cell>
          <table:covered-table-cell table:style-name="ce67"/>
          <table:table-cell ns41:value-type="string" table:number-rows-spanned="1" table:style-name="ce74" table:number-columns-spanned="3" office:value-type="string">
            <text:p>707, 709</text:p>
          </table:table-cell>
          <table:covered-table-cell table:style-name="ce58"/>
          <table:covered-table-cell table:style-name="ce67"/>
          <table:table-cell ns41:value-type="string" table:number-rows-spanned="1" table:style-name="ce88" table:number-columns-spanned="2" office:value-type="string">
            <text:p>707, 709</text:p>
          </table:table-cell>
          <table:covered-table-cell table:style-name="ce67"/>
          <table:table-cell ns41:value-type="string" table:number-rows-spanned="1" table:style-name="ce74" table:number-columns-spanned="3" office:value-type="string">
            <text:p>707, 709</text:p>
          </table:table-cell>
          <table:covered-table-cell table:style-name="ce58"/>
          <table:covered-table-cell table:style-name="ce67"/>
          <table:table-cell ns41:value-type="string" table:number-rows-spanned="1" table:style-name="ce74" table:number-columns-spanned="3" office:value-type="string">
            <text:p>707, 709</text:p>
          </table:table-cell>
          <table:covered-table-cell table:style-name="ce58"/>
          <table:covered-table-cell table:style-name="ce67"/>
          <table:table-cell ns41:value-type="string" table:number-rows-spanned="1" table:style-name="ce88" table:number-columns-spanned="2" office:value-type="string">
            <text:p>707, 709</text:p>
          </table:table-cell>
          <table:covered-table-cell table:style-name="ce67"/>
          <table:table-cell ns41:value-type="string" table:number-rows-spanned="1" table:style-name="ce74" table:number-columns-spanned="3" office:value-type="string">
            <text:p>707, 709</text:p>
          </table:table-cell>
          <table:covered-table-cell table:style-name="ce58"/>
          <table:covered-table-cell table:style-name="ce67"/>
          <table:table-cell ns41:value-type="string" table:number-rows-spanned="1" table:style-name="ce74" table:number-columns-spanned="3" office:value-type="string">
            <text:p>707, 709</text:p>
          </table:table-cell>
          <table:covered-table-cell table:style-name="ce58"/>
          <table:covered-table-cell table:style-name="ce67"/>
          <table:table-cell ns41:value-type="string" table:number-rows-spanned="1" table:style-name="ce88" table:number-columns-spanned="4" office:value-type="string">
            <text:p>707, 709</text:p>
          </table:table-cell>
          <table:covered-table-cell table:style-name="ce58" table:number-columns-repeated="2"/>
          <table:covered-table-cell table:style-name="ce67"/>
          <table:table-cell ns41:value-type="string" table:number-rows-spanned="1" table:style-name="ce88" table:number-columns-spanned="2" office:value-type="string">
            <text:p>707, 709</text:p>
          </table:table-cell>
          <table:covered-table-cell table:style-name="ce67"/>
          <table:table-cell ns41:value-type="string" table:number-rows-spanned="1" table:style-name="ce74" table:number-columns-spanned="3" office:value-type="string">
            <text:p>707, 709</text:p>
          </table:table-cell>
          <table:covered-table-cell table:style-name="ce58"/>
          <table:covered-table-cell table:style-name="ce67"/>
          <table:table-cell ns41:value-type="string" table:number-rows-spanned="1" table:style-name="ce88" table:number-columns-spanned="4" office:value-type="string">
            <text:p>707, 709</text:p>
          </table:table-cell>
          <table:covered-table-cell table:style-name="ce58" table:number-columns-repeated="2"/>
          <table:covered-table-cell table:style-name="ce67"/>
          <table:table-cell ns41:value-type="string" table:number-rows-spanned="1" table:style-name="ce74" table:number-columns-spanned="3" office:value-type="string">
            <text:p>710, 711</text:p>
          </table:table-cell>
          <table:covered-table-cell table:style-name="ce58"/>
          <table:covered-table-cell table:style-name="ce67"/>
          <table:table-cell ns41:value-type="string" table:number-rows-spanned="1" table:style-name="ce74" table:number-columns-spanned="3" office:value-type="string">
            <text:p>710, 711</text:p>
          </table:table-cell>
          <table:covered-table-cell table:style-name="ce58"/>
          <table:covered-table-cell table:style-name="ce67"/>
          <table:table-cell ns41:value-type="string" table:number-rows-spanned="1" table:style-name="ce74" table:number-columns-spanned="3" office:value-type="string">
            <text:p>710, 711</text:p>
          </table:table-cell>
          <table:covered-table-cell table:style-name="ce58"/>
          <table:covered-table-cell table:style-name="ce67"/>
          <table:table-cell ns41:value-type="string" table:number-rows-spanned="1" table:style-name="ce88" table:number-columns-spanned="2" office:value-type="string">
            <text:p>710, 711</text:p>
          </table:table-cell>
          <table:covered-table-cell table:style-name="ce67"/>
          <table:table-cell ns41:value-type="string" table:number-rows-spanned="1" table:style-name="ce74" table:number-columns-spanned="3" office:value-type="string">
            <text:p>710, 711</text:p>
          </table:table-cell>
          <table:covered-table-cell table:style-name="ce58"/>
          <table:covered-table-cell table:style-name="ce67"/>
          <table:table-cell ns41:value-type="string" table:number-rows-spanned="1" table:style-name="ce74" table:number-columns-spanned="3" office:value-type="string">
            <text:p>710, 711</text:p>
          </table:table-cell>
          <table:covered-table-cell table:style-name="ce58"/>
          <table:covered-table-cell table:style-name="ce67"/>
          <table:table-cell ns41:value-type="string" table:number-rows-spanned="1" table:style-name="ce88" table:number-columns-spanned="2" office:value-type="string">
            <text:p>710, 711</text:p>
          </table:table-cell>
          <table:covered-table-cell table:style-name="ce67"/>
          <table:table-cell ns41:value-type="string" table:number-rows-spanned="1" table:style-name="ce88" table:number-columns-spanned="2" office:value-type="string">
            <text:p>710, 711</text:p>
          </table:table-cell>
          <table:covered-table-cell table:style-name="ce67"/>
          <table:table-cell ns41:value-type="string" table:number-rows-spanned="1" table:style-name="ce88" table:number-columns-spanned="2" office:value-type="string">
            <text:p>710, 711</text:p>
          </table:table-cell>
          <table:covered-table-cell table:style-name="ce67"/>
          <table:table-cell ns41:value-type="string" table:number-rows-spanned="1" table:style-name="ce88" table:number-columns-spanned="2" office:value-type="string">
            <text:p>710, 711</text:p>
          </table:table-cell>
          <table:covered-table-cell table:style-name="ce67"/>
          <table:table-cell ns41:value-type="string" table:number-rows-spanned="1" table:style-name="ce88" table:number-columns-spanned="2" office:value-type="string">
            <text:p>710, 711</text:p>
          </table:table-cell>
          <table:covered-table-cell table:style-name="ce67"/>
          <table:table-cell ns41:value-type="string" table:number-rows-spanned="1" table:style-name="ce103" table:number-columns-spanned="4" office:value-type="string">
            <text:p>710, 711</text:p>
          </table:table-cell>
          <table:covered-table-cell table:style-name="ce58" table:number-columns-repeated="2"/>
          <table:covered-table-cell table:style-name="ce116"/>
          <table:table-cell table:number-columns-repeated="833"/>
        </table:table-row>
        <table:table-row table:style-name="ro6">
          <table:table-cell ns41:value-type="string" table:style-name="ce13" office:value-type="string">
            <text:p>Image nummers</text:p>
          </table:table-cell>
          <table:table-cell table:style-name="ce28"/>
          <table:table-cell table:style-name="ce32"/>
          <table:table-cell ns41:value-type="string" table:number-rows-spanned="1" table:style-name="ce40" table:number-columns-spanned="3" office:value-type="string">
            <text:p>270447/8</text:p>
          </table:table-cell>
          <table:covered-table-cell table:style-name="ce56"/>
          <table:covered-table-cell table:style-name="ce65"/>
          <table:table-cell ns41:value-type="string" table:number-rows-spanned="1" table:style-name="ce72" table:number-columns-spanned="3" office:value-type="string">
            <text:p>270447/8</text:p>
          </table:table-cell>
          <table:covered-table-cell table:style-name="ce56"/>
          <table:covered-table-cell table:style-name="ce65"/>
          <table:table-cell ns41:value-type="string" table:number-rows-spanned="1" table:style-name="ce72" table:number-columns-spanned="3" office:value-type="string">
            <text:p>270447/8</text:p>
          </table:table-cell>
          <table:covered-table-cell table:style-name="ce56"/>
          <table:covered-table-cell table:style-name="ce65"/>
          <table:table-cell ns41:value-type="string" table:number-rows-spanned="1" table:style-name="ce81" table:number-columns-spanned="3" office:value-type="string">
            <text:p>270447/8</text:p>
          </table:table-cell>
          <table:covered-table-cell table:style-name="ce56" table:number-columns-repeated="2"/>
          <table:table-cell ns41:value-type="string" table:number-rows-spanned="1" table:style-name="ce86" table:number-columns-spanned="2" office:value-type="string">
            <text:p>270447/8</text:p>
          </table:table-cell>
          <table:covered-table-cell table:style-name="ce65"/>
          <table:table-cell ns41:value-type="string" table:number-rows-spanned="1" table:style-name="ce86" table:number-columns-spanned="4" office:value-type="string">
            <text:p>270447/8</text:p>
          </table:table-cell>
          <table:covered-table-cell table:style-name="ce56" table:number-columns-repeated="2"/>
          <table:covered-table-cell table:style-name="ce65"/>
          <table:table-cell ns41:value-type="string" table:number-rows-spanned="1" table:style-name="ce86" table:number-columns-spanned="2" office:value-type="string">
            <text:p>270447/8</text:p>
          </table:table-cell>
          <table:covered-table-cell table:style-name="ce65"/>
          <table:table-cell ns41:value-type="string" table:number-rows-spanned="1" table:style-name="ce86" table:number-columns-spanned="4" office:value-type="string">
            <text:p>270447/8</text:p>
          </table:table-cell>
          <table:covered-table-cell table:style-name="ce56" table:number-columns-repeated="2"/>
          <table:covered-table-cell table:style-name="ce65"/>
          <table:table-cell ns41:value-type="string" table:number-rows-spanned="1" table:style-name="ce81" table:number-columns-spanned="3" office:value-type="string">
            <text:p>270447/8</text:p>
          </table:table-cell>
          <table:covered-table-cell table:style-name="ce56" table:number-columns-repeated="2"/>
          <table:table-cell ns41:value-type="string" table:number-rows-spanned="1" table:style-name="ce86" table:number-columns-spanned="2" office:value-type="string">
            <text:p>270447/8</text:p>
          </table:table-cell>
          <table:covered-table-cell table:style-name="ce65"/>
          <table:table-cell ns41:value-type="string" table:number-rows-spanned="1" table:style-name="ce86" table:number-columns-spanned="4" office:value-type="string">
            <text:p>270447/8</text:p>
          </table:table-cell>
          <table:covered-table-cell table:style-name="ce56" table:number-columns-repeated="2"/>
          <table:covered-table-cell table:style-name="ce65"/>
          <table:table-cell ns41:value-type="string" table:number-rows-spanned="1" table:style-name="ce81" table:number-columns-spanned="3" office:value-type="string">
            <text:p>270447/8</text:p>
          </table:table-cell>
          <table:covered-table-cell table:style-name="ce56" table:number-columns-repeated="2"/>
          <table:table-cell ns41:value-type="string" table:number-rows-spanned="1" table:style-name="ce86" table:number-columns-spanned="4" office:value-type="string">
            <text:p>270447/8</text:p>
          </table:table-cell>
          <table:covered-table-cell table:style-name="ce56" table:number-columns-repeated="2"/>
          <table:covered-table-cell table:style-name="ce65"/>
          <table:table-cell ns41:value-type="string" table:number-rows-spanned="1" table:style-name="ce86" table:number-columns-spanned="4" office:value-type="string">
            <text:p>270447/8</text:p>
          </table:table-cell>
          <table:covered-table-cell table:style-name="ce56" table:number-columns-repeated="2"/>
          <table:covered-table-cell table:style-name="ce65"/>
          <table:table-cell ns41:value-type="string" table:number-rows-spanned="1" table:style-name="ce72" table:number-columns-spanned="3" office:value-type="string">
            <text:p>270447/8</text:p>
          </table:table-cell>
          <table:covered-table-cell table:style-name="ce56"/>
          <table:covered-table-cell table:style-name="ce65"/>
          <table:table-cell ns41:value-type="string" table:number-rows-spanned="1" table:style-name="ce72" table:number-columns-spanned="3" office:value-type="string">
            <text:p>270447/8</text:p>
          </table:table-cell>
          <table:covered-table-cell table:style-name="ce56"/>
          <table:covered-table-cell table:style-name="ce65"/>
          <table:table-cell ns41:value-type="string" table:number-rows-spanned="1" table:style-name="ce72" table:number-columns-spanned="3" office:value-type="string">
            <text:p>270447/8</text:p>
          </table:table-cell>
          <table:covered-table-cell table:style-name="ce56"/>
          <table:covered-table-cell table:style-name="ce65"/>
          <table:table-cell ns41:value-type="string" table:number-rows-spanned="1" table:style-name="ce72" table:number-columns-spanned="3" office:value-type="string">
            <text:p>270447/8</text:p>
          </table:table-cell>
          <table:covered-table-cell table:style-name="ce56"/>
          <table:covered-table-cell table:style-name="ce65"/>
          <table:table-cell ns41:value-type="string" table:number-rows-spanned="1" table:style-name="ce72" table:number-columns-spanned="3" office:value-type="string">
            <text:p>270447/8</text:p>
          </table:table-cell>
          <table:covered-table-cell table:style-name="ce56"/>
          <table:covered-table-cell table:style-name="ce65"/>
          <table:table-cell ns41:value-type="string" table:number-rows-spanned="1" table:style-name="ce86" table:number-columns-spanned="2" office:value-type="string">
            <text:p>270447/8</text:p>
          </table:table-cell>
          <table:covered-table-cell table:style-name="ce65"/>
          <table:table-cell ns41:value-type="string" table:number-rows-spanned="1" table:style-name="ce86" table:number-columns-spanned="2" office:value-type="string">
            <text:p>270447/8</text:p>
          </table:table-cell>
          <table:covered-table-cell table:style-name="ce65"/>
          <table:table-cell ns41:value-type="string" table:number-rows-spanned="1" table:style-name="ce72" table:number-columns-spanned="3" office:value-type="string">
            <text:p>270447/8</text:p>
          </table:table-cell>
          <table:covered-table-cell table:style-name="ce56"/>
          <table:covered-table-cell table:style-name="ce65"/>
          <table:table-cell ns41:value-type="string" table:number-rows-spanned="1" table:style-name="ce72" table:number-columns-spanned="3" office:value-type="string">
            <text:p>270447/8</text:p>
          </table:table-cell>
          <table:covered-table-cell table:style-name="ce56"/>
          <table:covered-table-cell table:style-name="ce65"/>
          <table:table-cell ns41:value-type="string" table:number-rows-spanned="1" table:style-name="ce86" table:number-columns-spanned="4" office:value-type="string">
            <text:p>270447/8</text:p>
          </table:table-cell>
          <table:covered-table-cell table:style-name="ce56" table:number-columns-repeated="2"/>
          <table:covered-table-cell table:style-name="ce65"/>
          <table:table-cell ns41:value-type="string" table:number-rows-spanned="1" table:style-name="ce86" table:number-columns-spanned="4" office:value-type="string">
            <text:p>270447/8</text:p>
          </table:table-cell>
          <table:covered-table-cell table:style-name="ce56" table:number-columns-repeated="2"/>
          <table:covered-table-cell table:style-name="ce65"/>
          <table:table-cell ns41:value-type="string" table:number-rows-spanned="1" table:style-name="ce72" table:number-columns-spanned="3" office:value-type="string">
            <text:p>270447/8</text:p>
          </table:table-cell>
          <table:covered-table-cell table:style-name="ce56"/>
          <table:covered-table-cell table:style-name="ce65"/>
          <table:table-cell ns41:value-type="string" table:number-rows-spanned="1" table:style-name="ce86" table:number-columns-spanned="2" office:value-type="string">
            <text:p>270447/8</text:p>
          </table:table-cell>
          <table:covered-table-cell table:style-name="ce65"/>
          <table:table-cell ns41:value-type="string" table:number-rows-spanned="1" table:style-name="ce86" table:number-columns-spanned="2" office:value-type="string">
            <text:p>270449/50</text:p>
          </table:table-cell>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86" table:number-columns-spanned="2" office:value-type="string">
            <text:p>270449/50</text:p>
          </table:table-cell>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86" table:number-columns-spanned="2" office:value-type="string">
            <text:p>270449/50</text:p>
          </table:table-cell>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86" table:number-columns-spanned="2" office:value-type="string">
            <text:p>270449/50</text:p>
          </table:table-cell>
          <table:covered-table-cell table:style-name="ce65"/>
          <table:table-cell ns41:value-type="string" table:number-rows-spanned="1" table:style-name="ce86" table:number-columns-spanned="2" office:value-type="string">
            <text:p>270449/50</text:p>
          </table:table-cell>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86" table:number-columns-spanned="2" office:value-type="string">
            <text:p>270449/50</text:p>
          </table:table-cell>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86" table:number-columns-spanned="2" office:value-type="string">
            <text:p>270449/50</text:p>
          </table:table-cell>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86" table:number-columns-spanned="4" office:value-type="string">
            <text:p>270449/50</text:p>
          </table:table-cell>
          <table:covered-table-cell table:style-name="ce56" table:number-columns-repeated="2"/>
          <table:covered-table-cell table:style-name="ce65"/>
          <table:table-cell ns41:value-type="string" table:number-rows-spanned="1" table:style-name="ce86" table:number-columns-spanned="2" office:value-type="string">
            <text:p>270449/50</text:p>
          </table:table-cell>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86" table:number-columns-spanned="4" office:value-type="string">
            <text:p>270449/50</text:p>
          </table:table-cell>
          <table:covered-table-cell table:style-name="ce56" table:number-columns-repeated="2"/>
          <table:covered-table-cell table:style-name="ce65"/>
          <table:table-cell table:number-rows-spanned="1" office:value-type="float" office:value="270451" table:style-name="ce72" table:number-columns-spanned="3" ns41:value-type="float">
            <text:p>270451</text:p>
          </table:table-cell>
          <table:covered-table-cell table:style-name="ce56"/>
          <table:covered-table-cell table:style-name="ce65"/>
          <table:table-cell table:number-rows-spanned="1" office:value-type="float" office:value="270451" table:style-name="ce72" table:number-columns-spanned="3" ns41:value-type="float">
            <text:p>270451</text:p>
          </table:table-cell>
          <table:covered-table-cell table:style-name="ce56"/>
          <table:covered-table-cell table:style-name="ce65"/>
          <table:table-cell table:number-rows-spanned="1" office:value-type="float" office:value="270451" table:style-name="ce72" table:number-columns-spanned="3" ns41:value-type="float">
            <text:p>270451</text:p>
          </table:table-cell>
          <table:covered-table-cell table:style-name="ce56"/>
          <table:covered-table-cell table:style-name="ce65"/>
          <table:table-cell table:number-rows-spanned="1" office:value-type="float" office:value="270451" table:style-name="ce86" table:number-columns-spanned="2" ns41:value-type="float">
            <text:p>270451</text:p>
          </table:table-cell>
          <table:covered-table-cell table:style-name="ce65"/>
          <table:table-cell table:number-rows-spanned="1" office:value-type="float" office:value="270451" table:style-name="ce72" table:number-columns-spanned="3" ns41:value-type="float">
            <text:p>270451</text:p>
          </table:table-cell>
          <table:covered-table-cell table:style-name="ce56"/>
          <table:covered-table-cell table:style-name="ce65"/>
          <table:table-cell table:number-rows-spanned="1" office:value-type="float" office:value="270451" table:style-name="ce72" table:number-columns-spanned="3" ns41:value-type="float">
            <text:p>270451</text:p>
          </table:table-cell>
          <table:covered-table-cell table:style-name="ce56"/>
          <table:covered-table-cell table:style-name="ce65"/>
          <table:table-cell table:number-rows-spanned="1" office:value-type="float" office:value="270451" table:style-name="ce86" table:number-columns-spanned="2" ns41:value-type="float">
            <text:p>270451</text:p>
          </table:table-cell>
          <table:covered-table-cell table:style-name="ce65"/>
          <table:table-cell table:number-rows-spanned="1" office:value-type="float" office:value="270451" table:style-name="ce86" table:number-columns-spanned="2" ns41:value-type="float">
            <text:p>270451</text:p>
          </table:table-cell>
          <table:covered-table-cell table:style-name="ce65"/>
          <table:table-cell table:number-rows-spanned="1" office:value-type="float" office:value="270451" table:style-name="ce86" table:number-columns-spanned="2" ns41:value-type="float">
            <text:p>270451</text:p>
          </table:table-cell>
          <table:covered-table-cell table:style-name="ce65"/>
          <table:table-cell table:number-rows-spanned="1" office:value-type="float" office:value="270451" table:style-name="ce86" table:number-columns-spanned="2" ns41:value-type="float">
            <text:p>270451</text:p>
          </table:table-cell>
          <table:covered-table-cell table:style-name="ce65"/>
          <table:table-cell table:number-rows-spanned="1" office:value-type="float" office:value="270451" table:style-name="ce86" table:number-columns-spanned="2" ns41:value-type="float">
            <text:p>270451</text:p>
          </table:table-cell>
          <table:covered-table-cell table:style-name="ce65"/>
          <table:table-cell table:number-rows-spanned="1" office:value-type="float" office:value="270451" table:style-name="ce101" table:number-columns-spanned="4" ns41:value-type="float">
            <text:p>270451</text:p>
          </table:table-cell>
          <table:covered-table-cell table:style-name="ce56" table:number-columns-repeated="2"/>
          <table:covered-table-cell table:style-name="ce114"/>
          <table:table-cell table:number-columns-repeated="833"/>
        </table:table-row>
        <table:table-row table:style-name="ro6">
          <table:table-cell table:style-name="ce14" table:number-columns-repeated="3"/>
          <table:table-cell table:style-name="ce43"/>
          <table:table-cell table:style-name="ce14" table:number-columns-repeated="7"/>
          <table:table-cell table:number-columns-repeated="1013"/>
        </table:table-row>
        <table:table-row table:style-name="ro6">
          <table:table-cell ns41:value-type="string" table:number-rows-spanned="2" table:style-name="ce15" table:number-columns-spanned="2" office:value-type="string">
            <text:p>Totaal der provincie</text:p>
          </table:table-cell>
          <table:covered-table-cell table:style-name="ce29"/>
          <table:table-cell table:style-name="ce14"/>
          <table:table-cell ns41:value-type="string" table:style-name="ce44" office:value-type="string">
            <text:p>M</text:p>
          </table:table-cell>
          <table:table-cell ns41:value-type="string" table:style-name="ce59" office:value-type="string">
            <text:p>*</text:p>
          </table:table-cell>
          <table:table-cell ns41:value-type="string" table:style-name="ce59" office:value-type="string">
            <text:p>V</text:p>
          </table:table-cell>
          <table:table-cell ns41:value-type="string" table:style-name="ce75" office:value-type="string">
            <text:p>*</text:p>
          </table:table-cell>
          <table:table-cell table:style-name="ce78"/>
          <table:table-cell table:style-name="ce14"/>
          <table:table-cell table:number-columns-repeated="180"/>
          <table:table-cell table:style-name="ce106" table:number-columns-repeated="2"/>
          <table:table-cell table:number-columns-repeated="3"/>
          <table:table-cell table:style-name="ce2"/>
          <table:table-cell table:number-columns-repeated="829"/>
        </table:table-row>
        <table:table-row table:style-name="ro6">
          <table:covered-table-cell table:style-name="ce16"/>
          <table:covered-table-cell table:style-name="ce30"/>
          <table:table-cell table:style-name="ce14"/>
          <table:table-cell ns41:value-type="float" table:style-name="ce45" office:value="224" office:value-type="float">
            <text:p>224</text:p>
          </table:table-cell>
          <table:table-cell ns41:value-type="float" table:style-name="ce60" office:value="172" office:value-type="float">
            <text:p>172</text:p>
          </table:table-cell>
          <table:table-cell ns41:value-type="float" table:style-name="ce60" office:value="170" office:value-type="float">
            <text:p>170</text:p>
          </table:table-cell>
          <table:table-cell ns41:value-type="float" table:style-name="ce76" office:value="134" office:value-type="float">
            <text:p>134</text:p>
          </table:table-cell>
          <table:table-cell table:style-name="ce14" table:number-columns-repeated="2"/>
          <table:table-cell table:number-columns-repeated="180"/>
          <table:table-cell table:style-name="ce106" table:number-columns-repeated="2"/>
          <table:table-cell table:number-columns-repeated="3"/>
          <table:table-cell table:style-name="ce2"/>
          <table:table-cell table:number-columns-repeated="829"/>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vende gedeelte_a">
        <table:table-column table:style-name="co10" table:default-cell-style-name="ce2"/>
        <table:table-column table:style-name="co3" table:default-cell-style-name="ce18"/>
        <table:table-column table:style-name="co11" table:default-cell-style-name="ce18"/>
        <table:table-column table:style-name="co12" table:default-cell-style-name="ce2"/>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number-columns-repeated="47"/>
        <table:table-column table:style-name="co9" table:default-cell-style-name="ce106"/>
        <table:table-column table:style-name="co18" table:default-cell-style-name="ce106"/>
        <table:table-column table:style-name="co9" table:default-cell-style-name="ce106" table:number-columns-repeated="3"/>
        <table:table-column table:style-name="co19" table:default-cell-style-name="ce106"/>
        <table:table-column table:style-name="co9" table:default-cell-style-name="ce2" table:number-columns-repeated="194"/>
        <table:table-column table:style-name="co9" table:default-cell-style-name="Default" table:number-columns-repeated="767"/>
        <table:table-row table:style-name="ro7">
          <table:table-cell ns41:value-type="string" table:style-name="TL Title" office:value-type="string">
            <text:p>PROVINCIE ZUIDHOLLAND, <text:s/>ZEVENDE GEDEELTE: INDEELING DER DOOFSTOMMEN DIE ONDERWIJS EN GEEN ONDERWIJS GENOTEN HEBBEN, NAAR WOONPLAATS EN LEEFTIJD</text:p>
          </table:table-cell>
          <table:table-cell table:style-name="TL Title" table:number-columns-repeated="30"/>
          <table:table-cell table:style-name="ce14" table:number-columns-repeated="993"/>
        </table:table-row>
        <table:table-row table:style-name="ro5">
          <table:table-cell table:style-name="ce14" table:number-columns-repeated="4"/>
          <table:table-cell table:style-name="ce43"/>
          <table:table-cell table:style-name="ce14" table:number-columns-repeated="1019"/>
        </table:table-row>
        <table:table-row table:style-name="ro5">
          <table:table-cell ns41:value-type="string" table:style-name="TL RowProperty" office:value-type="string">
            <text:p>Doofstommen werden niet aangetroffen in de gemeenten:</text:p>
          </table:table-cell>
          <table:table-cell table:style-name="TL RowProperty"/>
          <table:table-cell table:style-name="TL ColHeader" table:number-columns-repeated="2"/>
          <table:table-cell table:style-name="TL ColHeader"/>
          <table:table-cell table:style-name="ce14" table:number-columns-repeated="1019"/>
        </table:table-row>
        <table:table-row table:style-name="ro6">
          <table:table-cell table:style-name="TL ColHeader" table:number-columns-repeated="4"/>
          <table:table-cell table:style-name="TL ColHeader"/>
          <table:table-cell table:style-name="ce14" table:number-columns-repeated="1019"/>
        </table:table-row>
        <table:table-row table:style-name="ro8">
          <table:table-cell ns41:value-type="string" table:style-name="TL RowProperty" office:value-type="string">
            <text:p>GEMEENTEN</text:p>
          </table:table-cell>
          <table:table-cell table:style-name="TL RowProperty"/>
          <table:table-cell ns41:value-type="string" table:style-name="ce145" office:value-type="string">
            <text:p>CBS nummer</text:p>
          </table:table-cell>
          <table:table-cell ns41:value-type="string" table:style-name="TL ColHeader" office:value-type="string">
            <text:p>Amsterdamse code</text:p>
          </table:table-cell>
          <table:table-cell ns41:value-type="string" table:style-name="TL ColHeader" office:value-type="string">
            <text:p>Grootteklasse</text:p>
          </table:table-cell>
          <table:table-cell ns41:value-type="string" table:style-name="TL ColHeader" office:value-type="string">
            <text:p>Provincie</text:p>
          </table:table-cell>
          <table:table-cell ns41:value-type="string" table:style-name="TL ColHeader" office:value-type="string">
            <text:p>Telling</text:p>
          </table:table-cell>
          <table:table-cell ns41:value-type="string" table:style-name="TL ColHeader" office:value-type="string">
            <text:p>Tabel</text:p>
          </table:table-cell>
          <table:table-cell ns41:value-type="string" table:style-name="TL ColHeader" office:value-type="string">
            <text:p>Pagina</text:p>
          </table:table-cell>
          <table:table-cell ns41:value-type="string" table:style-name="TL ColHeader" office:value-type="string">
            <text:p>Image nummer</text:p>
          </table:table-cell>
          <table:table-cell table:style-name="ce14" table:number-columns-repeated="1014"/>
        </table:table-row>
        <table:table-row table:style-name="ro6">
          <table:table-cell table:style-name="ce14" table:number-columns-repeated="3"/>
          <table:table-cell table:style-name="ce43"/>
          <table:table-cell table:style-name="ce14" table:number-columns-repeated="1020"/>
        </table:table-row>
        <table:table-row table:style-name="ro5">
          <table:table-cell ns41:value-type="string" table:style-name="TL RowHeader" office:value-type="string">
            <text:p>Aar (Ter)</text:p>
          </table:table-cell>
          <table:table-cell table:style-name="TL RowHeader"/>
          <table:table-cell ns41:value-type="float" table:style-name="ce11" office:value="480" office:value-type="float">
            <text:p>480</text:p>
          </table:table-cell>
          <table:table-cell ns41:value-type="float" table:style-name="TL Data" office:value="11104" office:value-type="float">
            <text:p>1110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style-name="ce14" table:number-columns-repeated="1014"/>
        </table:table-row>
        <table:table-row table:style-name="ro5">
          <table:table-cell ns41:value-type="string" table:style-name="TL RowHeader" office:value-type="string">
            <text:p>Aarlanderveen</text:p>
          </table:table-cell>
          <table:table-cell table:style-name="TL RowHeader"/>
          <table:table-cell ns41:value-type="float" table:style-name="ce12" office:value="1002" office:value-type="float">
            <text:p>1002</text:p>
          </table:table-cell>
          <table:table-cell ns41:value-type="float" table:style-name="TL Data" office:value="11242" office:value-type="float">
            <text:p>11242</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Abbenbroek</text:p>
          </table:table-cell>
          <table:table-cell table:style-name="TL RowHeader"/>
          <table:table-cell ns41:value-type="float" table:style-name="ce12" office:value="481" office:value-type="float">
            <text:p>481</text:p>
          </table:table-cell>
          <table:table-cell ns41:value-type="float" table:style-name="TL Data" office:value="11026" office:value-type="float">
            <text:p>11026</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Alblas (Oud-)</text:p>
          </table:table-cell>
          <table:table-cell table:style-name="TL RowHeader"/>
          <table:table-cell ns41:value-type="float" table:style-name="ce12" office:value="583" office:value-type="float">
            <text:p>583</text:p>
          </table:table-cell>
          <table:table-cell ns41:value-type="float" table:style-name="TL Data" office:value="10826" office:value-type="float">
            <text:p>10826</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Alkemade</text:p>
          </table:table-cell>
          <table:table-cell table:style-name="TL RowHeader"/>
          <table:table-cell ns41:value-type="float" table:style-name="ce12" office:value="483" office:value-type="float">
            <text:p>483</text:p>
          </table:table-cell>
          <table:table-cell ns41:value-type="float" table:style-name="TL Data" office:value="10349" office:value-type="float">
            <text:p>1034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Alphen a/d Rijn</text:p>
          </table:table-cell>
          <table:table-cell table:style-name="TL RowHeader"/>
          <table:table-cell ns41:value-type="float" table:style-name="ce12" office:value="1008" office:value-type="float">
            <text:p>1008</text:p>
          </table:table-cell>
          <table:table-cell ns41:value-type="float" table:style-name="TL Data" office:value="10517" office:value-type="float">
            <text:p>1051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Ameide</text:p>
          </table:table-cell>
          <table:table-cell table:style-name="TL RowHeader"/>
          <table:table-cell ns41:value-type="float" table:style-name="ce12" office:value="485" office:value-type="float">
            <text:p>485</text:p>
          </table:table-cell>
          <table:table-cell ns41:value-type="float" table:style-name="TL Data" office:value="11349" office:value-type="float">
            <text:p>1134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Ammerstol</text:p>
          </table:table-cell>
          <table:table-cell table:style-name="TL RowHeader"/>
          <table:table-cell ns41:value-type="float" table:style-name="ce12" office:value="486" office:value-type="float">
            <text:p>486</text:p>
          </table:table-cell>
          <table:table-cell ns41:value-type="float" table:style-name="TL Data" office:value="10863" office:value-type="float">
            <text:p>10863</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Arkel</text:p>
          </table:table-cell>
          <table:table-cell table:style-name="TL RowHeader"/>
          <table:table-cell ns41:value-type="float" table:style-name="ce12" office:value="487" office:value-type="float">
            <text:p>487</text:p>
          </table:table-cell>
          <table:table-cell ns41:value-type="float" table:style-name="TL Data" office:value="10079" office:value-type="float">
            <text:p>1007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Asperen</text:p>
          </table:table-cell>
          <table:table-cell table:style-name="TL RowHeader"/>
          <table:table-cell ns41:value-type="float" table:style-name="ce12" office:value="488" office:value-type="float">
            <text:p>488</text:p>
          </table:table-cell>
          <table:table-cell ns41:value-type="float" table:style-name="TL Data" office:value="11369" office:value-type="float">
            <text:p>1136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Barwoutswaarder</text:p>
          </table:table-cell>
          <table:table-cell table:style-name="TL RowHeader"/>
          <table:table-cell ns41:value-type="float" table:style-name="ce12" office:value="1017" office:value-type="float">
            <text:p>1017</text:p>
          </table:table-cell>
          <table:table-cell ns41:value-type="float" table:style-name="TL Data" office:value="10447" office:value-type="float">
            <text:p>1044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Beijerland (Nieuw-)</text:p>
          </table:table-cell>
          <table:table-cell table:style-name="TL RowHeader"/>
          <table:table-cell ns41:value-type="float" table:style-name="ce12" office:value="566" office:value-type="float">
            <text:p>566</text:p>
          </table:table-cell>
          <table:table-cell ns41:value-type="float" table:style-name="TL Data" office:value="10092" office:value-type="float">
            <text:p>10092</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Benthuizen</text:p>
          </table:table-cell>
          <table:table-cell table:style-name="TL RowHeader"/>
          <table:table-cell ns41:value-type="float" table:style-name="ce12" office:value="490" office:value-type="float">
            <text:p>490</text:p>
          </table:table-cell>
          <table:table-cell ns41:value-type="float" table:style-name="TL Data" office:value="10398" office:value-type="float">
            <text:p>1039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Bergambacht</text:p>
          </table:table-cell>
          <table:table-cell table:style-name="TL RowHeader"/>
          <table:table-cell ns41:value-type="float" table:style-name="ce12" office:value="491" office:value-type="float">
            <text:p>491</text:p>
          </table:table-cell>
          <table:table-cell ns41:value-type="float" table:style-name="TL Data" office:value="10962" office:value-type="float">
            <text:p>10962</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Berkel en Rodenrijs</text:p>
          </table:table-cell>
          <table:table-cell table:style-name="TL RowHeader"/>
          <table:table-cell ns41:value-type="float" table:style-name="ce12" office:value="493" office:value-type="float">
            <text:p>493</text:p>
          </table:table-cell>
          <table:table-cell ns41:value-type="float" table:style-name="TL Data" office:value="10139" office:value-type="float">
            <text:p>1013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Berkenwoude</text:p>
          </table:table-cell>
          <table:table-cell table:style-name="TL RowHeader"/>
          <table:table-cell ns41:value-type="float" table:style-name="ce12" office:value="494" office:value-type="float">
            <text:p>494</text:p>
          </table:table-cell>
          <table:table-cell ns41:value-type="float" table:style-name="TL Data" office:value="10797" office:value-type="float">
            <text:p>1079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Bleiswijk</text:p>
          </table:table-cell>
          <table:table-cell table:style-name="TL RowHeader"/>
          <table:table-cell ns41:value-type="float" table:style-name="ce12" office:value="495" office:value-type="float">
            <text:p>495</text:p>
          </table:table-cell>
          <table:table-cell ns41:value-type="float" table:style-name="TL Data" office:value="10994" office:value-type="float">
            <text:p>1099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Bleskensgraaf c.a.</text:p>
          </table:table-cell>
          <table:table-cell table:style-name="TL RowHeader"/>
          <table:table-cell ns41:value-type="float" table:style-name="ce12" office:value="496" office:value-type="float">
            <text:p>496</text:p>
          </table:table-cell>
          <table:table-cell ns41:value-type="float" table:style-name="TL Data" office:value="10451" office:value-type="float">
            <text:p>10451</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Bodegraven</text:p>
          </table:table-cell>
          <table:table-cell table:style-name="TL RowHeader"/>
          <table:table-cell ns41:value-type="float" table:style-name="ce12" office:value="497" office:value-type="float">
            <text:p>497</text:p>
          </table:table-cell>
          <table:table-cell ns41:value-type="float" table:style-name="TL Data" office:value="11091" office:value-type="float">
            <text:p>11091</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Bommel (Den)</text:p>
          </table:table-cell>
          <table:table-cell table:style-name="TL RowHeader"/>
          <table:table-cell ns41:value-type="float" table:style-name="ce12" office:value="1024" office:value-type="float">
            <text:p>1024</text:p>
          </table:table-cell>
          <table:table-cell ns41:value-type="float" table:style-name="TL Data" office:value="10293" office:value-type="float">
            <text:p>10293</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Boskoop</text:p>
          </table:table-cell>
          <table:table-cell table:style-name="TL RowHeader"/>
          <table:table-cell ns41:value-type="float" table:style-name="ce12" office:value="499" office:value-type="float">
            <text:p>499</text:p>
          </table:table-cell>
          <table:table-cell ns41:value-type="float" table:style-name="TL Data" office:value="10419" office:value-type="float">
            <text:p>1041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Brandwijk</text:p>
          </table:table-cell>
          <table:table-cell table:style-name="TL RowHeader"/>
          <table:table-cell ns41:value-type="float" table:style-name="ce12" office:value="500" office:value-type="float">
            <text:p>500</text:p>
          </table:table-cell>
          <table:table-cell ns41:value-type="float" table:style-name="TL Data" office:value="10169" office:value-type="float">
            <text:p>1016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Capelle a/d IJssel</text:p>
          </table:table-cell>
          <table:table-cell table:style-name="TL RowHeader"/>
          <table:table-cell ns41:value-type="float" table:style-name="ce12" office:value="502" office:value-type="float">
            <text:p>502</text:p>
          </table:table-cell>
          <table:table-cell ns41:value-type="float" table:style-name="TL Data" office:value="11248" office:value-type="float">
            <text:p>1124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Dirksland</text:p>
          </table:table-cell>
          <table:table-cell table:style-name="TL RowHeader"/>
          <table:table-cell ns41:value-type="float" table:style-name="ce12" office:value="504" office:value-type="float">
            <text:p>504</text:p>
          </table:table-cell>
          <table:table-cell ns41:value-type="float" table:style-name="TL Data" office:value="11344" office:value-type="float">
            <text:p>1134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Dubbeldam</text:p>
          </table:table-cell>
          <table:table-cell table:style-name="TL RowHeader"/>
          <table:table-cell ns41:value-type="float" table:style-name="ce12" office:value="507" office:value-type="float">
            <text:p>507</text:p>
          </table:table-cell>
          <table:table-cell ns41:value-type="float" table:style-name="TL Data" office:value="10781" office:value-type="float">
            <text:p>10781</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Everdingen</text:p>
          </table:table-cell>
          <table:table-cell table:style-name="TL RowHeader"/>
          <table:table-cell ns41:value-type="float" table:style-name="ce12" office:value="508" office:value-type="float">
            <text:p>508</text:p>
          </table:table-cell>
          <table:table-cell ns41:value-type="float" table:style-name="TL Data" office:value="10638" office:value-type="float">
            <text:p>1063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Geervliet</text:p>
          </table:table-cell>
          <table:table-cell table:style-name="TL RowHeader"/>
          <table:table-cell ns41:value-type="float" table:style-name="ce12" office:value="509" office:value-type="float">
            <text:p>509</text:p>
          </table:table-cell>
          <table:table-cell ns41:value-type="float" table:style-name="TL Data" office:value="10842" office:value-type="float">
            <text:p>10842</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Giessen-Nieuwkerk</text:p>
          </table:table-cell>
          <table:table-cell table:style-name="TL RowHeader"/>
          <table:table-cell ns41:value-type="float" table:style-name="ce12" office:value="1062" office:value-type="float">
            <text:p>1062</text:p>
          </table:table-cell>
          <table:table-cell ns41:value-type="float" table:style-name="TL Data" office:value="10255" office:value-type="float">
            <text:p>10255</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Goedereede</text:p>
          </table:table-cell>
          <table:table-cell table:style-name="TL RowHeader"/>
          <table:table-cell ns41:value-type="float" table:style-name="ce12" office:value="511" office:value-type="float">
            <text:p>511</text:p>
          </table:table-cell>
          <table:table-cell ns41:value-type="float" table:style-name="TL Data" office:value="10981" office:value-type="float">
            <text:p>10981</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Gorinchem</text:p>
          </table:table-cell>
          <table:table-cell table:style-name="TL RowHeader"/>
          <table:table-cell ns41:value-type="float" table:style-name="ce12" office:value="512" office:value-type="float">
            <text:p>512</text:p>
          </table:table-cell>
          <table:table-cell ns41:value-type="float" table:style-name="TL Data" office:value="10942" office:value-type="float">
            <text:p>10942</text:p>
          </table:table-cell>
          <table:table-cell ns41:value-type="float" table:style-name="TL Data" office:value="3" office:value-type="float">
            <text:p>3</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Gouderak</text:p>
          </table:table-cell>
          <table:table-cell table:style-name="TL RowHeader"/>
          <table:table-cell ns41:value-type="float" table:style-name="ce12" office:value="514" office:value-type="float">
            <text:p>514</text:p>
          </table:table-cell>
          <table:table-cell ns41:value-type="float" table:style-name="TL Data" office:value="11258" office:value-type="float">
            <text:p>1125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Goudriaan</text:p>
          </table:table-cell>
          <table:table-cell table:style-name="TL RowHeader"/>
          <table:table-cell ns41:value-type="float" table:style-name="ce12" office:value="515" office:value-type="float">
            <text:p>515</text:p>
          </table:table-cell>
          <table:table-cell ns41:value-type="float" table:style-name="TL Data" office:value="10450" office:value-type="float">
            <text:p>10450</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Goudswaard</text:p>
          </table:table-cell>
          <table:table-cell table:style-name="TL RowHeader"/>
          <table:table-cell ns41:value-type="float" table:style-name="ce12" office:value="516" office:value-type="float">
            <text:p>516</text:p>
          </table:table-cell>
          <table:table-cell ns41:value-type="float" table:style-name="TL Data" office:value="10914" office:value-type="float">
            <text:p>1091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s-Gravenzande</text:p>
          </table:table-cell>
          <table:table-cell table:style-name="TL RowHeader"/>
          <table:table-cell ns41:value-type="float" table:style-name="ce12" office:value="519" office:value-type="float">
            <text:p>519</text:p>
          </table:table-cell>
          <table:table-cell ns41:value-type="float" table:style-name="TL Data" office:value="10640" office:value-type="float">
            <text:p>10640</text:p>
          </table:table-cell>
          <table:table-cell ns41:value-type="float" table:style-name="TL Data" office:value="3" office:value-type="float">
            <text:p>3</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Groot-Ammers</text:p>
          </table:table-cell>
          <table:table-cell table:style-name="TL RowHeader"/>
          <table:table-cell ns41:value-type="float" table:style-name="ce12" office:value="520" office:value-type="float">
            <text:p>520</text:p>
          </table:table-cell>
          <table:table-cell ns41:value-type="float" table:style-name="TL Data" office:value="11205" office:value-type="float">
            <text:p>11205</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Haastrecht</text:p>
          </table:table-cell>
          <table:table-cell table:style-name="TL RowHeader"/>
          <table:table-cell ns41:value-type="float" table:style-name="ce12" office:value="521" office:value-type="float">
            <text:p>521</text:p>
          </table:table-cell>
          <table:table-cell ns41:value-type="float" table:style-name="TL Data" office:value="11049" office:value-type="float">
            <text:p>1104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Hagestein</text:p>
          </table:table-cell>
          <table:table-cell table:style-name="TL RowHeader"/>
          <table:table-cell ns41:value-type="float" table:style-name="ce12" office:value="522" office:value-type="float">
            <text:p>522</text:p>
          </table:table-cell>
          <table:table-cell ns41:value-type="float" table:style-name="TL Data" office:value="10297" office:value-type="float">
            <text:p>1029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Hazerswoude</text:p>
          </table:table-cell>
          <table:table-cell table:style-name="TL RowHeader"/>
          <table:table-cell ns41:value-type="float" table:style-name="ce12" office:value="524" office:value-type="float">
            <text:p>524</text:p>
          </table:table-cell>
          <table:table-cell ns41:value-type="float" table:style-name="TL Data" office:value="11257" office:value-type="float">
            <text:p>1125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Heenvliet</text:p>
          </table:table-cell>
          <table:table-cell table:style-name="TL RowHeader"/>
          <table:table-cell ns41:value-type="float" table:style-name="ce12" office:value="525" office:value-type="float">
            <text:p>525</text:p>
          </table:table-cell>
          <table:table-cell ns41:value-type="float" table:style-name="TL Data" office:value="10823" office:value-type="float">
            <text:p>10823</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Hekendorp</text:p>
          </table:table-cell>
          <table:table-cell table:style-name="TL RowHeader"/>
          <table:table-cell ns41:value-type="float" table:style-name="ce12" office:value="1075" office:value-type="float">
            <text:p>1075</text:p>
          </table:table-cell>
          <table:table-cell ns41:value-type="float" table:style-name="TL Data" office:value="10217" office:value-type="float">
            <text:p>1021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Hellevoetsluis</text:p>
          </table:table-cell>
          <table:table-cell table:style-name="TL RowHeader"/>
          <table:table-cell ns41:value-type="float" table:style-name="ce12" office:value="530" office:value-type="float">
            <text:p>530</text:p>
          </table:table-cell>
          <table:table-cell ns41:value-type="float" table:style-name="TL Data" office:value="11078" office:value-type="float">
            <text:p>1107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Helvoet (Nieuw-)</text:p>
          </table:table-cell>
          <table:table-cell table:style-name="TL RowHeader"/>
          <table:table-cell ns41:value-type="float" table:style-name="ce12" office:value="1118" office:value-type="float">
            <text:p>1118</text:p>
          </table:table-cell>
          <table:table-cell ns41:value-type="float" table:style-name="TL Data" office:value="10264" office:value-type="float">
            <text:p>1026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Herkingen</text:p>
          </table:table-cell>
          <table:table-cell table:style-name="TL RowHeader"/>
          <table:table-cell ns41:value-type="float" table:style-name="ce12" office:value="1078" office:value-type="float">
            <text:p>1078</text:p>
          </table:table-cell>
          <table:table-cell ns41:value-type="float" table:style-name="TL Data" office:value="10267" office:value-type="float">
            <text:p>1026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Heukelum</text:p>
          </table:table-cell>
          <table:table-cell table:style-name="TL RowHeader"/>
          <table:table-cell ns41:value-type="float" table:style-name="ce12" office:value="533" office:value-type="float">
            <text:p>533</text:p>
          </table:table-cell>
          <table:table-cell ns41:value-type="float" table:style-name="TL Data" office:value="11308" office:value-type="float">
            <text:p>1130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Hillegom</text:p>
          </table:table-cell>
          <table:table-cell table:style-name="TL RowHeader"/>
          <table:table-cell ns41:value-type="float" table:style-name="ce12" office:value="534" office:value-type="float">
            <text:p>534</text:p>
          </table:table-cell>
          <table:table-cell ns41:value-type="float" table:style-name="TL Data" office:value="11236" office:value-type="float">
            <text:p>11236</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Hoogblokland</text:p>
          </table:table-cell>
          <table:table-cell table:style-name="TL RowHeader"/>
          <table:table-cell ns41:value-type="float" table:style-name="ce12" office:value="535" office:value-type="float">
            <text:p>535</text:p>
          </table:table-cell>
          <table:table-cell ns41:value-type="float" table:style-name="TL Data" office:value="11040" office:value-type="float">
            <text:p>11040</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Hoogvliet</text:p>
          </table:table-cell>
          <table:table-cell table:style-name="TL RowHeader"/>
          <table:table-cell ns41:value-type="float" table:style-name="ce12" office:value="1085" office:value-type="float">
            <text:p>1085</text:p>
          </table:table-cell>
          <table:table-cell ns41:value-type="float" table:style-name="TL Data" office:value="10348" office:value-type="float">
            <text:p>1034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Hoornaar</text:p>
          </table:table-cell>
          <table:table-cell table:style-name="TL RowHeader"/>
          <table:table-cell ns41:value-type="float" table:style-name="ce12" office:value="536" office:value-type="float">
            <text:p>536</text:p>
          </table:table-cell>
          <table:table-cell ns41:value-type="float" table:style-name="TL Data" office:value="10516" office:value-type="float">
            <text:p>10516</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Kedichem</text:p>
          </table:table-cell>
          <table:table-cell table:style-name="TL RowHeader"/>
          <table:table-cell ns41:value-type="float" table:style-name="ce12" office:value="538" office:value-type="float">
            <text:p>538</text:p>
          </table:table-cell>
          <table:table-cell ns41:value-type="float" table:style-name="TL Data" office:value="10280" office:value-type="float">
            <text:p>10280</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Kethel en Spaland</text:p>
          </table:table-cell>
          <table:table-cell table:style-name="TL RowHeader"/>
          <table:table-cell ns41:value-type="float" table:style-name="ce12" office:value="1096" office:value-type="float">
            <text:p>1096</text:p>
          </table:table-cell>
          <table:table-cell ns41:value-type="float" table:style-name="TL Data" office:value="10551" office:value-type="float">
            <text:p>10551</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Klaaswaal</text:p>
          </table:table-cell>
          <table:table-cell table:style-name="TL RowHeader"/>
          <table:table-cell ns41:value-type="float" table:style-name="ce12" office:value="539" office:value-type="float">
            <text:p>539</text:p>
          </table:table-cell>
          <table:table-cell ns41:value-type="float" table:style-name="TL Data" office:value="10284" office:value-type="float">
            <text:p>1028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Krimpen a/d Lek</text:p>
          </table:table-cell>
          <table:table-cell table:style-name="TL RowHeader"/>
          <table:table-cell ns41:value-type="float" table:style-name="ce12" office:value="541" office:value-type="float">
            <text:p>541</text:p>
          </table:table-cell>
          <table:table-cell ns41:value-type="float" table:style-name="TL Data" office:value="10617" office:value-type="float">
            <text:p>1061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Krimpen a/d IJssel</text:p>
          </table:table-cell>
          <table:table-cell table:style-name="TL RowHeader"/>
          <table:table-cell ns41:value-type="float" table:style-name="ce12" office:value="542" office:value-type="float">
            <text:p>542</text:p>
          </table:table-cell>
          <table:table-cell ns41:value-type="float" table:style-name="TL Data" office:value="10859" office:value-type="float">
            <text:p>1085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Langerak</text:p>
          </table:table-cell>
          <table:table-cell table:style-name="TL RowHeader"/>
          <table:table-cell ns41:value-type="float" table:style-name="ce12" office:value="543" office:value-type="float">
            <text:p>543</text:p>
          </table:table-cell>
          <table:table-cell ns41:value-type="float" table:style-name="TL Data" office:value="11127" office:value-type="float">
            <text:p>1112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Lange-Ruige-Weide</text:p>
          </table:table-cell>
          <table:table-cell table:style-name="TL RowHeader"/>
          <table:table-cell ns41:value-type="float" table:style-name="ce12" office:value="1101" office:value-type="float">
            <text:p>1101</text:p>
          </table:table-cell>
          <table:table-cell ns41:value-type="float" table:style-name="TL Data" office:value="10900" office:value-type="float">
            <text:p>10900</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Leerbroek</text:p>
          </table:table-cell>
          <table:table-cell table:style-name="TL RowHeader"/>
          <table:table-cell ns41:value-type="float" table:style-name="ce12" office:value="544" office:value-type="float">
            <text:p>544</text:p>
          </table:table-cell>
          <table:table-cell ns41:value-type="float" table:style-name="TL Data" office:value="10465" office:value-type="float">
            <text:p>10465</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Leerdam</text:p>
          </table:table-cell>
          <table:table-cell table:style-name="TL RowHeader"/>
          <table:table-cell ns41:value-type="float" table:style-name="ce12" office:value="545" office:value-type="float">
            <text:p>545</text:p>
          </table:table-cell>
          <table:table-cell ns41:value-type="float" table:style-name="TL Data" office:value="10685" office:value-type="float">
            <text:p>10685</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Leimuiden</text:p>
          </table:table-cell>
          <table:table-cell table:style-name="TL RowHeader"/>
          <table:table-cell ns41:value-type="float" table:style-name="ce12" office:value="549" office:value-type="float">
            <text:p>549</text:p>
          </table:table-cell>
          <table:table-cell ns41:value-type="float" table:style-name="TL Data" office:value="11351" office:value-type="float">
            <text:p>11351</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Lexmond</text:p>
          </table:table-cell>
          <table:table-cell table:style-name="TL RowHeader"/>
          <table:table-cell ns41:value-type="float" table:style-name="ce12" office:value="551" office:value-type="float">
            <text:p>551</text:p>
          </table:table-cell>
          <table:table-cell ns41:value-type="float" table:style-name="TL Data" office:value="10930" office:value-type="float">
            <text:p>10930</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Lier (De)</text:p>
          </table:table-cell>
          <table:table-cell table:style-name="TL RowHeader"/>
          <table:table-cell ns41:value-type="float" table:style-name="ce12" office:value="552" office:value-type="float">
            <text:p>552</text:p>
          </table:table-cell>
          <table:table-cell ns41:value-type="float" table:style-name="TL Data" office:value="10241" office:value-type="float">
            <text:p>10241</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Lisse</text:p>
          </table:table-cell>
          <table:table-cell table:style-name="TL RowHeader"/>
          <table:table-cell ns41:value-type="float" table:style-name="ce12" office:value="553" office:value-type="float">
            <text:p>553</text:p>
          </table:table-cell>
          <table:table-cell ns41:value-type="float" table:style-name="TL Data" office:value="10197" office:value-type="float">
            <text:p>1019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Maasland</text:p>
          </table:table-cell>
          <table:table-cell table:style-name="TL RowHeader"/>
          <table:table-cell ns41:value-type="float" table:style-name="ce12" office:value="555" office:value-type="float">
            <text:p>555</text:p>
          </table:table-cell>
          <table:table-cell ns41:value-type="float" table:style-name="TL Data" office:value="10393" office:value-type="float">
            <text:p>10393</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Meerkerk</text:p>
          </table:table-cell>
          <table:table-cell table:style-name="TL RowHeader"/>
          <table:table-cell ns41:value-type="float" table:style-name="ce12" office:value="557" office:value-type="float">
            <text:p>557</text:p>
          </table:table-cell>
          <table:table-cell ns41:value-type="float" table:style-name="TL Data" office:value="10618" office:value-type="float">
            <text:p>1061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Melissant</text:p>
          </table:table-cell>
          <table:table-cell table:style-name="TL RowHeader"/>
          <table:table-cell ns41:value-type="float" table:style-name="ce12" office:value="1113" office:value-type="float">
            <text:p>1113</text:p>
          </table:table-cell>
          <table:table-cell ns41:value-type="float" table:style-name="TL Data" office:value="10918" office:value-type="float">
            <text:p>1091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Middelharnis</text:p>
          </table:table-cell>
          <table:table-cell table:style-name="TL RowHeader"/>
          <table:table-cell ns41:value-type="float" table:style-name="ce12" office:value="559" office:value-type="float">
            <text:p>559</text:p>
          </table:table-cell>
          <table:table-cell ns41:value-type="float" table:style-name="TL Data" office:value="11067" office:value-type="float">
            <text:p>1106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Moercapelle</text:p>
          </table:table-cell>
          <table:table-cell table:style-name="TL RowHeader"/>
          <table:table-cell ns41:value-type="float" table:style-name="ce12" office:value="560" office:value-type="float">
            <text:p>560</text:p>
          </table:table-cell>
          <table:table-cell ns41:value-type="float" table:style-name="TL Data" office:value="11383" office:value-type="float">
            <text:p>11383</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Moordrecht</text:p>
          </table:table-cell>
          <table:table-cell table:style-name="TL RowHeader"/>
          <table:table-cell ns41:value-type="float" table:style-name="ce12" office:value="563" office:value-type="float">
            <text:p>563</text:p>
          </table:table-cell>
          <table:table-cell ns41:value-type="float" table:style-name="TL Data" office:value="10120" office:value-type="float">
            <text:p>10120</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Mijnsheerenland</text:p>
          </table:table-cell>
          <table:table-cell table:style-name="TL RowHeader"/>
          <table:table-cell ns41:value-type="float" table:style-name="ce12" office:value="564" office:value-type="float">
            <text:p>564</text:p>
          </table:table-cell>
          <table:table-cell ns41:value-type="float" table:style-name="TL Data" office:value="11112" office:value-type="float">
            <text:p>11112</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Nieuwenhoorn</text:p>
          </table:table-cell>
          <table:table-cell table:style-name="TL RowHeader"/>
          <table:table-cell ns41:value-type="float" table:style-name="ce12" office:value="1121" office:value-type="float">
            <text:p>1121</text:p>
          </table:table-cell>
          <table:table-cell ns41:value-type="float" table:style-name="TL Data" office:value="10338" office:value-type="float">
            <text:p>1033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Nieuwerkerk a/d IJssel</text:p>
          </table:table-cell>
          <table:table-cell table:style-name="TL RowHeader"/>
          <table:table-cell ns41:value-type="float" table:style-name="ce12" office:value="567" office:value-type="float">
            <text:p>567</text:p>
          </table:table-cell>
          <table:table-cell ns41:value-type="float" table:style-name="TL Data" office:value="10855" office:value-type="float">
            <text:p>10855</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Nieuwkoop</text:p>
          </table:table-cell>
          <table:table-cell table:style-name="TL RowHeader"/>
          <table:table-cell ns41:value-type="float" table:style-name="ce12" office:value="569" office:value-type="float">
            <text:p>569</text:p>
          </table:table-cell>
          <table:table-cell ns41:value-type="float" table:style-name="TL Data" office:value="10728" office:value-type="float">
            <text:p>1072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Nieuwveen</text:p>
          </table:table-cell>
          <table:table-cell table:style-name="TL RowHeader"/>
          <table:table-cell ns41:value-type="float" table:style-name="ce12" office:value="573" office:value-type="float">
            <text:p>573</text:p>
          </table:table-cell>
          <table:table-cell ns41:value-type="float" table:style-name="TL Data" office:value="10487" office:value-type="float">
            <text:p>1048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Noordwijk</text:p>
          </table:table-cell>
          <table:table-cell table:style-name="TL RowHeader"/>
          <table:table-cell ns41:value-type="float" table:style-name="ce12" office:value="575" office:value-type="float">
            <text:p>575</text:p>
          </table:table-cell>
          <table:table-cell ns41:value-type="float" table:style-name="TL Data" office:value="10769" office:value-type="float">
            <text:p>1076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Noordwijkerhout</text:p>
          </table:table-cell>
          <table:table-cell table:style-name="TL RowHeader"/>
          <table:table-cell ns41:value-type="float" table:style-name="ce12" office:value="576" office:value-type="float">
            <text:p>576</text:p>
          </table:table-cell>
          <table:table-cell ns41:value-type="float" table:style-name="TL Data" office:value="11134" office:value-type="float">
            <text:p>1113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Nootdorp</text:p>
          </table:table-cell>
          <table:table-cell table:style-name="TL RowHeader"/>
          <table:table-cell ns41:value-type="float" table:style-name="ce12" office:value="577" office:value-type="float">
            <text:p>577</text:p>
          </table:table-cell>
          <table:table-cell ns41:value-type="float" table:style-name="TL Data" office:value="10601" office:value-type="float">
            <text:p>10601</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Oostvoorne</text:p>
          </table:table-cell>
          <table:table-cell table:style-name="TL RowHeader"/>
          <table:table-cell ns41:value-type="float" table:style-name="ce12" office:value="581" office:value-type="float">
            <text:p>581</text:p>
          </table:table-cell>
          <table:table-cell ns41:value-type="float" table:style-name="TL Data" office:value="10009" office:value-type="float">
            <text:p>1000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Oudenhoorn</text:p>
          </table:table-cell>
          <table:table-cell table:style-name="TL RowHeader"/>
          <table:table-cell ns41:value-type="float" table:style-name="ce12" office:value="586" office:value-type="float">
            <text:p>586</text:p>
          </table:table-cell>
          <table:table-cell ns41:value-type="float" table:style-name="TL Data" office:value="10380" office:value-type="float">
            <text:p>10380</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Oudewater</text:p>
          </table:table-cell>
          <table:table-cell table:style-name="TL RowHeader"/>
          <table:table-cell ns41:value-type="float" table:style-name="ce12" office:value="589" office:value-type="float">
            <text:p>589</text:p>
          </table:table-cell>
          <table:table-cell ns41:value-type="float" table:style-name="TL Data" office:value="10188" office:value-type="float">
            <text:p>1018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Oudshoorn</text:p>
          </table:table-cell>
          <table:table-cell table:style-name="TL RowHeader"/>
          <table:table-cell ns41:value-type="float" table:style-name="ce12" office:value="1147" office:value-type="float">
            <text:p>1147</text:p>
          </table:table-cell>
          <table:table-cell ns41:value-type="float" table:style-name="TL Data" office:value="11011" office:value-type="float">
            <text:p>11011</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Papekop</text:p>
          </table:table-cell>
          <table:table-cell table:style-name="TL RowHeader"/>
          <table:table-cell ns41:value-type="float" table:style-name="ce12" office:value="1151" office:value-type="float">
            <text:p>1151</text:p>
          </table:table-cell>
          <table:table-cell ns41:value-type="float" table:style-name="TL Data" office:value="11244" office:value-type="float">
            <text:p>1124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Papendrecht</text:p>
          </table:table-cell>
          <table:table-cell table:style-name="TL RowHeader"/>
          <table:table-cell ns41:value-type="float" table:style-name="ce12" office:value="590" office:value-type="float">
            <text:p>590</text:p>
          </table:table-cell>
          <table:table-cell ns41:value-type="float" table:style-name="TL Data" office:value="10427" office:value-type="float">
            <text:p>1042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Peursum</text:p>
          </table:table-cell>
          <table:table-cell table:style-name="TL RowHeader"/>
          <table:table-cell ns41:value-type="float" table:style-name="ce12" office:value="1154" office:value-type="float">
            <text:p>1154</text:p>
          </table:table-cell>
          <table:table-cell ns41:value-type="float" table:style-name="TL Data" office:value="10391" office:value-type="float">
            <text:p>10391</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Piershil</text:p>
          </table:table-cell>
          <table:table-cell table:style-name="TL RowHeader"/>
          <table:table-cell ns41:value-type="float" table:style-name="ce12" office:value="591" office:value-type="float">
            <text:p>591</text:p>
          </table:table-cell>
          <table:table-cell ns41:value-type="float" table:style-name="TL Data" office:value="10179" office:value-type="float">
            <text:p>1017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Poortugaal</text:p>
          </table:table-cell>
          <table:table-cell table:style-name="TL RowHeader"/>
          <table:table-cell ns41:value-type="float" table:style-name="ce12" office:value="592" office:value-type="float">
            <text:p>592</text:p>
          </table:table-cell>
          <table:table-cell ns41:value-type="float" table:style-name="TL Data" office:value="11395" office:value-type="float">
            <text:p>11395</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Pijnacker</text:p>
          </table:table-cell>
          <table:table-cell table:style-name="TL RowHeader"/>
          <table:table-cell ns41:value-type="float" table:style-name="ce12" office:value="594" office:value-type="float">
            <text:p>594</text:p>
          </table:table-cell>
          <table:table-cell ns41:value-type="float" table:style-name="TL Data" office:value="10031" office:value-type="float">
            <text:p>10031</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Rietveld</text:p>
          </table:table-cell>
          <table:table-cell table:style-name="TL RowHeader"/>
          <table:table-cell ns41:value-type="float" table:style-name="ce12" office:value="1160" office:value-type="float">
            <text:p>1160</text:p>
          </table:table-cell>
          <table:table-cell ns41:value-type="float" table:style-name="TL Data" office:value="10828" office:value-type="float">
            <text:p>1082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Rockanje</text:p>
          </table:table-cell>
          <table:table-cell table:style-name="TL RowHeader"/>
          <table:table-cell ns41:value-type="float" table:style-name="ce12" office:value="598" office:value-type="float">
            <text:p>598</text:p>
          </table:table-cell>
          <table:table-cell ns41:value-type="float" table:style-name="TL Data" office:value="10464" office:value-type="float">
            <text:p>1046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Rozenburg</text:p>
          </table:table-cell>
          <table:table-cell table:style-name="TL RowHeader"/>
          <table:table-cell ns41:value-type="float" table:style-name="ce12" office:value="600" office:value-type="float">
            <text:p>600</text:p>
          </table:table-cell>
          <table:table-cell ns41:value-type="float" table:style-name="TL Data" office:value="11314" office:value-type="float">
            <text:p>1131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Rijnsaterwoude</text:p>
          </table:table-cell>
          <table:table-cell table:style-name="TL RowHeader"/>
          <table:table-cell ns41:value-type="float" table:style-name="ce12" office:value="601" office:value-type="float">
            <text:p>601</text:p>
          </table:table-cell>
          <table:table-cell ns41:value-type="float" table:style-name="TL Data" office:value="11129" office:value-type="float">
            <text:p>1112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Sassenheim</text:p>
          </table:table-cell>
          <table:table-cell table:style-name="TL RowHeader"/>
          <table:table-cell ns41:value-type="float" table:style-name="ce12" office:value="604" office:value-type="float">
            <text:p>604</text:p>
          </table:table-cell>
          <table:table-cell ns41:value-type="float" table:style-name="TL Data" office:value="10612" office:value-type="float">
            <text:p>10612</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Schelluinen</text:p>
          </table:table-cell>
          <table:table-cell table:style-name="TL RowHeader"/>
          <table:table-cell ns41:value-type="float" table:style-name="ce12" office:value="605" office:value-type="float">
            <text:p>605</text:p>
          </table:table-cell>
          <table:table-cell ns41:value-type="float" table:style-name="TL Data" office:value="11399" office:value-type="float">
            <text:p>1139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Schoonrewoerd</text:p>
          </table:table-cell>
          <table:table-cell table:style-name="TL RowHeader"/>
          <table:table-cell ns41:value-type="float" table:style-name="ce12" office:value="609" office:value-type="float">
            <text:p>609</text:p>
          </table:table-cell>
          <table:table-cell ns41:value-type="float" table:style-name="TL Data" office:value="10214" office:value-type="float">
            <text:p>1021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Sommelsdijk</text:p>
          </table:table-cell>
          <table:table-cell table:style-name="TL RowHeader"/>
          <table:table-cell ns41:value-type="float" table:style-name="ce12" office:value="1184" office:value-type="float">
            <text:p>1184</text:p>
          </table:table-cell>
          <table:table-cell ns41:value-type="float" table:style-name="TL Data" office:value="11097" office:value-type="float">
            <text:p>1109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Spijkenisse</text:p>
          </table:table-cell>
          <table:table-cell table:style-name="TL RowHeader"/>
          <table:table-cell ns41:value-type="float" table:style-name="ce12" office:value="612" office:value-type="float">
            <text:p>612</text:p>
          </table:table-cell>
          <table:table-cell ns41:value-type="float" table:style-name="TL Data" office:value="10735" office:value-type="float">
            <text:p>10735</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Stad aan 't Haringvliet</text:p>
          </table:table-cell>
          <table:table-cell table:style-name="TL RowHeader"/>
          <table:table-cell ns41:value-type="float" table:style-name="ce12" office:value="1188" office:value-type="float">
            <text:p>1188</text:p>
          </table:table-cell>
          <table:table-cell ns41:value-type="float" table:style-name="TL Data" office:value="11239" office:value-type="float">
            <text:p>1123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Stellendam</text:p>
          </table:table-cell>
          <table:table-cell table:style-name="TL RowHeader"/>
          <table:table-cell ns41:value-type="float" table:style-name="ce12" office:value="1195" office:value-type="float">
            <text:p>1195</text:p>
          </table:table-cell>
          <table:table-cell ns41:value-type="float" table:style-name="TL Data" office:value="10087" office:value-type="float">
            <text:p>1008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Stolwijk</text:p>
          </table:table-cell>
          <table:table-cell table:style-name="TL RowHeader"/>
          <table:table-cell ns41:value-type="float" table:style-name="ce12" office:value="615" office:value-type="float">
            <text:p>615</text:p>
          </table:table-cell>
          <table:table-cell ns41:value-type="float" table:style-name="TL Data" office:value="11250" office:value-type="float">
            <text:p>11250</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Stompwijk</text:p>
          </table:table-cell>
          <table:table-cell table:style-name="TL RowHeader"/>
          <table:table-cell ns41:value-type="float" table:style-name="ce12" office:value="1197" office:value-type="float">
            <text:p>1197</text:p>
          </table:table-cell>
          <table:table-cell ns41:value-type="float" table:style-name="TL Data" office:value="10742" office:value-type="float">
            <text:p>10742</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Streefkerk</text:p>
          </table:table-cell>
          <table:table-cell table:style-name="TL RowHeader"/>
          <table:table-cell ns41:value-type="float" table:style-name="ce12" office:value="616" office:value-type="float">
            <text:p>616</text:p>
          </table:table-cell>
          <table:table-cell ns41:value-type="float" table:style-name="TL Data" office:value="11105" office:value-type="float">
            <text:p>11105</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Strijen</text:p>
          </table:table-cell>
          <table:table-cell table:style-name="TL RowHeader"/>
          <table:table-cell ns41:value-type="float" table:style-name="ce12" office:value="617" office:value-type="float">
            <text:p>617</text:p>
          </table:table-cell>
          <table:table-cell ns41:value-type="float" table:style-name="TL Data" office:value="10558" office:value-type="float">
            <text:p>1055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Tienhoven</text:p>
          </table:table-cell>
          <table:table-cell table:style-name="TL RowHeader"/>
          <table:table-cell ns41:value-type="float" table:style-name="ce12" office:value="618" office:value-type="float">
            <text:p>618</text:p>
          </table:table-cell>
          <table:table-cell ns41:value-type="float" table:style-name="TL Data" office:value="10706" office:value-type="float">
            <text:p>10706</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Tonge (Nieuwe-)</text:p>
          </table:table-cell>
          <table:table-cell table:style-name="TL RowHeader"/>
          <table:table-cell ns41:value-type="float" table:style-name="ce12" office:value="1119" office:value-type="float">
            <text:p>1119</text:p>
          </table:table-cell>
          <table:table-cell ns41:value-type="float" table:style-name="TL Data" office:value="10502" office:value-type="float">
            <text:p>10502</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Tonge (Oude-)</text:p>
          </table:table-cell>
          <table:table-cell table:style-name="TL RowHeader"/>
          <table:table-cell ns41:value-type="float" table:style-name="ce12" office:value="1143" office:value-type="float">
            <text:p>1143</text:p>
          </table:table-cell>
          <table:table-cell ns41:value-type="float" table:style-name="TL Data" office:value="10714" office:value-type="float">
            <text:p>1071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Valkenburg</text:p>
          </table:table-cell>
          <table:table-cell table:style-name="TL RowHeader"/>
          <table:table-cell ns41:value-type="float" table:style-name="ce12" office:value="619" office:value-type="float">
            <text:p>619</text:p>
          </table:table-cell>
          <table:table-cell ns41:value-type="float" table:style-name="TL Data" office:value="10028" office:value-type="float">
            <text:p>1002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TL RowHeader" office:value-type="string">
            <text:p>Veur</text:p>
          </table:table-cell>
          <table:table-cell table:style-name="TL RowHeader"/>
          <table:table-cell ns41:value-type="float" table:style-name="ce12" office:value="1209" office:value-type="float">
            <text:p>1209</text:p>
          </table:table-cell>
          <table:table-cell ns41:value-type="float" table:style-name="TL Data" office:value="10366" office:value-type="float">
            <text:p>10366</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7</text:p>
          </table:table-cell>
          <table:table-cell ns41:value-type="float" table:style-name="TL Data" office:value="712" office:value-type="float">
            <text:p>712</text:p>
          </table:table-cell>
          <table:table-cell ns41:value-type="float" table:style-name="TL Data" office:value="270452" office:value-type="float">
            <text:p>270452</text:p>
          </table:table-cell>
          <table:table-cell table:number-columns-repeated="1014"/>
        </table:table-row>
        <table:table-row table:style-name="ro5">
          <table:table-cell ns41:value-type="string" table:style-name="ce141" office:value-type="string">
            <text:p>Vianen</text:p>
          </table:table-cell>
          <table:table-cell/>
          <table:table-cell ns41:value-type="float" table:style-name="ce12" office:value="620" office:value-type="float">
            <text:p>620</text:p>
          </table:table-cell>
          <table:table-cell ns41:value-type="float" table:style-name="ce80" office:value="10887" office:value-type="float">
            <text:p>10887</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41" office:value-type="string">
            <text:p>Vierpolders</text:p>
          </table:table-cell>
          <table:table-cell/>
          <table:table-cell ns41:value-type="float" table:style-name="ce12" office:value="621" office:value-type="float">
            <text:p>621</text:p>
          </table:table-cell>
          <table:table-cell ns41:value-type="float" table:style-name="ce80" office:value="11056" office:value-type="float">
            <text:p>11056</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41" office:value-type="string">
            <text:p>Vlaardingen</text:p>
          </table:table-cell>
          <table:table-cell/>
          <table:table-cell ns41:value-type="float" table:style-name="ce12" office:value="622" office:value-type="float">
            <text:p>622</text:p>
          </table:table-cell>
          <table:table-cell ns41:value-type="float" table:style-name="ce80" office:value="10811" office:value-type="float">
            <text:p>10811</text:p>
          </table:table-cell>
          <table:table-cell ns41:value-type="float" table:style-name="ce80" office:value="3" office:value-type="float">
            <text:p>3</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41" office:value-type="string">
            <text:p>Vlaardinger-Ambacht</text:p>
          </table:table-cell>
          <table:table-cell/>
          <table:table-cell ns41:value-type="float" table:style-name="ce12" office:value="1210" office:value-type="float">
            <text:p>1210</text:p>
          </table:table-cell>
          <table:table-cell ns41:value-type="float" table:style-name="ce80" office:value="10790" office:value-type="float">
            <text:p>10790</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41" office:value-type="string">
            <text:p>Vlist</text:p>
          </table:table-cell>
          <table:table-cell/>
          <table:table-cell ns41:value-type="float" table:style-name="ce12" office:value="623" office:value-type="float">
            <text:p>623</text:p>
          </table:table-cell>
          <table:table-cell ns41:value-type="float" table:style-name="ce80" office:value="11174" office:value-type="float">
            <text:p>11174</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41" office:value-type="string">
            <text:p>Voorburg</text:p>
          </table:table-cell>
          <table:table-cell/>
          <table:table-cell ns41:value-type="float" table:style-name="ce12" office:value="624" office:value-type="float">
            <text:p>624</text:p>
          </table:table-cell>
          <table:table-cell ns41:value-type="float" table:style-name="ce80" office:value="11103" office:value-type="float">
            <text:p>11103</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41" office:value-type="string">
            <text:p>Voorhout</text:p>
          </table:table-cell>
          <table:table-cell/>
          <table:table-cell ns41:value-type="float" table:style-name="ce12" office:value="625" office:value-type="float">
            <text:p>625</text:p>
          </table:table-cell>
          <table:table-cell ns41:value-type="float" table:style-name="ce80" office:value="10017" office:value-type="float">
            <text:p>10017</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41" office:value-type="string">
            <text:p>Voorschoten</text:p>
          </table:table-cell>
          <table:table-cell/>
          <table:table-cell ns41:value-type="float" table:style-name="ce12" office:value="626" office:value-type="float">
            <text:p>626</text:p>
          </table:table-cell>
          <table:table-cell ns41:value-type="float" table:style-name="ce80" office:value="10537" office:value-type="float">
            <text:p>10537</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41" office:value-type="string">
            <text:p>Waarder</text:p>
          </table:table-cell>
          <table:table-cell/>
          <table:table-cell ns41:value-type="float" table:style-name="ce12" office:value="1217" office:value-type="float">
            <text:p>1217</text:p>
          </table:table-cell>
          <table:table-cell ns41:value-type="float" table:style-name="ce80" office:value="10830" office:value-type="float">
            <text:p>10830</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41" office:value-type="string">
            <text:p>Warmond</text:p>
          </table:table-cell>
          <table:table-cell/>
          <table:table-cell ns41:value-type="float" table:style-name="ce12" office:value="628" office:value-type="float">
            <text:p>628</text:p>
          </table:table-cell>
          <table:table-cell ns41:value-type="float" table:style-name="ce80" office:value="10204" office:value-type="float">
            <text:p>10204</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41" office:value-type="string">
            <text:p>Wassenaar</text:p>
          </table:table-cell>
          <table:table-cell/>
          <table:table-cell ns41:value-type="float" table:style-name="ce12" office:value="629" office:value-type="float">
            <text:p>629</text:p>
          </table:table-cell>
          <table:table-cell ns41:value-type="float" table:style-name="ce80" office:value="10164" office:value-type="float">
            <text:p>10164</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41" office:value-type="string">
            <text:p>Westmaas</text:p>
          </table:table-cell>
          <table:table-cell/>
          <table:table-cell ns41:value-type="float" table:style-name="ce12" office:value="631" office:value-type="float">
            <text:p>631</text:p>
          </table:table-cell>
          <table:table-cell ns41:value-type="float" table:style-name="ce80" office:value="10695" office:value-type="float">
            <text:p>10695</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41" office:value-type="string">
            <text:p>Woubrugge</text:p>
          </table:table-cell>
          <table:table-cell/>
          <table:table-cell ns41:value-type="float" table:style-name="ce12" office:value="633" office:value-type="float">
            <text:p>633</text:p>
          </table:table-cell>
          <table:table-cell ns41:value-type="float" table:style-name="ce80" office:value="10461" office:value-type="float">
            <text:p>10461</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41" office:value-type="string">
            <text:p>Wijngaarden</text:p>
          </table:table-cell>
          <table:table-cell/>
          <table:table-cell ns41:value-type="float" table:style-name="ce12" office:value="634" office:value-type="float">
            <text:p>634</text:p>
          </table:table-cell>
          <table:table-cell ns41:value-type="float" table:style-name="ce80" office:value="10263" office:value-type="float">
            <text:p>10263</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41" office:value-type="string">
            <text:p>IJsselmonde</text:p>
          </table:table-cell>
          <table:table-cell/>
          <table:table-cell ns41:value-type="float" table:style-name="ce12" office:value="1230" office:value-type="float">
            <text:p>1230</text:p>
          </table:table-cell>
          <table:table-cell ns41:value-type="float" table:style-name="ce80" office:value="11357" office:value-type="float">
            <text:p>11357</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41" office:value-type="string">
            <text:p>Zevenhuizen</text:p>
          </table:table-cell>
          <table:table-cell/>
          <table:table-cell ns41:value-type="float" table:style-name="ce12" office:value="636" office:value-type="float">
            <text:p>636</text:p>
          </table:table-cell>
          <table:table-cell ns41:value-type="float" table:style-name="ce80" office:value="11377" office:value-type="float">
            <text:p>11377</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41" office:value-type="string">
            <text:p>Zoetermeer</text:p>
          </table:table-cell>
          <table:table-cell/>
          <table:table-cell ns41:value-type="float" table:style-name="ce12" office:value="637" office:value-type="float">
            <text:p>637</text:p>
          </table:table-cell>
          <table:table-cell ns41:value-type="float" table:style-name="ce80" office:value="10766" office:value-type="float">
            <text:p>10766</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41" office:value-type="string">
            <text:p>Zuidland</text:p>
          </table:table-cell>
          <table:table-cell/>
          <table:table-cell ns41:value-type="float" table:style-name="ce12" office:value="640" office:value-type="float">
            <text:p>640</text:p>
          </table:table-cell>
          <table:table-cell ns41:value-type="float" table:style-name="ce80" office:value="10316" office:value-type="float">
            <text:p>10316</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6">
          <table:table-cell ns41:value-type="string" table:style-name="ce142" office:value-type="string">
            <text:p>Zwammerdam</text:p>
          </table:table-cell>
          <table:table-cell/>
          <table:table-cell ns41:value-type="float" table:style-name="ce13" office:value="1244" office:value-type="float">
            <text:p>1244</text:p>
          </table:table-cell>
          <table:table-cell ns41:value-type="float" table:style-name="ce126" office:value="10675" office:value-type="float">
            <text:p>10675</text:p>
          </table:table-cell>
          <table:table-cell ns41:value-type="float" table:style-name="ce126" office:value="4" office:value-type="float">
            <text:p>4</text:p>
          </table:table-cell>
          <table:table-cell ns41:value-type="string" table:style-name="ce28" office:value-type="string">
            <text:p>ZH</text:p>
          </table:table-cell>
          <table:table-cell ns41:value-type="string" table:style-name="ce13" office:value-type="string">
            <text:p>VT_1889</text:p>
          </table:table-cell>
          <table:table-cell ns41:value-type="string" table:style-name="ce126" office:value-type="string">
            <text:p>09_H7</text:p>
          </table:table-cell>
          <table:table-cell ns41:value-type="float" table:style-name="ce126" office:value="712" office:value-type="float">
            <text:p>712</text:p>
          </table:table-cell>
          <table:table-cell ns41:value-type="float" table:style-name="ce28" office:value="270452" office:value-type="float">
            <text:p>270452</text:p>
          </table:table-cell>
          <table:table-cell table:number-columns-repeated="1014"/>
        </table:table-row>
        <table:table-row table:style-name="ro5" table:number-rows-repeated="104844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line-through-type="none" fo:font-style="normal" fo:color="#0000ff" style:text-underline-style="solid" fo:font-weight="normal" fo:text-shadow="none" style:font-size-complex="10pt" style:font-style-complex="normal" style:text-underline-width="auto" style:font-pitch="variable" style:text-outline="false" style:text-underline-color="font-color" fo:font-size="10pt" style:font-family-complex="Arial" style:font-name="Arial1" style:font-family-generic-complex="swiss" style:font-family-generic="swiss" style:font-style-asian="normal" style:text-line-through-style="none" style:font-weight-complex="normal" style:font-pitch-complex="variable" style:font-size-asian="10pt" style:font-name-complex="Arial1" style:font-weight-asian="normal" fo:font-family="Arial"/>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page-layout-name="Mpm3" style:display-name="PageStyle_Zevende gedeelte">
      <style:header style:display="false"/>
      <style:header-left style:display="false"/>
      <style:footer style:display="false"/>
      <style:footer-left style:display="false"/>
    </style:master-page>
    <style:master-page style:name="PageStyle_5f_Zevende_20_gedeelte_5f_a" style:page-layout-name="Mpm3" style:display-name="PageStyle_Zeven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4:55</dc:date>
    <meta:document-statistic meta:object-count="0" meta:cell-count="3114" meta:table-count="2"/>
    <meta:generator>ODFPY/1.3.0dev</meta:generator>
  </office:meta>
</office:document-meta>
</file>